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Book Antiqua" svg:font-family="'Book Antiqua'"/>
    <style:font-face style:name="Microsoft Sans Serif" svg:font-family="'Microsoft Sans Serif'"/>
    <style:font-face style:name="Times New Roman" svg:font-family="'Times New Roman'"/>
    <style:font-face style:name="Akzidenz-Grotesk Pro" svg:font-family="'Akzidenz-Grotesk Pro'"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Franklin Gothic Heavy" svg:font-family="'Franklin Gothic Heavy'" style:font-adornments="Norm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2" style:family="table">
      <style:table-properties style:width="6.6931in" table:align="left"/>
    </style:style>
    <style:style style:name="Table2.A" style:family="table-column">
      <style:table-column-properties style:column-width="1.891in"/>
    </style:style>
    <style:style style:name="Table2.B" style:family="table-column">
      <style:table-column-properties style:column-width="4.8021in"/>
    </style:style>
    <style:style style:name="Table2.1" style:family="table-row">
      <style:table-row-properties style:min-row-height="0.4347in"/>
    </style:style>
    <style:style style:name="Table2.A1" style:family="table-cell">
      <style:table-cell-properties style:vertical-align="middle" fo:background-color="#ffffff" fo:padding="0.0194in" fo:border="none">
        <style:background-image/>
      </style:table-cell-properties>
    </style:style>
    <style:style style:name="Table2.2" style:family="table-row">
      <style:table-row-properties style:min-row-height="0.2472in"/>
    </style:style>
    <style:style style:name="Table2.6" style:family="table-row">
      <style:table-row-properties style:min-row-height="0.6222in"/>
    </style:style>
    <style:style style:name="Table3" style:family="table">
      <style:table-properties style:width="1.6403in" table:align="left" fo:background-color="transparent">
        <style:background-image/>
      </style:table-properties>
    </style:style>
    <style:style style:name="Table3.A" style:family="table-column">
      <style:table-column-properties style:column-width="1.334in"/>
    </style:style>
    <style:style style:name="Table3.B" style:family="table-column">
      <style:table-column-properties style:column-width="0.3063in"/>
    </style:style>
    <style:style style:name="Table3.1" style:family="table-row">
      <style:table-row-properties fo:background-color="transparent">
        <style:background-image/>
      </style:table-row-properties>
    </style:style>
    <style:style style:name="Table3.A1" style:family="table-cell">
      <style:table-cell-properties fo:background-color="transparent" fo:padding="0in" fo:border="none">
        <style:background-image/>
      </style:table-cell-properties>
    </style:style>
    <style:style style:name="Table1" style:family="table">
      <style:table-properties style:width="6.6931in" table:align="margins"/>
    </style:style>
    <style:style style:name="Table1.A" style:family="table-column">
      <style:table-column-properties style:column-width="2.1326in" style:rel-column-width="3071*"/>
    </style:style>
    <style:style style:name="Table1.B" style:family="table-column">
      <style:table-column-properties style:column-width="4.1153in" style:rel-column-width="5926*"/>
    </style:style>
    <style:style style:name="Table5" style:family="table">
      <style:table-properties style:width="3.8174in" table:align="left"/>
    </style:style>
    <style:style style:name="Table5.A" style:family="table-column">
      <style:table-column-properties style:column-width="0.3035in"/>
    </style:style>
    <style:style style:name="Table5.B" style:family="table-column">
      <style:table-column-properties style:column-width="3.1271in"/>
    </style:style>
    <style:style style:name="Table5.C" style:family="table-column">
      <style:table-column-properties style:column-width="0.3868in"/>
    </style:style>
    <style:style style:name="Table5.1" style:family="table-row">
      <style:table-row-properties style:min-row-height="0.2472in"/>
    </style:style>
    <style:style style:name="Table5.A1" style:family="table-cell">
      <style:table-cell-properties style:vertical-align="middle" fo:padding="0.0194in" fo:border="none"/>
    </style:style>
    <style:style style:name="Table5.2" style:family="table-row">
      <style:table-row-properties style:min-row-height="0.2194in"/>
    </style:style>
    <style:style style:name="Table5.A2" style:family="table-cell" style:data-style-name="N0">
      <style:table-cell-properties style:vertical-align="middle" fo:padding="0.0194in" fo:border="none"/>
    </style:style>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Footnote" style:master-page-name="">
      <style:paragraph-properties fo:margin-left="0in" fo:margin-right="0in" style:line-height-at-least="0.1126in" fo:text-align="start" style:justify-single-word="false" fo:text-indent="0in" style:auto-text-indent="false" style:page-number="auto"/>
    </style:style>
    <style:style style:name="P4" style:family="paragraph" style:parent-style-name="Footnote" style:master-page-name="">
      <style:paragraph-properties fo:margin-left="0in" fo:margin-right="0in" style:line-height-at-least="0.1193in" fo:text-align="start" style:justify-single-word="false" fo:text-indent="0in" style:auto-text-indent="false" style:page-number="auto"/>
    </style:style>
    <style:style style:name="P5" style:family="paragraph" style:parent-style-name="Footnote" style:master-page-name="">
      <style:paragraph-properties fo:margin-left="0in" fo:margin-right="0in" style:line-height-at-least="0.1016in" fo:text-align="start" style:justify-single-word="false" fo:text-indent="0in" style:auto-text-indent="false" style:page-number="auto"/>
    </style:style>
    <style:style style:name="P6" style:family="paragraph" style:parent-style-name="Standard">
      <style:text-properties officeooo:paragraph-rsid="003166fb"/>
    </style:style>
    <style:style style:name="P7" style:family="paragraph" style:parent-style-name="Text_20_body" style:list-style-name="L331">
      <style:text-properties officeooo:paragraph-rsid="00333605"/>
    </style:style>
    <style:style style:name="P8" style:family="paragraph" style:parent-style-name="Text_20_body" style:list-style-name="L332">
      <style:text-properties officeooo:paragraph-rsid="00333605"/>
    </style:style>
    <style:style style:name="P9" style:family="paragraph" style:parent-style-name="Text_20_body" style:list-style-name="L333"/>
    <style:style style:name="P10" style:family="paragraph" style:parent-style-name="Text_20_body" style:list-style-name="L333">
      <style:text-properties officeooo:paragraph-rsid="00333605"/>
    </style:style>
    <style:style style:name="P11" style:family="paragraph" style:parent-style-name="Text_20_body" style:list-style-name="L334"/>
    <style:style style:name="P12" style:family="paragraph" style:parent-style-name="Text_20_body" style:list-style-name="L334">
      <style:text-properties officeooo:paragraph-rsid="00333605"/>
    </style:style>
    <style:style style:name="P13" style:family="paragraph" style:parent-style-name="Text_20_body" style:list-style-name="L335"/>
    <style:style style:name="P14" style:family="paragraph" style:parent-style-name="Text_20_body" style:list-style-name="L335">
      <style:text-properties officeooo:paragraph-rsid="00333605"/>
    </style:style>
    <style:style style:name="P15" style:family="paragraph" style:parent-style-name="Text_20_body" style:list-style-name="L335">
      <style:text-properties officeooo:paragraph-rsid="0034029a"/>
    </style:style>
    <style:style style:name="P16" style:family="paragraph" style:parent-style-name="Text_20_body" style:list-style-name="L335">
      <style:text-properties officeooo:paragraph-rsid="003588e0"/>
    </style:style>
    <style:style style:name="P17" style:family="paragraph" style:parent-style-name="Text_20_body">
      <style:text-properties officeooo:paragraph-rsid="003166fb"/>
    </style:style>
    <style:style style:name="P18" style:family="paragraph" style:parent-style-name="Text_20_body">
      <style:paragraph-properties fo:text-align="center" style:justify-single-word="false"/>
    </style:style>
    <style:style style:name="P19" style:family="paragraph" style:parent-style-name="Text_20_body">
      <style:text-properties officeooo:paragraph-rsid="0031a9b6"/>
    </style:style>
    <style:style style:name="P20" style:family="paragraph" style:parent-style-name="Text_20_body">
      <style:text-properties officeooo:rsid="00333605" officeooo:paragraph-rsid="00333605"/>
    </style:style>
    <style:style style:name="P21" style:family="paragraph" style:parent-style-name="Text_20_body">
      <style:text-properties officeooo:paragraph-rsid="00333605"/>
    </style:style>
    <style:style style:name="P22" style:family="paragraph" style:parent-style-name="Text_20_body">
      <style:text-properties officeooo:paragraph-rsid="0034029a"/>
    </style:style>
    <style:style style:name="P23" style:family="paragraph" style:parent-style-name="Text_20_body">
      <style:text-properties officeooo:paragraph-rsid="003588e0"/>
    </style:style>
    <style:style style:name="P24" style:family="paragraph" style:parent-style-name="Text_20_body">
      <style:text-properties officeooo:paragraph-rsid="00370fb3"/>
    </style:style>
    <style:style style:name="P25" style:family="paragraph" style:parent-style-name="Text_20_body">
      <style:text-properties officeooo:paragraph-rsid="00384c4c"/>
    </style:style>
    <style:style style:name="P26" style:family="paragraph" style:list-style-name="L1"/>
    <style:style style:name="P27" style:family="paragraph" style:list-style-name="L331"/>
    <style:style style:name="P28" style:family="paragraph" style:list-style-name="L332"/>
    <style:style style:name="P29" style:family="paragraph" style:list-style-name="L333"/>
    <style:style style:name="P30" style:family="paragraph" style:list-style-name="L334"/>
    <style:style style:name="P31" style:family="paragraph" style:list-style-name="L334">
      <style:text-properties officeooo:paragraph-rsid="00333605"/>
    </style:style>
    <style:style style:name="P32" style:family="paragraph" style:list-style-name="L335"/>
    <style:style style:name="P33" style:family="paragraph" style:list-style-name="L335">
      <style:text-properties officeooo:paragraph-rsid="00333605"/>
    </style:style>
    <style:style style:name="P34" style:family="paragraph" style:list-style-name="L335">
      <style:text-properties officeooo:paragraph-rsid="0034029a"/>
    </style:style>
    <style:style style:name="P35" style:family="paragraph" style:list-style-name="L335">
      <style:text-properties officeooo:paragraph-rsid="003588e0"/>
    </style:style>
    <style:style style:name="P36" style:family="paragraph" style:list-style-name="L335">
      <style:text-properties officeooo:paragraph-rsid="00370fb3"/>
    </style:style>
    <style:style style:name="P37" style:family="paragraph" style:parent-style-name="Text_20_body">
      <style:paragraph-properties style:writing-mode="lr-tb"/>
    </style:style>
    <style:style style:name="P38" style:family="paragraph" style:parent-style-name="Text_20_body">
      <style:paragraph-properties style:writing-mode="lr-tb"/>
      <style:text-properties officeooo:paragraph-rsid="00370fb3"/>
    </style:style>
    <style:style style:name="P39" style:family="paragraph" style:list-style-name="L335"/>
    <style:style style:name="P40" style:family="paragraph" style:parent-style-name="Heading_20_2">
      <style:text-properties officeooo:paragraph-rsid="003166fb"/>
    </style:style>
    <style:style style:name="T1" style:family="text">
      <style:text-properties fo:font-weight="normal" style:font-weight-asian="normal" style:font-weight-complex="normal"/>
    </style:style>
    <style:style style:name="T2" style:family="text">
      <style:text-properties fo:font-weight="normal" fo:background-color="#ffff00" loext:char-shading-value="0" style:font-weight-asian="normal" style:font-weight-complex="normal"/>
    </style:style>
    <style:style style:name="T3" style:family="text">
      <style:text-properties officeooo:rsid="002dd4e8"/>
    </style:style>
    <style:style style:name="T4" style:family="text">
      <style:text-properties fo:font-size="9pt" fo:font-weight="normal" style:font-size-asian="9pt" style:font-weight-asian="normal" style:font-size-complex="9pt" style:font-weight-complex="normal"/>
    </style:style>
    <style:style style:name="T5" style:family="text">
      <style:text-properties officeooo:rsid="0031a9b6"/>
    </style:style>
    <style:style style:name="T6" style:family="text">
      <style:text-properties officeooo:rsid="00333605"/>
    </style:style>
    <style:style style:name="T7" style:family="text">
      <style:text-properties officeooo:rsid="0034029a"/>
    </style:style>
    <style:style style:name="T8" style:family="text">
      <style:text-properties officeooo:rsid="003588e0"/>
    </style:style>
    <style:style style:name="T9" style:family="text">
      <style:text-properties officeooo:rsid="00384c4c"/>
    </style:style>
    <style:style style:name="Sect1" style:family="section">
      <style:section-properties style:editable="false">
        <style:columns fo:column-count="3" fo:column-gap="0.2in">
          <style:column style:rel-width="3164*" fo:start-indent="0in" fo:end-indent="0.1in"/>
          <style:column style:rel-width="3308*" fo:start-indent="0.1in" fo:end-indent="0.1in"/>
          <style:column style:rel-width="3166*" fo:start-indent="0.1in" fo:end-indent="0in"/>
        </style:columns>
      </style:section-properties>
    </style:style>
    <text:list-style style:name="L1">
      <text:list-level-style-number text:level="1" text:style-name="Character_20_style" style:num-suffix=")"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acter_20_style" style:num-suffix="." style:num-format="1" text:start-value="15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acter_20_style" style:num-suffix="." style:num-format="1" text:start-value="2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acter_20_style" style:num-suffix="." style:num-format="1" text:start-value="23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acter_20_style" style:num-suffix="." style:num-format="1" text:start-value="24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acter_20_style" style:num-suffix="." style:num-format="1" text:start-value="24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acter_20_style" style:num-suffix="." style:num-format="1" text:start-value="25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acter_20_style" style:num-suffix="." style:num-format="1" text:start-value="27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acter_20_style" style:num-suffix="." style:num-format="1" text:start-value="5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acter_20_style" style:num-suffix="." style:num-format="1" text:start-value="9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acter_20_style" style:num-suffix="." style:num-format="1" text:start-value="10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acter_20_style" style:num-suffix="." style:num-format="1" text:start-value="10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acter_20_style" style:num-suffix="." style:num-format="1" text:start-value="1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acter_20_style" style:num-suffix="." style:num-format="1" text:start-value="1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acter_20_style" style:num-suffix="." style:num-format="1" text:start-value="1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acter_20_style" style:num-suffix="." style:num-format="1" text:start-value="15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acter_20_style" style:num-suffix="." style:num-format="1" text:start-value="15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acter_20_style" style:num-suffix="." style:num-format="1" text:start-value="16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acter_20_style" style:num-suffix="." style:num-format="1" text:start-value="17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acter_20_style" style:num-suffix="." style:num-format="1" text:start-value="18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Character_20_style" style:num-suffix="."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Character_20_style" style:num-suffix="."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Character_20_style" style:num-suffix="." style:num-format="1" text:start-value="3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Character_20_style" style:num-suffix="." style:num-format="1" text:start-value="3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Character_20_style" style:num-suffix="." style:num-format="1" text:start-value="6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Character_20_style" style:num-suffix="." style:num-format="1" text:start-value="9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Character_20_style" style:num-suffix="." style:num-format="1" text:start-value="15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Character_20_style" style:num-suffix="." style:num-format="1" text:start-value="16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Character_20_style" style:num-suffix="." style:num-format="1" text:start-value="16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Character_20_style" style:num-suffix="."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Character_20_style" style:num-suffix="."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Character_20_style" style:num-suffix="." style:num-format="1" text:start-value="3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Character_20_style" style:num-suffix="." style:num-format="1" text:start-value="9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Character_20_style" style:num-suffix="." style:num-format="1" text:start-value="10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Character_20_style" style:num-suffix="." style:num-format="1" text:start-value="4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Character_20_style" style:num-suffix="." style:num-format="1" text:start-value="5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Character_20_style" style:num-suffix="." style:num-format="1" text:start-value="5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Character_20_style" style:num-suffix="." style:num-format="1" text:start-value="6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Character_20_style" style:num-suffix="." style:num-format="1" text:start-value="7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Character_20_style" style:num-suffix="." style:num-format="1" text:start-value="1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Character_20_style" style:num-suffix="." style:num-format="1" text:start-value="16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Character_20_style" style:num-suffix="."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Character_20_style" style:num-suffix="."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Character_20_style" style:num-suffix="." style:num-format="1" text:start-value="3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Character_20_style" style:num-suffix="." style:num-format="1" text:start-value="4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Character_20_style" style:num-suffix="." style:num-format="1" text:start-value="5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Character_20_style" style:num-suffix="." style:num-format="1" text:start-value="8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Character_20_style" style:num-suffix="." style:num-format="1" text:start-value="12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Character_20_style" style:num-suffix="." style:num-format="1" text:start-value="13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Character_20_style" style:num-suffix="." style:num-format="1" text:start-value="15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Character_20_style" style:num-suffix="." style:num-format="1" text:start-value="15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Character_20_style" style:num-suffix="." style:num-format="1" text:start-value="15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Character_20_style" style:num-suffix="." style:num-format="1" text:start-value="16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Character_20_style" style:num-suffix="." style:num-format="1" text:start-value="20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Character_20_style" style:num-suffix="." style:num-format="1" text:start-value="4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Character_20_style" style:num-suffix="." style:num-format="1" text:start-value="6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Character_20_style"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Character_20_style" style:num-suffix="."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Character_20_style" style:num-suffix="."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Character_20_style" style:num-suffix="." style:num-format="1" text:start-value="3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Character_20_style" style:num-suffix="." style:num-format="1" text:start-value="3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Character_20_style" style:num-suffix="." style:num-format="1" text:start-value="4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Character_20_style" style:num-suffix="." style:num-format="1" text:start-value="5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Character_20_style" style:num-suffix="." style:num-format="1" text:start-value="7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Character_20_style" style:num-suffix="."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Character_20_style" style:num-suffix="." style:num-format="1" text:start-value="1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Character_20_style" style:num-suffix="." style:num-format="1" text:start-value="6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Character_20_style" style:num-suffix="."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Character_20_style" style:num-suffix="."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Character_20_style" style:num-suffix="." style:num-format="1" text:start-value="3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Character_20_style" style:num-suffix="." style:num-format="1" text:start-value="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Character_20_style" style:num-suffix="."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Character_20_style" style:num-suffix="." style:num-format="1" text:start-value="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Character_20_style" style:num-suffix="." style:num-format="1" text:start-value="2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Character_20_style" style:num-suffix="."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Character_20_style" style:num-suffix="." style:num-format="1" text:start-value="5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Character_20_style" style:num-suffix="." style:num-format="1" text:start-value="6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Character_20_style" style:num-suffix="." style:num-format="1" text:start-value="9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Character_20_style"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Character_20_style" style:num-suffix="." style:num-format="1" text:start-value="1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Character_20_style" style:num-suffix="." style:num-format="1" text:start-value="1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Character_20_style" style:num-suffix="." style:num-format="1" text:start-value="3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Character_20_style" style:num-suffix="." style:num-format="1" text:start-value="4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Character_20_style" style:num-suffix="." style:num-format="1" text:start-value="4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Character_20_style" style:num-suffix="." style:num-format="1" text:start-value="9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text:style-name="Character_20_style" style:num-suffix="."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Character_20_style" style:num-suffix="." style:num-format="1" text:start-value="1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Character_20_style" style:num-suffix="."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Character_20_style" style:num-suffix="."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Character_20_style" style:num-suffix="."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Character_20_style" style:num-suffix="."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Character_20_style" style:num-suffix="." style:num-format="1" text:start-value="6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Character_20_style" style:num-suffix="." style:num-format="1" text:start-value="9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Character_20_style" style:num-suffix="." style:num-format="1" text:start-value="9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Character_20_style" style:num-suffix="."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Character_20_style" style:num-suffix="." style:num-format="1" text:start-value="6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Character_20_style" style:num-suffix="." style:num-format="1" text:start-value="7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Character_20_style" style:num-suffix="." style:num-format="1" text:start-value="1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Character_20_style" style:num-suffix="." style:num-format="1" text:start-value="9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Character_20_style" style:num-suffix="." style:num-format="1" text:start-value="10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Character_20_style" style:num-suffix="."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Character_20_style" style:num-suffix="." style:num-format="1" text:start-value="4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Character_20_style" style:num-suffix="." style:num-format="1" text:start-value="5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Character_20_style" style:num-suffix="." style:num-format="1" text:start-value="6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Character_20_style" style:num-suffix="." style:num-format="1" text:start-value="6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Character_20_style" style:num-suffix="." style:num-format="1" text:start-value="7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Character_20_style" style:num-suffix="." style:num-format="1" text:start-value="2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text:style-name="Character_20_style" style:num-suffix="." style:num-format="1" text:start-value="3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number text:level="1" text:style-name="Character_20_style" style:num-suffix="." style:num-format="1" text:start-value="10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Character_20_style" style:num-suffix="." style:num-format="1" text:start-value="1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Character_20_style" style:num-suffix="." style:num-format="1" text:start-value="1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number text:level="1" text:style-name="Character_20_style" style:num-suffix="."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Character_20_style" style:num-suffix="."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Character_20_style" style:num-suffix="." style:num-format="1" text:start-value="2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text:style-name="Character_20_style" style:num-suffix="." style:num-format="1" text:start-value="2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number text:level="1" text:style-name="Character_20_style" style:num-suffix="." style:num-format="1" text:start-value="4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Character_20_style" style:num-suffix="." style:num-format="1" text:start-value="4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Character_20_style" style:num-suffix="." style:num-format="1" text:start-value="6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number text:level="1" text:style-name="Character_20_style" style:num-suffix="." style:num-format="1" text:start-value="6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Character_20_style" style:num-suffix="." style:num-format="1" text:start-value="12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text:style-name="Character_20_style" style:num-suffix="."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text:style-name="Character_20_style" style:num-suffix="."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text:style-name="Character_20_style" style:num-suffix="." style:num-format="1" text:start-value="2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number text:level="1" text:style-name="Character_20_style" style:num-suffix="." style:num-format="1" text:start-value="4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number text:level="1" text:style-name="Character_20_style" style:num-suffix="." style:num-format="1" text:start-value="5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Character_20_style" style:num-suffix="." style:num-format="1" text:start-value="6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number text:level="1" text:style-name="Character_20_style" style:num-suffix="."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text:style-name="Character_20_style" style:num-suffix="."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text:style-name="Character_20_style" style:num-suffix="." style:num-format="1" text:start-value="4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Character_20_style"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Character_20_style" style:num-suffix="." style:num-format="1" text:start-value="3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number text:level="1" text:style-name="Character_20_style" style:num-suffix="." style:num-format="1" text:start-value="3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number text:level="1" text:style-name="Character_20_style" style:num-suffix="." style:num-format="1" text:start-value="4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number text:level="1" text:style-name="Character_20_style" style:num-suffix="." style:num-format="1" text:start-value="6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number text:level="1" text:style-name="Character_20_style" style:num-suffix="."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number text:level="1" text:style-name="Character_20_style" style:num-suffix="."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Character_20_style"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number text:level="1" text:style-name="Character_20_style" style:num-suffix="." style:num-format="1" text:start-value="4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number text:level="1" text:style-name="Character_20_style" style:num-suffix="." style:num-format="1" text:start-value="1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number text:level="1" text:style-name="Character_20_style" style:num-suffix="."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number text:level="1" text:style-name="Character_20_style" style:num-suffix="." style:num-format="1" text:start-value="2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number text:level="1" text:style-name="Character_20_style" style:num-suffix="." style:num-format="1" text:start-value="8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number text:level="1" text:style-name="Character_20_style" style:num-suffix="." style:num-format="1" text:start-value="10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number text:level="1" text:style-name="Character_20_style" style:num-suffix="." style:num-format="1" text:start-value="1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number text:level="1" text:style-name="Character_20_style" style:num-suffix="." style:num-format="1" text:start-value="14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number text:level="1" text:style-name="Character_20_style" style:num-suffix="." style:num-format="1" text:start-value="15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number text:level="1" text:style-name="Character_20_style" style:num-suffix="." style:num-format="1" text:start-value="18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number text:level="1" text:style-name="Character_20_style" style:num-suffix="." style:num-format="1" text:start-value="4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number text:level="1" text:style-name="Character_20_style" style:num-suffix="." style:num-format="1" text:start-value="4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number text:level="1" text:style-name="Character_20_style" style:num-suffix="." style:num-format="1" text:start-value="6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number text:level="1" text:style-name="Character_20_style" style:num-suffix="." style:num-format="1" text:start-value="7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number text:level="1" text:style-name="Character_20_style" style:num-suffix="." style:num-format="1" text:start-value="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number text:level="1" text:style-name="Character_20_style" style:num-suffix="." style:num-format="1" text:start-value="2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number text:level="1" text:style-name="Character_20_style" style:num-suffix="." style:num-format="1" text:start-value="2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number text:level="1" text:style-name="Character_20_style" style:num-suffix="." style:num-format="1" text:start-value="3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number text:level="1" text:style-name="Character_20_style" style:num-suffix="." style:num-format="1" text:start-value="5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number text:level="1" text:style-name="Character_20_style" style:num-suffix="." style:num-format="1" text:start-value="6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number text:level="1" text:style-name="Character_20_style" style:num-suffix="." style:num-format="1" text:start-value="7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number text:level="1" text:style-name="Character_20_style" style:num-suffix="." style:num-format="1" text:start-value="8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number text:level="1" text:style-name="Character_20_style" style:num-suffix="." style:num-format="1" text:start-value="8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number text:level="1" text:style-name="CharStyle8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number text:level="1" text:style-name="Character_20_style" style:num-suffix="."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number text:level="1" text:style-name="Character_20_style" style:num-suffix="." style:num-format="1" text:start-value="1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number text:level="1" text:style-name="Character_20_style" style:num-suffix="."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number text:level="1" text:style-name="Character_20_style" style:num-suffix="." style:num-format="1" text:start-value="3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number text:level="1" text:style-name="Character_20_style" style:num-suffix="." style:num-format="1" text:start-value="3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number text:level="1" text:style-name="Character_20_style" style:num-suffix="." style:num-format="1" text:start-value="4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number text:level="1" text:style-name="Character_20_style" style:num-suffix="." style:num-format="1" text:start-value="7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number text:level="1" text:style-name="Character_20_style" style:num-suffix=".." style:num-format="1" text:start-value="5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number text:level="1" text:style-name="Character_20_style" style:num-suffix="." style:num-format="1" text:start-value="5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number text:level="1" text:style-name="Character_20_style" style:num-suffix="." style:num-format="1" text:start-value="2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number text:level="1" text:style-name="Character_20_style" style:num-suffix="."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number text:level="1" text:style-name="Character_20_style" style:num-suffix="," style:num-format="1" text:start-value="3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number text:level="1" text:style-name="Character_20_style" style:num-suffix="." style:num-format="1" text:start-value="1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number text:level="1" text:style-name="Character_20_style" style:num-suffix="."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number text:level="1" text:style-name="Character_20_style" style:num-suffix="."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number text:level="1" text:style-name="Character_20_style" style:num-suffix="." style:num-format="1" text:start-value="3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number text:level="1" text:style-name="Character_20_style" style:num-suffix="." style:num-format="1" text:start-value="4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number text:level="1" text:style-name="Character_20_style" style:num-suffix="." style:num-format="1" text:start-value="5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number text:level="1" text:style-name="Character_20_style" style:num-suffix="." style:num-format="1" text:start-value="1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number text:level="1" text:style-name="Character_20_style" style:num-suffix="."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number text:level="1" text:style-name="Character_20_style" style:num-suffix="." style:num-format="1" text:start-value="3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number text:level="1" text:style-name="Character_20_style" style:num-suffix="." style:num-format="1" text:start-value="4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number text:level="1" text:style-name="Character_20_style" style:num-suffix=","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number text:level="1" text:style-name="Character_20_style" style:num-suffix="." style:num-format="I"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number text:level="1" text:style-name="Character_20_style" style:num-suffix="."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number text:level="1" text:style-name="Character_20_style" style:num-suffix="." style:num-format="1" text:start-value="1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number text:level="1" text:style-name="Character_20_style" style:num-suffix="." style:num-format="1" text:start-value="4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number text:level="1" text:style-name="Character_20_style" style:num-suffix="." style:num-format="1" text:start-value="5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5">
      <text:list-level-style-number text:level="1" text:style-name="Character_20_style" style:num-suffix="." style:num-format="1" text:start-value="5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6">
      <text:list-level-style-number text:level="1" text:style-name="Character_20_style" style:num-suffix="." style:num-format="1" text:start-value="7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7">
      <text:list-level-style-number text:level="1" text:style-name="Character_20_style" style:num-suffix="." style:num-format="1" text:start-value="9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8">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9">
      <text:list-level-style-number text:level="1" text:style-name="Character_20_style" style:num-suffix="." style:num-format="1" text:start-value="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0">
      <text:list-level-style-number text:level="1" text:style-name="Character_20_style" style:num-suffix="."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1">
      <text:list-level-style-number text:level="1" text:style-name="Character_20_style" style:num-suffix="."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2">
      <text:list-level-style-number text:level="1" text:style-name="Character_20_style" style:num-suffix="." style:num-format="1" text:start-value="2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3">
      <text:list-level-style-number text:level="1" text:style-name="Character_20_style" style:num-suffix="." style:num-format="1" text:start-value="2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4">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5">
      <text:list-level-style-number text:level="1" text:style-name="Character_20_style" style:num-suffix="." style:num-format="1" text:start-value="1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6">
      <text:list-level-style-number text:level="1" text:style-name="Character_20_style" style:num-suffix="."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7">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8">
      <text:list-level-style-number text:level="1" text:style-name="Character_20_style" style:num-suffix="."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9">
      <text:list-level-style-number text:level="1" text:style-name="Character_20_style" style:num-suffix="."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0">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1">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2">
      <text:list-level-style-number text:level="1" text:style-name="Character_20_style" style:num-suffix="." style:num-format="1" text:start-value="1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3">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4">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5">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6">
      <text:list-level-style-number text:level="1" text:style-name="Character_20_style" style:num-suffix="." style:num-format="1" text:start-value="1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7">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8">
      <text:list-level-style-number text:level="1" text:style-name="Character_20_style" style:num-suffix="."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9">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0">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1">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2">
      <text:list-level-style-number text:level="1" text:style-name="Character_20_style" style:num-suffix="."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3">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4">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5">
      <text:list-level-style-number text:level="1" text:style-name="Character_20_style" style:num-suffix="." style:num-format="1" text:start-value="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6">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7">
      <text:list-level-style-number text:level="1" text:style-name="Character_20_style" style:num-suffix="."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8">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9">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0">
      <text:list-level-style-number text:level="1" text:style-name="Character_20_style" style:num-suffix="."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1">
      <text:list-level-style-number text:level="1" text:style-name="Character_20_style" style:num-suffix="."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2">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3">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4">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5">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6">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7">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8">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9">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0">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1">
      <text:list-level-style-number text:level="1" text:style-name="Character_20_style" style:num-suffix="."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2">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3">
      <text:list-level-style-number text:level="1" text:style-name="Character_20_style" style:num-suffix=".," style:num-format="1" text:start-value="2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4">
      <text:list-level-style-number text:level="1" text:style-name="Character_20_style" style:num-suffix="." style:num-format="1" text:start-value="2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5">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6">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7">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8">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9">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0">
      <text:list-level-style-number text:level="1" text:style-name="Character_20_style" style:num-suffix="."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1">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2">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3">
      <text:list-level-style-number text:level="1" text:style-name="Character_20_style" style:num-suffix="."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4">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5">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6">
      <text:list-level-style-number text:level="1" text:style-name="Character_20_style" style:num-suffix="."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7">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8">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9">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0">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1">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2">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3">
      <text:list-level-style-number text:level="1" text:style-name="Character_20_style" style:num-suffix="."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4">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5">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6">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7">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8">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9">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0">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1">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2">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3">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4">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5">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6">
      <text:list-level-style-number text:level="1" text:style-name="Character_20_style" style:num-suffix="."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7">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8">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9">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0">
      <text:list-level-style-number text:level="1" text:style-name="Character_20_style"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1">
      <text:list-level-style-number text:level="1" text:style-name="Character_20_style" style:num-format="1" text:start-value="6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2">
      <text:list-level-style-number text:level="1" text:style-name="Character_20_style" style:num-format="1" text:start-value="6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3">
      <text:list-level-style-number text:level="1" text:style-name="Character_20_style" style:num-format="1" text:start-value="6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4">
      <text:list-level-style-number text:level="1" text:style-name="Character_20_style" style:num-format="1" text:start-value="6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5">
      <text:list-level-style-number text:level="1" text:style-name="Character_20_style" style:num-format="1" text:start-value="6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6">
      <text:list-level-style-number text:level="1" text:style-name="Character_20_style"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7">
      <text:list-level-style-number text:level="1" text:style-name="Character_20_style" style:num-format="1" text:start-value="8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Character_20_style">LA NOBLA KORANO</text:span></text:p>
      <text:p text:style-name="Text_20_body"><text:span text:style-name="Character_20_style">E1 la araba originalo tradukis Prof. D-ro Italo Chiussi</text:span></text:p>
      <text:p text:style-name="Text_20_body"><text:bookmark-start text:name="bookmark2"/><text:bookmark-start text:name="bookmark1"/><text:bookmark-start text:name="bookmark0"/><text:span text:style-name="Character_20_style">©</text:span><text:bookmark-end text:name="bookmark2"/><text:bookmark-end text:name="bookmark1"/><text:bookmark-end text:name="bookmark0"/><text:span text:style-name="Character_20_style"> Copyright: Eldonisto kaj tradukinto</text:span></text:p>
      <text:p text:style-name="Text_20_body"><text:span text:style-name="Character_20_style">2-a eldono 1970</text:span></text:p>
      <text:p text:style-name="Text_20_body"><text:span text:style-name="Character_20_style">Presita de la eldonejo</text:span></text:p>
      <text:h text:style-name="Heading_20_1" text:outline-level="1"><text:bookmark-start text:name="bookmark5"/><text:bookmark-start text:name="bookmark4"/><text:bookmark-start text:name="bookmark3"/><text:span text:style-name="Character_20_style">La Nobla Korano</text:span><text:bookmark-end text:name="bookmark5"/><text:bookmark-end text:name="bookmark4"/><text:bookmark-end text:name="bookmark3"/></text:h>
      <text:p text:style-name="Text_20_body"><text:span text:style-name="Character_20_style">Serio „Oriento-Okcidento” n-ro 10 sub aŭspicioj de Universala Esperanto-Asocio en konsultaj rilatoj kun UNESCO</text:span></text:p>
      <text:p text:style-name="Text_20_body"><text:span text:style-name="Character_20_style">Kopenhago 1970</text:span></text:p>
      <text:h text:style-name="Heading_20_3" text:outline-level="3"><text:span text:style-name="Character_20_style">ENKONDUKO<text:line-break/>Pri la Serio Oriento-Okcidento</text:span></text:h>
      <text:p text:style-name="Text_20_body"><text:span text:style-name="Character_20_style">En la kadro de la konsultaj rilatoj kun U.N.E.S.C.O. establitaj en 1954, Uni- versala Esperanto-Asocio iniciatis ankaŭ la Serion Oriento-Okcidento. La celo es- tas duobla: unuflanke, kontribui al la t.n. Granda Projekto pri la Reciproka A- prezado de la Orientaj kaj Okcidentaj Kulturaj Valoroj; aliflanke riĉigi la litera- turon en la Internacia Lingvo per pliaj mondsignifaj verkoj.</text:span></text:p>
      <text:p text:style-name="Text_20_body"><text:span text:style-name="Character_20_style">La publikigo de La Nobla Korano en la araba originalo kun paralela Esperanta traduko, kiel la deka, jubilea, volumo de la Serio, estas per si mem unuaranga kultura evento. Krome, ĝi malfermas la pordon por grandskala penetrado de la Internacia Lingvo en la vastan mondon de la arabe parolantaj landoj. Koran gra- tulon al la brila tradukanto kaj sinceran dankon al la klarvida eldonisto.</text:span></text:p>
      <text:p text:style-name="Text_20_body"><text:span text:style-name="Character_20_style">Detaloj pri la Granda Projekto, ĝia ^voluo kaj la partopreno de U.E.A. aperis en la Enkondukoj al antaŭaj volumoj. Ci tie necesas nur aldoni, ke en la ĵus pub- likigita libro Pritakso de la Granda Projekto pri Reciproka Aprezado de la Orien- taj kaj Okcidentaj Kulturaj Valoroj (Appraisal of the Major Project on Mutual Appreciation of Eastern and Westem Cultural Values 1957-1966, Unesco, Paris, 1968) la laboro de U.E.A. estas objektive prezentita (ekzemple sur pp. 76,78) kun eksplicita rekono, ke ”majstroverkoj de Orientaj kaj Okcidentaj literaturoj” jam estas publikigitaj en Esperanto en la Serio Oriento-Okcidento. A1 ili aldoni- ĝas nun nova juvelo. Pluaj sekvos.</text:span></text:p>
      <text:p text:style-name="Text_20_body"><text:span text:style-name="Character_20_style">Prof. D-ro Ivo Lapenna prezidanto de U.E.A.</text:span></text:p>
      <text:h text:style-name="Heading_20_3" text:outline-level="3"><text:span text:style-name="Character_20_style">Noto de la Eldonejo</text:span></text:h>
      <text:p text:style-name="Text_20_body"><text:span text:style-name="Character_20_style">La ĉi suban antaŭparolon al la Esperanta traduko de la Nobla Kora- no, farita de d-ro Italo Chiussi, verkis Lia Moŝto Sir Muhammad Zafrul- la Khan, en la islama mondo vaste konata kaj aŭtoritata aŭtoro de mul- taj religiaj verkoj pri la Islamo kaj fama ekzegezisto. Sir Zafrulla Khan estas nuntempe juĝisto ĉe la Internacia Juĝejo en Hago, kies Vic-Prezi- danto li ankaŭ estis siatempe; antaŭ kelkaj jaroj li prezidis la kunsidon de la Unuiĝintaj Nacioj kiel gvidanto de la Pakistana Delegitaro kaj li ankaŭ estis longan tempon la Ministro por eksteraj aferoj de sia lando.</text:span></text:p>
      <text:h text:style-name="Heading_20_3" text:outline-level="3"><text:span text:style-name="Character_20_style">ANTAŬPAR</text:span><text:span text:style-name="Character_20_style"><text:span text:style-name="T3">OLO</text:span></text:span></text:h>
      <text:p text:style-name="Text_20_body"><text:span text:style-name="Character_20_style">Kara leganto</text:span></text:p>
      <text:p text:style-name="Text_20_body"><text:soft-page-break/><text:span text:style-name="Character_20_style">Assalamo alaikum va rahmatullahe (kun vi estu la paco kaj la graco de Allah)</text:span></text:p>
      <text:p text:style-name="Text_20_body"><text:span text:style-name="Character_20_style">Mi rigardas kiel grandan honoron, ke mi estis petita de d-ro Italo Chiussi ver- ki mallongan enkondukon por lia Esperanta traduko de la Nobla Korano.</text:span></text:p>
      <text:p text:style-name="Text_20_body"><text:span text:style-name="Character_20_style">Estas karakteriza aspekto de la Islamo, ke eĉ la nomo mem proklamas la e- sencon de tiu kredo: "Islamo” signifas "submetiĝo” kaj ”paco”. Tiel ĝi sub- strekas la submetiĝon al la volo de Dio, kiel ilon por atingi la pacon, en ĉi tiu kaj en la venonta vivo.</text:span></text:p>
      <text:p text:style-name="Text_20_body"><text:span text:style-name="Character_20_style">La nomo nu estis donita de Dio mem al tiu kredo, ĝi estas Lia elekto: ”Hodi- aŭ Mi perfektigis por vi vian religion, kaj Mi plenumis Mian gracon por vi, kaj Mi elektis por vi la Islamon kiel religion” (5:4)</text:span><text:span text:style-name="Character_20_style"><text:note text:id="ftn1" text:note-class="footnote"><text:note-citation>1</text:note-citation><text:note-body><text:p text:style-name="P3"><text:span text:style-name="Character_20_style"><text:s/>Unua numero: ĉapitro;dua: verso. La citaĵoj estas ĉiuj ei la ”Nobla Korano”.</text:span></text:p></text:note-body></text:note></text:span><text:span text:style-name="Character_20_style">. Religio, antaŭ Allah, signifas tutan submetiĝon al Li. Tiu, kiu serĉas alian kredon, ol la submetiĝon al Li, kiel religi- on, sciu, ke ĝi neniam estos akceptita de Allah (3:86). Tiusence ĉiuj, kiuj tute submetiĝas al Allah, estas islamanoj (2:113). Kiam la Sinjoro postulis de Abra- ham: "Submetiĝu al Mi”, Abraham respondis: ”Mi submetiĝis al ia Sinjoro de 1’ Universo”. Tial Abraham estis piega Islamano. Tiel estis ĉiuj Profetoj kaj tiuj. kiuj kredis al ili, kiel ekzemple la disĉiploj de Jesuo.</text:span></text:p>
      <text:p text:style-name="Text_20_body"><text:span text:style-name="Character_20_style">Simile la atesto de la Islamo: ”Ne ekzistas alia Dio ol Allah” (2:164; 59:23- 24) klarigas la sencon de ĉiu fido: strebi por plaĉi al Li, por plenumi Lian volon, por atingi la proksimecon al Li, por akiri Lian amon (13:23; 92:21-22; 56:12; 3:32), por esti en ĉiuj aferoj kaj en ĉiu senco manifestaĵo de Liaj atrjbutoj; tio devas esti la daŭra celo kaj objekto de tiu, kiu vere kredas, ke Allah estas la Unu- nura Adorinda. En ĉiuj aferoj, grandaj aŭ malgrandaj, tia homo havas nur unu deziron, lia plej profunda amo kaj sindono estas al Allah.</text:span></text:p>
      <text:p text:style-name="Text_20_body"><text:span text:style-name="Character_20_style">"Korano” signifas ”legata, recitata, proklamata”. Ankaŭ ĉi tiu nomo estas do- nita de Allah. Ekzemple: ”Vere Ni faris ĝin Skribo ofte legata, en lingvo araba, por ke vi komprenu” (43:4) aŭ aliloke: ”Vere Ni sendis ĝin - la Koranon arab- lingvan -- por ke vi komprenu” (12:3). La nomo mem ”Korano” estas tial gran- da profetaĵo kaj pruvo de la fakto, ke la aŭtoro de la Libro estas Dio. La nomo esprimas ke la Libro estos ĉiam pli vaste legata, recitata, proklamata, en ĉiuj tempoj kaj en ĉiam pli vastaj regionoj. Tio ne estus ebla pere de nura homa stre- bado, por tio oni bezonas Dian helpon.</text:span></text:p>
      <text:p text:style-name="Text_20_body"><text:span text:style-name="Character_20_style">La Korano estas registraĵo de la parola revelacio konsentita per la Dia graco al la Profeto de la Islamo (la paco estu super li), dum preskaŭ dudek du jaroj, en la komenco de la sepa jarcento de la Kristana erao (610-632). Gi estis legata, reci- tata, proklamata en la originalo, t.e. en la vortoj mem de la revelacio, fare de a- maso da homoj, kiuj estas multoblo de tiuj, kiuj iam kapablis atingi la originalon de ĉiu ajn alia Skribo en la lingvo, en kiu ĝi estis formulita.</text:span></text:p>
      <text:p text:style-name="Text_20_body"><text:span text:style-name="Character_20_style">La profetaĵo estis ne nur entenata en la Die elektita nomo de la Libro, ĝi an- kaŭ estis klaresprimita dum la unuaj jaroj de la misio de la Sankta Profeto (la paco cstu super li) en Mekko, kiam, laŭ la opinio de liaj malamikoj, ekzistis tre malgranda ŝanco, ke la Libro postvivu en Mekko, kaj tute certe ankoraŭ pli mal- granda, ke ĝi povu esti disvastigata ekster tiu urbo. La revelacio anoncis: ”Kaj Ni vere donis al vi la ofte redirotajn sep versojn - la ĉapitron unuan, Al-Fateha, la malfermantan — kaj la eminentan Koranon” (15:88). Ke la malfermanta ĉapitro estos ofte redirata, signifis la esencan kvaliton kaj karakteron de la Korano, kies Dia antaŭparolo kaj resumo ĝi estas. Kiam tiu revelacio estis farita al la Sankta Profeto (la paco estu super li), la Islamanoj estis malgranda koinunumo kaj al ili ne estis permesate de la Kurajŝ kunveni publike por la Dia kulto. Hodiaŭ la ĉapitro Al-Fateha estas recitata dum la ĉiutagaj kvin ritaj preĝoj fare de la kre- dantoj en la tuta mondo proksimume </text:span><text:soft-page-break/><text:span text:style-name="Character_20_style">miliardon da fojoj laŭ prudenta takso.</text:span></text:p>
      <text:p text:style-name="Text_20_body"><text:span text:style-name="Character_20_style">Ci tiu ne estas tamen la plej taŭga okazo por detale komentarii ĝian amplek- son kaj ĝiajn inspirigajn kvalitojn kaj karakterojn. Alia revelacio de la sama epo- ko anoncis: ”Vere, Ni sendis la Admonon kaj Ni certe estos gardanto superĝi” (15:10).</text:span></text:p>
      <text:p text:style-name="Text_20_body"><text:span text:style-name="Character_20_style">La konservado de la Admono enhavis plurajn aspektojn. Rigardante ilin tre rapide, ni devas memori, ke la Korano estis revelaciita, peco post peco, dum pli ol dudek du jaroj, dum kiuj plej ofte la Profeto (la paco estu super li) kaj la Is- lamanoj tre malofte ĝuis pacon kaj trankvilecon kaj tre maloftc estis sen iu ajn zorgo aŭ aflikto. En Mekko ne ekzistis instruiteco, kaj ĝi ankaŭ poste ne estis tre vasta, kvankam ĉiam kreskanta, en Medino. La Profeto mem kapablis nek legi nek skribi (29:49). Papero kaj aliaj iloj por konservi raporton, kiuj estas kutimaj nuntempe, kaj kiujn ni rigardas kiel memkompreneblajn, praktike ne ekzistis aŭ ne estis haveblaj en Centra Arabujo antaŭ dekkvar jarcentoj.</text:span></text:p>
      <text:p text:style-name="Text_20_body"><text:span text:style-name="Character_20_style">La plej grava kaj certe centra aspekto de la konservado de la Admono estis la konservado de la teksto mem de la revelacio, nedifektebla kaj kompleta. La me- todo estis, ke - kiam unu verso aŭ grupo da versoj estis revelaciitaj — la Profeto (la paco estu super li) venigis unu aŭ la alian, el inter malgranda grupo de kleraj Islamanoj, kiujn li elektis kiel skribistojn, kaj sciigis al li la tekston de la ricevita revelacio; ĉi tiu tiam klopodis trovi ilojn por skribi ĝin, kiel eble plej bone li ka- pablis. La Profeto ankaŭ sciigis tiam la lokon de la verso aŭ de la versoj rilate al la cetera teksto de la Korano. La revelacio tiam estis proklamita kaj ĉiam kres- kanta nombro da kredantoj lernis ĝin parkere. Poste ĝi estis intermetita en la recitadon de la Korano laŭ la sekvo asignita. Revelaciitaj partoj de la Korano tre ofte estis recitataj kaj deklamataj dum la ritaj preĝoj kaj en ĉiu alia taŭga okazo. La Profeto (la paco estu super li) mem tre ĝuis aŭskulti parkere recitatajn por- ciojn de la Korano.</text:span></text:p>
      <text:p text:style-name="Text_20_body"><text:span text:style-name="Character_20_style">Per la disvastigado de la Islamo, la nombro de tiuj, kiuj lernis parkere la tutan tekston de la Korano pligrandiĝis tre rapide kaj tiu praktiko decide firmiĝis.</text:span></text:p>
      <text:p text:style-name="Text_20_body"><text:span text:style-name="Character_20_style">Kiam la iloj por multobligi la skribitan tekston fariĝis haveblaj, oni fervore u- zis kaj utiligis ilin, sed la ebleco, ĉiam pli kutima, havigi al si la manuskripton kaj-pli malfrue-presitajn ekzemplerojn, ne forigis la neceson konservi la tekston en al homa memoro. Tute kontraŭe: ĝi plifaciligis lerni parkere la skribitan tek- ston. Lerni parkere estas esprimo de dankemo kaj respektego al la Sinjoro pro Lia abunda graco kaj kompato, ĉar Li havigis al la homaro la grandegajn trezo- rojn de lumo kaj gvidado, kiujn enhavas la Korano. Tiel preciza kaj sekve tiel a- kurata kaj senmanka estas la memorado, ke la korekteco de presita teksto devas esti certigata de du personoj, kiuj konservas la Koranon sekure en sia memoro, prefere ol inverse. Tiuj, kiuj plenumis la laboron necesan por lemi parkere la tu- tan tekston, estas ĉiam viglaj kaj atentaj por konservi ĝian memoriĝon kompleta kaj nedifektita. Ankoraŭ pli granda nombro da personoj posedas en sia memoro porciojn de la teksto.</text:span></text:p>
      <text:p text:style-name="Text_20_body"><text:span text:style-name="Character_20_style">Tiaj estis la iloj por konservi sendifekta la tekston de la Admono. La kaŭzo por la sukceso de tiu strebado, ordonita de Dio, malgraŭ la sennombraj okazajoj, kiuj instigis al aliaj rezultoj dum la jarcentoj, ne estis tamen iu speciala virto de la iloj adoptitaj, sed tute simple la graco kaj la kompato de Allah, kiu havigis al la homaro tiujn ilojn kaj faris ilin efikaj.</text:span></text:p>
      <text:p text:style-name="Text_20_body"><text:span text:style-name="Character_20_style">La rezulto estas, ke la plej kritikaj kaj akurataj esploradoj faritaj de la okci- dentaj orientalistoj certigis, ke la Korano estas, rilate al ĉiu vorto, kiun ĝi enha- vas, precize tiel, kiel Mahometo (la paco estu super li) transdonis ĝin al la mondo kiel revelacion donitan al li. Tio certe estas la plenumiĝo de unu el la aspektoj de la Dia promeso ke la Admono estos tute gardata. Alia, same fundamenta aspek- to estas, ke la lingvo, en kiu la Admono estis formulita, ĉiam devos plue esti vi- </text:span><text:soft-page-break/><text:span text:style-name="Character_20_style">vanta kaj neniam fariĝos estingita kaj forgesita esprimilo, ĉar aliokaze la signifo kaj la spirito de la Admono estus eri danĝero. La klasika Araba lingvo tute kon- tentigas tiun postulon: ĝi estas hodiaŭ parolata, skribata kaj komprenata en mul- te pli vastaj regionoj ol antaŭ dekkvar jarcentoj kaj ĝi amasigis riĉan kaj abundan kaj multaspektan kulturan heredaĵon. Ankaŭ tio ne povus rezulti nur el homa strebado, ĝi estas la plenumiĝo de la Dia promeso.</text:span></text:p>
      <text:p text:style-name="Text_20_body"><text:span text:style-name="Character_20_style">La homa vivo kaj la homa societo estas dinamikaj. Novaj problemoj kaj novaj metodoj, pli vastaj konceptoj kaj novaj filozofiaj ideoj daŭre estiĝas. La Korano asertas, ke la gvidado, kiun ĝi enhavas, estas adekvata por ĉiuj tempoj kaj por ĉiuj cirkonstancoj. Tiusence la unika karaktero de la Korano, ke ĝi estas en sia tuta teksto parola revelacio kaj tiel laŭlitere la vorto de Dio, prezentas subliman signifon kaj gravecon. Kiel la Universo estas la esprimo de la Dia atributo de kre- ado, tiel la Korano estas la esprimo — inter aliaj - de la Dia atributo de gvidado kaj estas, kiel la Universo, viva. Gi liveras gvidadon en ĉiuj tempoj kaj en ĉiuj cir- konstancoj. ”Gi estas kiel bona arbo, kies radiko estas fortikegakaj kies branĉoj atingas la ĉielon. Gi estigas siajn fruktojn ĉie pro la dekreto de sia Sinjoro” (14: 25-26). Se nova interpreto estus necesa pro iu ajn neatendita cirkonstanco, la Dia kompato inspirus kaj vigligus la spiriton de iu el Liaj fervoraj servantoj per la bezonata prudento kaj kapabligus lin klarigi ĝin por la homaro. Tio okazis, ki- el estis antaŭdirite de la Sankta Profeto (la paco estu super li) en ĉiu jarcento de la Islama erao, kaj liverisla daŭran manifestadon de la Dia promeso, ke la Admo- no estos tute sekura kaj gardata en ĉiuj tempoj.</text:span></text:p>
      <text:p text:style-name="Text_20_body"><text:span text:style-name="Character_20_style">La unua duono de la dudeka jarcento vidis senparalelan intelektan kaj scien- can progresadon kaj teknikan antaŭenpuŝon, kiu ŝajnas estigi tute novajn per- spektivojn kaj aldoni novajn dimensiojn al la homa ekzistado. Sekve, ĉiuj valoroj, inkluzive de la moralaj kaj spiritaj, kiuj speciale koncernas la religion, estas sub- metataj al decida elprovo. Laŭ la Dia promeso, la gvidado, kiu estas necesa en tiu ĉi nia epoko, estis pretigita antaŭe, el la Korano, dum la lasta parto de la dek- naŭa jarcento kaj komence de la dudeka fare de Die inspirita majstro kaj gvidan- to, kiu estis elektita kiel atestanto de la vero de la Sankta Profeto (11:18), kaj en kies persono plenumiĝis la profetaĵo (62:4) de la dua, spirita, alveno de la Sank- ta Profeto (la paco estu super li). Tiel la Korano estas universala kaj eterna fonto de ĉioampleksanta gvidado. Gi provas konvinki racie kaj klarigante, tute ne aŭto- ritate: ”Ni donis en ĉi tiu Korano ĉiuspecajn similaĵojn por la homaro, por ke ili estu admonitaj. Korano araba, sen iu ajn malrekteco, por ke ili fariĝu justuloj” (39:28-29). Ke dum preskaŭ dekkvar jarcentoj la Korano daŭre antaŭiris de lon- ge la bezonon de gvidado en ĉiuj aferoj, kaj neniam mankis en sia efiko, estas ne nur miriga tributo al ĝia.tutenhava sago (54:6), sed ankaŭ pruvo senduba de ĝia deveno de la Saga, de la Cioscia (27:7).</text:span></text:p>
      <text:p text:style-name="Text_20_body"><text:span text:style-name="Character_20_style">Nek historio, nek arkeologio, nek eltrovo aŭ esploro en la pasinteco, nek la progresoj en scienco kaj tekniko aŭ serĉado aŭ racie fundamentita spekulacio pri la estonteco iam kapablos liveri kontraŭdiron de la vero, kiun enhavas la Korano.</text:span></text:p>
      <text:p text:style-name="Text_20_body"><text:span text:style-name="Character_20_style">”... ĝi vere estas potenca Libro. A1 ĝi ne alproksimigas la falso de antaŭe nek de malantaŭe. Tio estas revelacio de la Saĝa, de la Laŭdegenda.”(41:42-43). ”Jen la revelacio de la Donema, Pardonema. Libro, kies versoj estas vere klaraj, ĝi estas ofte legata, ĝi estas en araba lingvo, por popolo, kiu scias, portanta la bo- nan novaĵon kaj admonanta” (41:3-5). ”La Spirito de Sankteco portis ĝin de via Sinjoro kune kun la vero por firmigi la kredantojn, kiel gvidilon kaj bonan nov- aĵpn por la submetiĝintoj” (16:103). ”La Donema instruis la Koranon” (55:2-3). ”Ci tiu estas vere nobla Korano, en Libro bone gardata, kiun neniu alia povas tuŝi ol la puruloj, revelacio de la Sinjoro de 1’ Universo” (56:78-81).</text:span></text:p>
      <text:p text:style-name="Text_20_body"><text:soft-page-break/><text:span text:style-name="Character_20_style">La Korano estas nomata Admono (15:10), saĝa admono (3:59). ”Vere venis al vi lumo de Allah kaj klara Libro, per kiu Allah gvidas tiun, kiu sekvas Lian plezuron por la afero de la paco, kaj Li kondukas ilin el la mallumo al la lumo per Sia dekreto, kaj gvidas ilin al la rekta vojo” (5:16-17). ”Vere tiu ĉi Korano gvidas al tio, kio estas plej bona, kaj portas al la kredantoj, kiuj bonfaras, la bo- nan novaĵon, ke por ili estos granda rekompenco” (17:10). ”Ho vi, homoj! Ve- re venis al vi la admono de via Sinjoro kaj la resanigo por tio, kio estas en la brus- toj, kaj gvidilo kaj kompato por la kredantoj” (10:58).</text:span></text:p>
      <text:p text:style-name="Text_20_body"><text:span text:style-name="Character_20_style">La gvidado, kiun enhavas la Korano, eŝtas neelĉerpebla. ”Diru (ho Profeto! ): ”Se la maro estus inko por skribi la vortojn de mia Sinjoro, vere la maro sekigus, antaŭ ol finiĝos la vortoj de mia Sinjoro, eĉ se Ni aldonus ankoraŭfoje al ĝi unu saman kvanton” (18:110). ”Se ĉiuj arboj, kiuj ejtas sur la tero, estus plumoj, kaj la maro inko, kaj sep oceanoj estus aldonitaj al ĝi, tamen ne elĉerpigus la vortoj de Allah. Vere Allah estas ĉiopova, saĝa”. La Korano asertas la veron de la an- taŭaj revelacioj. ”Vere Ni sendis la Toraon, en kiu estas gvidilo kaj luino” (5:45). ”Ni lasis Jesuon, la filon de Maria, sekvi iliajn piedsignojn, kiel plenumigon de tio, kio jam estis en la Torao, kaj Ni donis al li la Evangelion, en kiu estas gvidilo kaj lumo kaj plenumigo de tio,_kio jam estis antaŭ ĝi en la Torao, gvidilo kaj ad- mono por la justuloj” (5:47). Gi tamen substrekas la fakton, ke la antaŭaj reve- lacioj suferis interpoladojn kaj ŝanĝojn fare de la manoj de tiuj, kies devo estus gardi ilin (2:80; 3:79).</text:span></text:p>
      <text:p text:style-name="Text_20_body"><text:span text:style-name="Character_20_style">La Korano estas plenumiĝo de tio, kio estis revelaciita antaŭ ĝi kaj ĝi ankaŭ estas garantio super tio, montrante, kiam necese, la kripligon de la tekstoj aŭ de la signifoj fare de tiuj, kiuj asertas, ke ili sekvas kaj observas la veran kredon. ”Ni sendis al vi la Libron kun la vero kiel plenumiĝon de tio, kio estis en antaŭa Skri- bo kaj kiel protekton por tio” (5:49). ”Ho, popolo de la Skribo’ Vere venis al vi Nia sendito por klarigi al vi multajn aĵojn el la Skribo, kiujn vi kaŝis, kaj por preterpasi multajn” (5:16). Tio, kio estis fundamenta en la antaŭaj revelacioj, troviĝas ankaŭ en la Korano (98:3-4). Tio, kio havis nur lokan aŭ paseman ka- rakteron, estis forlasita aŭ forigita; kio estis esenca sed estis forgesita, tio estis restarigita, kaj tio, kio respondis al nova bezono, estis liverita. ”La miskredantoj el la popolo de la Skribo kaj la idolanoj ne deziras, ke estu sendita al vi io bona de via Sinjoro, sed Allah elektas per Sia graco, kiun Li volas, kaj Allah estas la fonto de granda graco. Ni ne nuligas verson aŭ forgesigas ĝin, antaŭ ol Ni donas alian pli valoran aŭ almenaŭ similan. Cu vi ne scias, ke Allah havas povon super ĉiuj aferoj? ” (2:106-107). Tio, kaj eĉ pli multe ol tio estas en la Korano: gvida- do, lumo, resanigo, saĝo. En ĝi la homaro povus trovi adekvatan kuracilon de ĉiu malbono, pro kiu ĝi suferas hodiaŭ, kaj kiu minacas detrui ĝin morgaŭ. Gi estas ”revelacio de Tiu, kiu kreis la teron kaj la altajn ĉielojn” (20:5), la Sinjoro de F Universo (26:193; 32:3; 56:81; 69:44), la Ciopova, la Pardonema (36:6), la Ĉiopova, la Saĝa (39:2; 45:3; 46:3), la Ĉiopova, la Ĉioscia (40:3), la Donema, la Pardonema (41:3), la Saĝa, la Laŭdegenda (41:43).</text:span></text:p>
      <text:p text:style-name="Text_20_body"><text:span text:style-name="Character_20_style">La homaro estas ĉe la rando de senfunda abismo el blekeganta fajro. La sola ilo por atingi sekurecon estas ”teni sin forte al la ŝnuro de Allah”. ”Hovi, kre- dantoj! Respektegu Allahon per konvena respekto, kaj ne mortu, antaŭ ol vi es- tos submetiĝintaj! Tenu vin firme, ĉiuj kune, al la ŝnuro de Allah, kaj ne disiĝu, kaj memoru la favorojn de Allah kontraŭ vi, kiam vi estis malamikoj. Poste Li kunigis viajn korojn per Sia graco, tiel ke vi farigis gefratoj, kvankam vi estis ĉe la rando de fajra fbso, kaj Li protektis vin de ĝi. Tiel Allah evidentigas Siajn sig- nojn al vi, por ke vi estu gvidataj. Estiĝu inter vi societo, kiu instigu al la bono kaj ordonu la justecon kaj malpermesu la malbonon. Nur tiuj estos sukcesaj (3: 103-105). Havigi al tiuj, kiuj ne posedas la ilojn por atingi la vastajn kaj senli- majn trezorojn de saĝeco kaj gvidado, kiujn enhavas la Korano, eĉ malgrandan </text:span><text:soft-page-break/><text:span text:style-name="Character_20_style">porcion da ili, signifas kontentigi la plej akran bezonon de la homo en la plej fa- tala cirkonstanco de lia sorto.</text:span></text:p>
      <text:p text:style-name="Text_20_body"><text:span text:style-name="Character_20_style">Neniu povas pretendi, ke li diris la lastan vorton pri la Korano. Kiel la Univer- so, ĝi estas senlima. Gi estas senkompare riĉa kaj multaspekta. Ekzemple la sep koncizaj versoj de la Fateha, kiuj estis nomitaj la ”resumo de la Korano”. Plej e- minentaj kaj famaj studuloj asertis, jarcento post jarcento, ke ĉiu legado de la Fateha malkaŝas ĉiam pli riĉajn kaj profundajn verojn.</text:span></text:p>
      <text:p text:style-name="Text_20_body"><text:span text:style-name="Character_20_style">Eĉ per la plej bonaj havebiaj tradukoj, studulo devas perfektigi sian studadon per specialaj karakteroj, se li volas ricevi utilon per ĝi. La plej gravaj el ili estas respektego kaj humileco. La Korano asertas esti la Vorto de Dio. Komenĉanto eble povas ne kredi al tio, sed li tamen devas memori kaj respekti tiun aserton, alie li nenion atingos per sia studado, krom seniluziiĝo. La Korano reagas kon- traŭ tiu, kiu studadas ĝin, laŭ ties konduto kontraŭ la Korano mem. Se li komen- cas la studadon per la konvinko, ke ĝi estas simpla elpensaĵo, lia studado akiros neniun rezulton, krom la certigo de lia antaŭjuĝo. Li devas forigi el sia spirito ĉiun antaŭjugon kaj sincere deziri lemi kaj estimi.</text:span></text:p>
      <text:p text:style-name="Text_20_body"><text:span text:style-name="Character_20_style">Serĉanto devus elesperi saĝecon de Allah kaj li devus konservi sian sintenon de respektego (71:14). La Korano postulas komprenemon kaj pripensadon kaj malfermitan spiriton fare de tiu, kiu elesperas utilon de ĝi (47:25). Gi respektas la prudenton de la leganto kaj postulas de li, ke li uzu ĝin. Gi estas, ekzemple, plena de metaforoj, similaĵoj kaj paraboloj diversspecaj. Gi plejofte atentigas pri naturaj fenomenoj kaj klarigas pere de la fizikaj kaj materiaj aĵoj la metafizikajn kaj spiritajn.</text:span></text:p>
      <text:p text:style-name="Text_20_body"><text:span text:style-name="Character_20_style">Estas karakterize pri la Korano, ke ĝi liveras sian propran interpreton, kaj ke ĝi estas fidinda gvidanto ankaŭ tiurilate. Kiam fundamenta leĝo estas proklami- ta, ĝi estas neŝanĝebla (33:63; 35:44; 48:24). Ciu anonco, kiu ŝajne kontraŭdiras ĝin, devas esti akurate klarigita kaj interpretita. Ekzemple: ”Ne estas ŝanĝo en la kreo de Allah” (30:31) estas fundamenta leĝo. Ni tamen legas ankaŭ: ”Vi certe scias, kiuj el vi pekis kontraŭ la devo de la sabato. Ni diris al ili: ”Estu simioj, for- pelindaj! ” (2:66), aŭ aliloke: ”...tiuj, kiujn AUah malbenis, kaj kontraŭ kiuj Li koleris, kaj kiujn Li faris simioj kaj porkoj, kaj kiuj adoras la idolojn” (5:61). Estas evidente, ke ”simioj” kaj ”porkoj” en ĉi tiuj versoj signifas homojn havan- tajn ties kvalitojn.</text:span></text:p>
      <text:p text:style-name="Text_20_body"><text:span text:style-name="Character_20_style">Ankoraŭ: ”Estas nenuligebla la dekreto super urbo, kiun Ni detruis, ke ili ne revenos” (21:96). ”Kiam venas al iu el ili la morto, li diras: Ho mia Sinjoro! Re- sendu min, por ke mi agu bone pri tio, kion mi postlasis. Neniel! Estas nur vor- toj, kiujn li elparolas, kaj malantaŭ ili estas barilo gis la tago, en kiu ili estos ve- kitaj” (23:100-101). Estas do fundamenta leĝo, ke tiuj, kiuj demetas ĉi tiun vi- von, ne revenas. Ni tamen legas en 2:260: ”Allah igis lin kuŝi mortinta cent ja- rojn, poste Li vekis lin”. E1 la kunteksto evidentiĝas tamen, ke Allah igis lin d o r m i, kaj revelaciis al li duin lia dormo la okazontaĵojn de la venontaj cent jaroj. En la tuj sekvanta verso (2:261), ni legas pri la peto de Abraham: ”Sinjoro, montru al mi, kiel Vi revivigas la mortintojn”, sed en tio evidente temas pri la re- vivigo de popoloj spirite mortintaj kaj tute ne pri la reveno en ĉi tiun mondon de iu ajn homo, kiu lasis ĝin. Ciam, kiam reveno al la vivo post la morto estas men- ciita, ĝi signifas spiritan reviviĝon de tiuj, kiuj ankoraŭ ne mortis. ”Ho vi, kre- dantoj! Respondu al Allah kaj al la sendito, kiam li vokas vin, por ke Li revivigu vin”.</text:span></text:p>
      <text:p text:style-name="Text_20_body"><text:span text:style-name="Character_20_style">La Korano, estante la Vorto de Allah, estas tute pura, kaj postulas de tiuj, ki uj volas penetri en gian plej profundan signifon, purecon de pensado, agado, cek kaj projekto (56:80). Ju pli granda la pureco de studanto de la Korano, des pl ampleksa kaj klara estos lia komprenado de ĝia signifo.</text:span></text:p>
      <text:p text:style-name="Text_20_body"><text:soft-page-break/><text:span text:style-name="Character_20_style">La Korano estas plej konciza sed tamen multaspekta, kaj ĝi senĉese postula profundan pripensadon (4:83). Se oni ne uzas tiun kapablon, tio estigas la ser substancan kaj tute eraran sekvon, ke ekzistas tre malmulte da ordo en la sekv de la Korano. Fakte, kiu pripensas kaj provas malkovri la ordon de la sekvo en la Korano, tiu estas riĉe rekompencata kaj malkovras ne nur ordon, sed aron da kontentigaj kaj revelaciantaj ordoj en la sekvo kaj en la interdependeco de ĝiaj versoj kaj ĉapitroj, en kompleta harmonio kun la esploro, kiun li entreprenis. Ankaŭ tiurilate la Korano estas do kiel la Universo. Por la teditaj okuloj de ha- zarda rigardanto, la pejzaĝo, kiun li trairas, eble prezentas senordan sekvon de natura beleco, sed li certe ne trovos iun ajn ordon en ĝi. Por la sperta okulo de geologo, botanikisto, herbokolektisto, pentristo, la sama pejzaĝo prezentas mul- tenombrajn kaj tamen bone kunordigitajn aspektojn. Ekzistas perfekta harmonio en la Universo, oni ne povas trovi en ĝi malordon aŭ mankon (67:4-5). Same es- tas pri la Korano: en ĝi ne ekzistas kontraŭdiroj (4:83).</text:span></text:p>
      <text:p text:style-name="Text_20_body"><text:span text:style-name="Character_20_style">La celo de la Korano estas doni gvidadon al la homaro, por ke ĝi estu gvidata al la vojo, kiu kondukos ĝin al la Kreinto en stato de kompleta submetiĝo al Li, tiel plenumante la celon de la kreo. ”Libro, kiun Ni sendis al vi, por ke vi kondu- ku la homaron for de la mallumo al la lumo per la dekreto de ilia Sinjoro sur la vojon de la Ciopova, de la Laŭdegenda, de Allah, al kiu apartenas ĉio, kio estas en la ĉieloj kaj sur la tero” (14:2). Por tiu celo ĝi atentigas pri ĉiuspecaj fenome- noj kaj revelacias vastajn trezorojn de profundaj veroj, sed ĉio ĉi tamen estas nur por difinita celo kaj devas esti rigardata en tiu kunteksto.</text:span></text:p>
      <text:p text:style-name="Text_20_body"><text:span text:style-name="Character_20_style">Ekzemple, la Korano anoncas multajn historiajn faktojn por substreki la di- versajn aspektojn de la gvidado, ĝi tamen ne estas historia libro. Gi atentigas pri diversaj fazoj de la kreo de la Universo (21:31) kaj de la homo (71:14; 32:8; 40:68) sed ĝi ne estas traktato pri kosmologio aŭ pri la origino de la specoj. ”Es- tas Li Tiu, kiu kreis la nokton kaj la tagon kaj la sunon kaj la lunon. Ciu el ili am- baŭ ŝvebas en sia sfero” (21:34), ”...kaj Li servigis ilin al vi, la sunon kaj la lunon senĉese revenantajn” (14:34), ”... Li kreis la sunon kaj la lunon kaj lastelojn, kiuj servas laŭ Lia ordono. Cu ne apartenas al Li la kreo kaj la leĝo? Benata estu Allah, la Sinjoro de 1’ Universo! ” (7:55). ”Li servigis al vi la nokton kaj la tagon kaj la sunon kaj la lunon, kaj la steloj estas servemaj pro Lia ordono. Vere en tio estas signo por popolo komprenema” (16:13). La Korano tamen ne estas trakta- to pri astronomio.</text:span></text:p>
      <text:p text:style-name="Text_20_body"><text:span text:style-name="Character_20_style">Gi aludas al la leĝo, kiu revivigas la sekiĝintan teron per pluvo (7:58) kaj al la miriga sistemo, per kiu dolĉa kaj sala akvo estas en riveroj kaj oceanoj (25:54; 35:13), sed ĝi ne estas lernolibro pri meteorologio aŭ hidraŭliko.</text:span></text:p>
      <text:p text:style-name="Text_20_body"><text:span text:style-name="Character_20_style">”Vere Ni kreis la homon el pura argilo, poste Ni metis lin kiel spermoguton en sekuran restadejon, poste Ni faris la spermoguton buletoel koaguliĝinta sango, poste Ni faris la koaguliĝintan sangon peco da karno, poste Ni estigis el la peco da karno ostojn, poste Ni vestigis la ostojn per muskoloj, poste Ni elirigis ĝin al la lumo kiel novan kreitaĵon. Estu do laŭdegata Allah, la plej bona Kreinto! ” (23:15). Tio estis revelaciita antaŭ dekkvar jarcentoj, la Korano tamen ne estas verko pri akuŝarto.</text:span></text:p>
      <text:p text:style-name="Text_20_body"><text:span text:style-name="Character_20_style">Gi mencias, ke al David kaj al Salomono estis instruita la metodo por fandi feron kaj kupron (34:11-14) kaj tio estis certigita antaŭ nelonge per la eltrovo de fomegoj, kiuj estis uzataj por tiu celo. La Korano tamen ne estas instruilo pri metalurgio. Gi admonas pri iam florantaj antikvaj civilizacioj, multe pli progres- intaj, ol tiu en Centra Arabujo en la sepa jarcento de la Kristana erao, kiuj estis neniigitaj pro malobeo kaj malbonfarado de la popolo (30:10), kaj la eltrovo de iliaj restaĵoj en diversaj regionoj de Arabujo liveris la pruvon. Sed la Korano ne estas libro pri arkeologio.</text:span></text:p>
      <text:p text:style-name="Text_20_body"><text:soft-page-break/><text:span text:style-name="Character_20_style">Gi asertas, ke, kiam Faraono, kiu persekutis Moseon kaj la Hebreojn, preskaŭ atingis ilin, kaj li vidis la ondegon, kiu englutos lin, li petis kompaton de Dio kaj al li estis dirite, ke lia lastminuta pento ne utilos, sed: ”Ni tamen volas savi ho- diaŭ vian korpon, por ke vi mem estu signo por la posteuloj” (10:93). Tio estis certigita per la eltrovo de lia korpo en la jaro 1909. La Korano tamen ne okupi- ĝas pri egiptologio.</text:span></text:p>
      <text:p text:style-name="Text_20_body"><text:span text:style-name="Character_20_style">La profetaĵoj, kiujn enhavas la Korano, senĉese plenumiĝas en ĉiuj tempoj. Cio ĉi estas nur certigo de la celo de la Korano, kiu estis klarigita ĉi-supre.</text:span></text:p>
      <text:p text:style-name="Text_20_body"><text:span text:style-name="Character_20_style">Necesega ilo por profitdonanta studado de la Korano estas la preĝo. Tiu, kiu provas malkovri la veran signifon kaj la gvidadon,_kiujn enhavas la Korano, ne povas ignori la neceson petegi inspiradon fare de la Cioscia (40:61; 29:70).</text:span></text:p>
      <text:p text:style-name="Text_20_body"><text:span text:style-name="Character_20_style">A1 d-ro Italo Chiussi oni devas gratuli pro lia entrepreno, verki tradukon de la Nobla Korano en la lingvon Esperanto, kiu devus fariĝi komuna dua lingvo en ĉiam pli vastaj regionoj, kaj tiel pavimi la vojon por la komprenado de la Korano por tiuj, kiuj ne havas taŭgan tradukon en sia propra lingvo, sed scipovas Espe- ranton. Tial ĝi estas altvalora faro. Traduki ne estas facila tasko. Interpreto' el unu lingvo en alian prezentas eminentajn problemojn. Precipe pri la Korano, kiu estis difinita de famaj sciencistoj kiel "netradukebla”, la malfacilajoj estas eĉ pli grandaj. La lingvo, la stilo, la koncizo kaj ekonomio de la esprimoj, la diversaj as- pektoj, kiuj estas karakterizaj de la Korano, faras la taskon delikata kaj kompli- kita.</text:span></text:p>
      <text:p text:style-name="Text_20_body"><text:span text:style-name="Character_20_style">D-ro Chiussi laboris diligente, per metodo de kontroloj kaj re-kontroloj, el- pensitaj de li mem kaj de aliaj scienculoj, sur la tereno de ekzegezo kaj de seman- tiko, por fari sian laboron kiel eble plej proksima al la spirito de la originalo, en la limoj de la homa kapablo. Lia laboro estis laboro karakterizita per amo, kaj es- tas la amo tiu, kiu liveras la plej veran kaj intiman konon.</text:span></text:p>
      <text:p text:style-name="Text_20_body"><text:span text:style-name="Character_20_style">Fervore oni devas esperi, ke la altvalora laboro de d-ro Chiussi esĵos entuzias- me bonvenigita en ĉiuj rondoj, en kiuj oni komprenas Esperanton. Ĝi certe estos elstara aldonaĵo por ĉiu Esperanta biblioteko, ĉu publika, ĉu privata.</text:span></text:p>
      <text:p text:style-name="Text_20_body"><text:span text:style-name="Character_20_style">La intereso pri la studado de la Korano vigliĝis tre intense en la lastaj jaroj in- ter la okcidentaj studuloj kaj pensuloj. Tio estas feliĉa evoluiĝo precipe en tem- po, en kiu kritika studado de ĉiuj valoroj - ĉu materiaj, ĉu moralaj, ĉu spiritaj - ĉie progresas. Pro tiu progreso estiĝos ĉiam pli vasta intereso pri la valoroj, kiujn la Korano donacis rilate al ĉiuj cirkonstancoj de la homa strebado. Mi estas certa, ke la verko de d-ro Chiussi estos tre valora kontribuaĵo al tiu celo. Mi preĝas por ke tio efektiviĝu, kaj ke la laboro de d-ro Chiussi estu akceptita de Tiu, kiu faris la gvidadon de la Korano deviga por la homaro. Amen.</text:span></text:p>
      <text:p text:style-name="Text_20_body"><text:span text:style-name="Character_20_style">Hago, en Majo 1968</text:span></text:p>
      <text:h text:style-name="Heading_20_3" text:outline-level="3">Antaŭparolo de la tradukinto</text:h>
      <text:p text:style-name="Text_20_body"><text:span text:style-name="Character_20_style">Jus mi ektuŝis la klavaron de mia skribmaŝino por tajpi la lastan vorton de la Esperanta traduko de ”La nobla Korano” kaj nun urĝas min la devo kiel eble plej rapide daŭrigi kaj fini mian laboron per ĉi tiu klariga ”antaŭparolo”, por ke mi ne subfalu al la tento bruligi la paĝojn, kiuj kviete kuŝas sur mia tablo, ordigi- taj kaj pretaj por la eldonejo.</text:span></text:p>
      <text:p text:style-name="Text_20_body"><text:span text:style-name="Character_20_style">Estas du motivoj, kiuj malhelpas tiun agon: unue la kaŭzo mem de mia tra- duklaboro, nome la firma konvinko, ke la ekkono de ”La Legaĵo” - kvankam nur pere de neperfekta kopio - estas utila kaj laŭdinda, kaj due la fakto, ke mi ne kuraĝas seniluziigi la eldoniston, kiu jam atendas mian </text:span><text:soft-page-break/><text:span text:style-name="Character_20_style">manuskripton.</text:span></text:p>
      <text:p text:style-name="Text_20_body"><text:span text:style-name="Character_20_style">Restas tamen en mi akra sento de neadekvateco, ĉar — malgraŭ la riĉeco de la Esperanta lingvo, kiu eble faras ĉi tiun tradukon iusence eĉ pli taŭga ol kelkaj nacilingvaj (sen merito miaflanka) - mi tro evidente ne sukcesis traduki tiel ade- kvate, kiel mi esperis tute komence, la kolorojn kaj la forton de la bildoj, kiujn oni senpere perceptas el la araba originalo.</text:span></text:p>
      <text:p text:style-name="Text_20_body"><text:span text:style-name="Character_20_style">Bonvolu permesi al mi kelkajn rimarkojn pri mia metodo de traduko:</text:span></text:p>
      <text:p text:style-name="Text_20_body"><text:span text:style-name="Character_20_style">La Korana lingvo estas, en sia mirinda fleksebleco, tiel riĉa je metaforoj intime kunligitaj kun la pensmaniero kaj kun la kutimoj de la araba popolo kaj ofte an- kaŭ kun la okazintaĵoj de la originoj de la Islamo, ke tute laŭlitera traduko certe fariĝus malfacile komprenebla por alilingvanoj aŭ alilandanoj. Pro tio mi klopo- dis aranĝi tradukon, kiu respektu la intencojn de la originala teksto, tamen an- kaŭ konsideru la okcidentan imagkapablon.</text:span></text:p>
      <text:p text:style-name="Text_20_body"><text:span text:style-name="Character_20_style">Laŭ la ĝenerala strukturo de la araba lingvo, estas kutime, ke la verboj liveras la radikojn de la diversaj ”esprimunuoj” (kiel cetere en ĉiuj semidaj lingvoj, kies bazo estas pli ofte agoj ol statoj aŭ objektoj). La substantivoj kutime devenas de la verboj, tamen iufoje okazas la malo, kaj tio precipe pri esprimoj, kiuj estas proksimume klarigeblaj sed tute ne tradukeblaj, se per tio oni komprenas la paŭ- son de unu vorto per unu vorto. En tiuj okazoj mi preferis reteni la araban vor- ton en la teksto kaj klarigi ĝin per piednotoj (ekz. Ka’ba, Kibla, Umra, ktp).</text:span></text:p>
      <text:p text:style-name="Text_20_body"><text:span text:style-name="Character_20_style">Por ke la legado estu kiel eble plej malofte interrompita, mi tamen klopodis eviti inflacion da piednotoj, sed tio devigis min iufoje akcepti kompromisojn por uzi koncizajn esprimojn, kiuj nur neperfekte ebligas elvoki la originan intencon. Tio okazis ekzemple je la provo tradukidu esprimojn, kiuj revenas tre ofte en la araba teksto kaj bedaŭrinde ne posedas paralelajn vortojn eĉ en la esprimriĉa Es- peranta lingvo, noine: Rahman kaj Rahim. Ci-tiuj du yortoj estas la Diaj atribu- toj plej ofte citataj en la Korana teksto kaj signifas:</text:span></text:p>
      <text:p text:style-name="Text_20_body"><text:span text:style-name="Character_20_style">Rahman: Dia atributo, kiu esprimas la senfinan radiadon de favoroj kaj graco, ki- uj devenas propramove de Li por la tuta Universo kreita, ek de la ko- menco de la tempo, sen iu ajn merito flanke de la kreitaĵoj vivantaj aŭ nevivantaj, kiuj ricevas ilin. Mia traduko estas: Donema.</text:span></text:p>
      <text:p text:style-name="Text_20_body"><text:span text:style-name="Character_20_style">Rahim: Dia atributo, kiu esprimas la fakton, ke Li distribuas favorojn kaj gra- cojn al la homoj kiel rezulton de iliaj preĝoj kaj bonfaroj, tamen laŭ Sia saĝa decido, t.e. celante la veran bonon de la preĝanta homo, tjal do ne ĉiam sekvante lian propran intencon esprimitan per la preĝo. Car parto de tiuj gracoj estas la pardono, mi tradukis per: Pardonema.</text:span></text:p>
      <text:p text:style-name="Text_20_body"><text:span text:style-name="Character_20_style">Per tiuj ĉi du ekzemploj mi intencis ankaŭ klarigi, kial mi kelkafoje en mia labo- ro ankaŭ uzis la principon ”esperantigi” t.e. ”belsonigi” la esprimojn, kiam tio ne riskis troe kripligi la signifon. Mia traduko - mi tion konfesas sen falsa hon- temo - estis farita, ĉar mi intencis diskonatigi la noblan Libron en Esperantujo, kaj por tiu celo mi devis klopodi atingi belsonan kaj facile legeblan tekston sen tro multe da citaĵoj kaj klarigoj, kiuj plejfoje nur interrompus la plezuron de la legado, tamen ne aldonante ion esencan al la komprenebleco. Principe mi ankaŭ devis akcepti la fakton neforigeblan, ke iuj gramatikaj formoj, kiel ekzemple la ”dualo”, ne trovas sian respondan formon en Esperanto. Kiam estis necese espri- mi la dualon, mi faris tion per la vorto ”ambaŭ” aldonita al la persona pronomo.</text:span></text:p>
      <text:p text:style-name="Text_20_body"><text:span text:style-name="Character_20_style">Tre longe mi hezitis pri la elekto de la pronomo en la dua persono. En la Ko- rana teksto ofte ekzistas grava diferenco inter la uzado de la ununombra kaj de la multenombra aŭ de la duala pronomo. Eble oni riproĉos ke mi elektis ”mo- dernan lingvon”, forlasante kelkajn nuancojn, sed mi </text:span><text:soft-page-break/><text:span text:style-name="Character_20_style">ne povis devigi min al la si- stema uzado de la peza vorteto ”ci”, kiu ankaŭ en Esperanto estus tro nekutima por vivanta teksto, kiel miaopinie la Korano ĉiam estas.</text:span></text:p>
      <text:p text:style-name="Text_20_body"><text:span text:style-name="Character_20_style">Miaj intencoj estis honestaj kaj pro tio mi esperas ke la eraroj kaj )a neadekva- teco estos pardonitaj. Mi estus plene kontenta, se la legado de ĉi tiu traduko po- vus eĉ inciti la legantojn al la studado de la belega araba lingvo, por ke ili mem povu decidi ĉu mia provo sukcesis, almenaŭ duone, aŭ malsukcesis. Mi nur espe- ras ke mi ne meritos la verdikton, kiun miaj samlandanoj kutimas esprimi per la ŝerca italavorto: "traduttore - traditore”:(tradukinto - perfidulo).</text:span></text:p>
      <text:p text:style-name="Text_20_body"><text:span text:style-name="Character_20_style">Miajn plej elkorajn dankojn al s-ro Fazle llahi Anweri, Lagos (Nigerio), kiu helpis min en mia laboro per senĉesa morala subteno, konsilo kaj altvaloraj kla- rigoj kaj interpretado, kaj al d-ro Nassif Isaac, Cairo, kiu akurate kaj sindone kontrolis la tutan tradukon dum monatoj da inteligenta kaj diligenta laboro. Danke al la perado de la Universala Esperanto-Asocio mi sukcesis havigi al mi la plej altvaloran kunlaboron, kiun mi povis esperi rilate al la kontrolo de la lingva kvalito: prof. Gaston VVaringhien, la prezidanto mem de la Akademio de Espe- ranto, akceptis la taskon tralegi mian tradukon kaj li prezentis al mi multajn ri- markojn kaj konsilojn, kiuj certe plibonigis la lingvan nivelon. Ankaŭ en ĉi tiu okazo mi sentas la devon prezenti al li mian plej sinceran dankon.</text:span></text:p>
      <text:p text:style-name="Text_20_body"><text:span text:style-name="Character_20_style">Prof. D-ro Italo Chiussi</text:span></text:p>
      <text:h text:style-name="Heading_20_3" text:outline-level="3"><text:span text:style-name="Character_20_style">Prl ĉi tiu libro</text:span></text:h>
      <text:p text:style-name="Text_20_body"><text:span text:style-name="Character_20_style">La Korano (laŭlitere: La ofte legata) estas la sankta libro de la Islamanoj (Muslim-oj) kaj prezentas, kune kun la ”Ahadis” (Diroj) kaj la ”Sunna” (Agoj) de la Profeto Mahometo, la skribitan fundamenton de la Islama religio, de la kre- do je Allah</text:span><text:span text:style-name="Character_20_style"><text:note text:id="ftn2" text:note-class="footnote"><text:note-citation>2</text:note-citation><text:note-body><text:p text:style-name="P4"><text:span text:style-name="Character_20_style"><text:s/>Elparoiita: Alla’</text:span></text:p></text:note-body></text:note></text:span><text:span text:style-name="Character_20_style"> (la unu Dio). La Islamanoj ne deziras esti nomataj Mahometanoj,ki- el estas kutime en Okcidento, ĉar ili rigardas Mahometon nur kiel Profeton, tute ne kiel Dian estaĵon aŭ ion adorindan.</text:span></text:p>
      <text:p text:style-name="Text_20_body"><text:span text:style-name="Character_20_style">Por doni kelkajn ĝeneralajn ideojn, kiuj povas helpi la komprenadon de la centra temo, jen iuj ”Ahadis”, rilatantaj kun la formalaj kaj kun la esencaj aspek- toj de la Islamo.</text:span></text:p>
      <text:h text:style-name="Heading_20_3" text:outline-level="3"><text:span text:style-name="Character_20_style">La ekstera ideo de la islamo - la ritoj</text:span></text:h>
      <text:p text:style-name="Text_20_body"><text:span text:style-name="Character_20_style">1) La ses artikoloj de la fido</text:span></text:p>
      <text:p text:style-name="Text_20_body"><text:span text:style-name="Character_20_style">Raportis Omar, filo de Khatab (Allah benu lin! ): diris la sendito de Allah (la pa- co kaj la beno de Allah estu kun li! ): tio, kio necesas por la fido estas, ke vi kre- du je Allah kaj je Liaj anĝeloj kaj je Liaj Libroj kaj al Liaj Profetoj kaj al !a Tago de la Lasta Juĝo kaj je Lia povo super la bono kaj la malbono. (Muslim)</text:span></text:p>
      <text:p text:style-name="Text_20_body"><text:span text:style-name="Character_20_style">1) La kvin kolonoj de la Islamo</text:span></text:p>
      <text:p text:style-name="Text_20_body"><text:span text:style-name="Character_20_style">Raportis Abdullah, filo de Omar: diris la sendito de Allah: la Islamo staras sur kvin (kolonoj): la atestado de la koro kaj de la lango, ke neniu aiia Dio ekzistas ol Allah kaj ke Mahometo estas Lia sendito; plenumi la ritan pregon; pagi la im- poston por la malriĉuloj; plenumi la pilgrimon al la Domo; fasti en la monato Ramadan. (Bukhari)</text:span></text:p>
      <text:list xml:id="list3316639779" text:style-name="L1">
        <text:list-item>
          <text:p><text:bookmark text:name="bookmark6"/><text:span text:style-name="Character_20_style"><text:tab/>Pri la pozicio de Mahometo en la Islamo</text:span></text:p>
        </text:list-item>
      </text:list>
      <text:p text:style-name="Text_20_body"><text:span text:style-name="Character_20_style">Raportis Gabir: diris la sendito de Allah: al mi estas donitaj kvin distingiloj, kiuj ne estis donitaj al iu ajn antaŭe: respektego de Dio tiel granda kiel unumonata vojaĝo; por mi la tuta tero fariĝis </text:span><text:soft-page-break/><text:span text:style-name="Character_20_style">moskeo kaj purigejo; la milita kaptaĵo fariĝis laŭlega, dum antaŭe ĝi neniam es‘is laŭleĝa; al mi estas donita la kapablo por propeti antaŭ Dio; la antaŭaj Profetoj estis senditaj ĉiu al sia propra popolo, mi male estas sendita al la tuta homaro. (Bukhari)</text:span></text:p>
      <text:h text:style-name="Heading_20_3" text:outline-level="3"><text:span text:style-name="Character_20_style">Esencaĵoj de la islamo</text:span></text:h>
      <text:list xml:id="list163320704385916" text:continue-numbering="true" text:style-name="L1">
        <text:list-item>
          <text:p><text:bookmark text:name="bookmark7"/><text:span text:style-name="Character_20_style"><text:tab/>Citajo el la Nobla Korano (ĉapitro dudek-naŭa, verso 70a):</text:span></text:p>
        </text:list-item>
      </text:list>
      <text:p text:style-name="Text_20_body"><text:span text:style-name="Character_20_style">Tiujn, kiuj strebas por Nia afero, Ni gvidos sur Niajn vojojn. Vere Allah estas kun tiuj, kiuj bonfaras.</text:span></text:p>
      <text:list xml:id="list163319777998615" text:continue-numbering="true" text:style-name="L1">
        <text:list-item>
          <text:p><text:bookmark text:name="bookmark8"/><text:span text:style-name="Character_20_style"><text:tab/>Raportis Anas: diris la sendito de Allah: diras Allah: kiam Mia servanto al- proksimiĝas al Mi unu colon, Mi alproksimiĝas al li unu futon, kiam li alproksi- miĝas al Mi unu futon, Mi alproksimiĝas al li unu klafton kaj, se li venas al Mi marŝante, Mi iras al li kurante. (Bukhari)</text:span></text:p>
        </text:list-item>
        <text:list-item>
          <text:p><text:bookmark text:name="bookmark9"/><text:span text:style-name="Character_20_style"><text:tab/>Raportis Abu-Hurajra: diris la sendito de Allah: Vere diros Allah en la tago de la Jugo: ”Ho ido de la homo, Mi estis malsana kaj vi ne zorgis pri Mi” kaj tiu re- spondos: ”Ho mia Sinjoro( Kiel mi povis zorgi pri Vi, dum Vi estas la Sinjoro de la ĉieloj? ”, Li diros: ”Cu vi ne plu memoras, kiam tiu servanto Mia malsani- ĝis, kaj vi ne zorgis pri li? Cu vi ne scias, ke, se vi estus irinta al li, vi trovus Min ĉe li? Ho ido de la homo, Mi petis manĝajon de vi kaj vi ne nutris Min”. Tiu de- mandos tiam: ”Ho mia Sinjoro, kiel mi povis nutri Vin, dum Vi estas la Sinjoro de la ĉieloj? ” kaj Li respondos: ”Cu vi ne plu memoras, kiam tiu servanto Mia petis mangaĵon de vi, kaj vi ne nutris lin? Cu vi ne scias, ke, se vi estus nutrinta lin, vi farus tion al Mi? ”. (Muslim)</text:span></text:p>
        </text:list-item>
        <text:list-item>
          <text:p><text:bookmark text:name="bookmark10"/><text:span text:style-name="Character_20_style"><text:tab/>Raportis Abu-Zarr: diris la sendito de Allah: kiam vi kuiras vian supon, aldo- nu akvon kaj zorgu pri via najbaro. (Muslim)</text:span></text:p>
        </text:list-item>
        <text:list-item>
          <text:p><text:bookmark text:name="bookmark11"/><text:span text:style-name="Character_20_style"><text:tab/>Raportis Abu-Hurajra: diris la sendito de Allah: la karitato neniam malpliigas la havaĵojn de iu ajn homo kaj la pardono nur pliigas lian honoron. Kiu ajn hu- miliĝas pro amo al Allah, tiun Allah altigas. (Muslim)</text:span></text:p>
        </text:list-item>
        <text:list-item>
          <text:p><text:bookmark text:name="bookmark12"/><text:span text:style-name="Character_20_style"><text:tab/>Citaĵo el la Nobla Korano (ĉapitro tria Al-Tmran”, verso 32a) ”Diru: Se vi amas Allahon, sekvu min kaj Allah amos vin”.</text:span></text:p>
        </text:list-item>
        <text:list-item>
          <text:p><text:bookmark text:name="bookmark13"/><text:span text:style-name="Character_20_style"><text:tab/>Hadis (el la kolektoj Bukhari kaj Muslim):</text:span></text:p>
        </text:list-item>
      </text:list>
      <text:p text:style-name="Text_20_body"><text:span text:style-name="Character_20_style">Diris la sendito de Allah: vere Allah posedas cent kvantojn da amo. E1 ili Li sen- dis unu al la Ginnoj, al la homoj, al la malsovagaj kaj al la sovaĝaj bestoj, al ĉiuj kune, kaj el ĝi estiĝis la tuta inklino kaj la tuta amo de la estaĵoj unu al la alia kaj al siaj idoj. Naŭdeknaŭ partojn Allah rezervis por ami Siajn servantojnenla tago de la reviviĝo.</text:span></text:p>
      <text:list xml:id="list163320948687704" text:continue-numbering="true" text:style-name="L1">
        <text:list-item>
          <text:p><text:bookmark text:name="bookmark14"/><text:span text:style-name="Character_20_style"><text:tab/>Raportis Anas: diris la sendito de Allah: vere mi ĵuras per Tiu, en kies mano estas mia animo: neniu el vi estas vera kredanto, kiu ne deziras al sia frato la sa- mon, kion li deziras al si mem.</text:span></text:p>
        </text:list-item>
      </text:list>
      <text:h text:style-name="Heading_20_3" text:outline-level="3"><text:span text:style-name="Character_20_style">Rimarko de la tradukinto</text:span></text:h>
      <text:p text:style-name="Text_20_body"><text:span text:style-name="Character_20_style">Estas rekomendite al la islamanoj legi la Koranon kiel eble plej ofte kaj lerni ĝiajn instruojn tre akurate, ĉar ĝi prezentas la bazon mem de la kredo. Preeipe en la Monato Ramadan oni devus legi ĝin tute kaj pro tio, laŭ la tradieio, la tuta libro estas dividita en tridek partojn, el kiuj ĉiu estas legenda dum unu tago de la monato. En ĉi tiu traduko la divi- do en partojn estas tialankaŭ donita.</text:span></text:p>
      <text:p text:style-name="Text_20_body"><text:span text:style-name="Character_20_style">Alian dividon oni same devis respekti, nome tiun en ”ruku-ojn", t.e. en sekciojn, interne dc ĉiu </text:span><text:soft-page-break/><text:span text:style-name="Character_20_style">eapitro, kiuj prezentas kompletajn, logike en si fermitajn pensunuojn. Tiun dividon la traduko tute simple esprimas per iomete pli da spaeo inter la lasta verso de unu "ruku ” kaj la unua de la sekvanta. Tio kaŭzas eertan tipografian neregulecon, kiu tamen estas necesa, ĉar ĝi plenumas precizan funkcion.</text:span></text:p>
      <text:p text:style-name="Text_20_body"><text:span text:style-name="Character_20_style">Noto pri la dua eldono</text:span></text:p>
      <text:p text:style-name="Text_20_body"><text:span text:style-name="Character_20_style">La unua eldono (1969) de "La Nobla Korano" vekis - ne nur en la Esperantomovado - vastan ehon kaj grandegan intereson. Statestroj kaj eminentuloj el la islama mondo pruvis, per siaj leteroj al la eldonisto kaj al la tradukinto, ke la publikigo de tiu verko povus liveri la bazon por estigi intensajn rilatojn inter Islamo kaj Esperantaj rondoj.</text:span></text:p>
      <text:p text:style-name="Text_20_body"><text:span text:style-name="Character_20_style">Post kvin monatoj ekde la apero la unua eldono tute elĉerpiĝis.</text:span></text:p>
      <text:p text:style-name="Text_20_body"><text:span text:style-name="Character_20_style">Ci tiu dua eldono, kiu tuj sekvas, ne estas refarita teksto. La ŝanĝoj de tre limigita amplekso, kiujn eldonisto kaj tradukinto rigardis necesaj, koncernas tute simple kelkajn esprimojn, kiuj, sub la vidpunkto de akurata kritiko, ŝajnis eble klarigindaj respektive plibonigindaj.</text:span></text:p>
      <text:p text:style-name="Text_20_body"><text:span text:style-name="Character_20_style">La araba teksto estas kontraŭe tute neŝanĝita, kaj korespondas al la originala prateksto.</text:span></text:p>
      <text:p text:style-name="Text_20_body"><text:span text:style-name="Character_20_style">Eldonisto kaj tradukinto</text:span></text:p>
      <text:h text:style-name="Heading_20_1" text:outline-level="1"><text:span text:style-name="Character_20_style">La nobla korano</text:span></text:h>
      <text:h text:style-name="Heading_20_2" text:outline-level="2"><text:span text:style-name="Character_20_style"><text:span text:style-name="T1">Alfabeta indekso de la ĉapitroj</text:span></text:span></text:h>
      <text:section text:style-name="Sect1" text:name="Section1">
        <table:table table:name="Table3" table:style-name="Table3">
          <table:table-column table:style-name="Table3.A"/>
          <table:table-column table:style-name="Table3.B"/>
          <table:table-header-rows>
            <table:table-row table:style-name="Table3.1">
              <table:table-cell table:style-name="Table3.A1" office:value-type="string">
                <text:p text:style-name="P17"/>
              </table:table-cell>
              <table:table-cell table:style-name="Table3.A1" office:value-type="string">
                <text:h text:style-name="P40" text:outline-level="2"><text:span text:style-name="Character_20_style"><text:span text:style-name="T4">Ĉapitro</text:span></text:span></text:h>
              </table:table-cell>
            </table:table-row>
          </table:table-header-rows>
          <table:table-row table:style-name="Table3.1">
            <table:table-cell table:style-name="Table3.A1" office:value-type="string">
              <text:p text:style-name="P17"><text:span text:style-name="Character_20_style">'Abasa </text:span></text:p>
            </table:table-cell>
            <table:table-cell table:style-name="Table3.A1" office:value-type="string">
              <text:p text:style-name="P17"><text:span text:style-name="Character_20_style"><text:s/>80</text:span></text:p>
            </table:table-cell>
          </table:table-row>
          <table:table-row table:style-name="Table3.1">
            <table:table-cell table:style-name="Table3.A1" office:value-type="string">
              <text:p text:style-name="P17"><text:span text:style-name="Character_20_style">'Adejat . . . </text:span></text:p>
            </table:table-cell>
            <table:table-cell table:style-name="Table3.A1" office:value-type="string">
              <text:p text:style-name="P17"><text:span text:style-name="Character_20_style">100</text:span></text:p>
            </table:table-cell>
          </table:table-row>
          <table:table-row table:style-name="Table3.1">
            <table:table-cell table:style-name="Table3.A1" office:value-type="string">
              <text:p text:style-name="P17"><text:span text:style-name="Character_20_style">Ahkaf </text:span></text:p>
            </table:table-cell>
            <table:table-cell table:style-name="Table3.A1" office:value-type="string">
              <text:p text:style-name="P17"><text:span text:style-name="Character_20_style"><text:s/>46</text:span></text:p>
            </table:table-cell>
          </table:table-row>
          <table:table-row table:style-name="Table3.1">
            <table:table-cell table:style-name="Table3.A1" office:value-type="string">
              <text:p text:style-name="P17"><text:span text:style-name="Character_20_style">Ahzab </text:span></text:p>
            </table:table-cell>
            <table:table-cell table:style-name="Table3.A1" office:value-type="string">
              <text:p text:style-name="P17"><text:span text:style-name="Character_20_style"><text:s/>33</text:span></text:p>
            </table:table-cell>
          </table:table-row>
          <table:table-row table:style-name="Table3.1">
            <table:table-cell table:style-name="Table3.A1" office:value-type="string">
              <text:p text:style-name="P17"><text:span text:style-name="Character_20_style">A’la </text:span></text:p>
            </table:table-cell>
            <table:table-cell table:style-name="Table3.A1" office:value-type="string">
              <text:p text:style-name="P17"><text:span text:style-name="Character_20_style"><text:s/>87</text:span></text:p>
            </table:table-cell>
          </table:table-row>
          <table:table-row table:style-name="Table3.1">
            <table:table-cell table:style-name="Table3.A1" office:value-type="string">
              <text:p text:style-name="P17"><text:span text:style-name="Character_20_style">'Alak</text:span></text:p>
            </table:table-cell>
            <table:table-cell table:style-name="Table3.A1" office:value-type="string">
              <text:p text:style-name="P17"><text:span text:style-name="Character_20_style"><text:s/>96</text:span></text:p>
            </table:table-cell>
          </table:table-row>
          <table:table-row table:style-name="Table3.1">
            <table:table-cell table:style-name="Table3.A1" office:value-type="string">
              <text:p text:style-name="P17"><text:span text:style-name="Character_20_style">Al-lmran </text:span></text:p>
            </table:table-cell>
            <table:table-cell table:style-name="Table3.A1" office:value-type="string">
              <text:p text:style-name="P17"><text:span text:style-name="Character_20_style"><text:s/>3</text:span></text:p>
            </table:table-cell>
          </table:table-row>
          <table:table-row table:style-name="Table3.1">
            <table:table-cell table:style-name="Table3.A1" office:value-type="string">
              <text:p text:style-name="P17"><text:span text:style-name="Character_20_style">Anim </text:span></text:p>
            </table:table-cell>
            <table:table-cell table:style-name="Table3.A1" office:value-type="string">
              <text:p text:style-name="P17"><text:span text:style-name="Character_20_style"><text:s/>6</text:span></text:p>
            </table:table-cell>
          </table:table-row>
          <table:table-row table:style-name="Table3.1">
            <table:table-cell table:style-name="Table3.A1" office:value-type="string">
              <text:p text:style-name="P17"><text:span text:style-name="Character_20_style">Anbija </text:span></text:p>
            </table:table-cell>
            <table:table-cell table:style-name="Table3.A1" office:value-type="string">
              <text:p text:style-name="P17"><text:span text:style-name="Character_20_style"><text:s text:c="2"/>21</text:span></text:p>
            </table:table-cell>
          </table:table-row>
          <table:table-row table:style-name="Table3.1">
            <table:table-cell table:style-name="Table3.A1" office:value-type="string">
              <text:p text:style-name="P17"><text:span text:style-name="Character_20_style">Anfal </text:span></text:p>
            </table:table-cell>
            <table:table-cell table:style-name="Table3.A1" office:value-type="string">
              <text:p text:style-name="P17"><text:span text:style-name="Character_20_style"><text:s/>8</text:span></text:p>
            </table:table-cell>
          </table:table-row>
          <table:table-row table:style-name="Table3.1">
            <table:table-cell table:style-name="Table3.A1" office:value-type="string">
              <text:p text:style-name="P17"><text:span text:style-name="Character_20_style">'Ankabŭt </text:span></text:p>
            </table:table-cell>
            <table:table-cell table:style-name="Table3.A1" office:value-type="string">
              <text:p text:style-name="P17"><text:span text:style-name="Character_20_style"><text:s/>29</text:span></text:p>
            </table:table-cell>
          </table:table-row>
          <table:table-row table:style-name="Table3.1">
            <table:table-cell table:style-name="Table3.A1" office:value-type="string">
              <text:p text:style-name="P17"><text:span text:style-name="Character_20_style">A'raf</text:span></text:p>
            </table:table-cell>
            <table:table-cell table:style-name="Table3.A1" office:value-type="string">
              <text:p text:style-name="P17"><text:span text:style-name="Character_20_style"><text:s/>7</text:span></text:p>
            </table:table-cell>
          </table:table-row>
          <table:table-row table:style-name="Table3.1">
            <table:table-cell table:style-name="Table3.A1" office:value-type="string">
              <text:p text:style-name="P17"><text:span text:style-name="Character_20_style">'Asr </text:span></text:p>
            </table:table-cell>
            <table:table-cell table:style-name="Table3.A1" office:value-type="string">
              <text:p text:style-name="P17"><text:span text:style-name="Character_20_style"><text:s/>103</text:span></text:p>
            </table:table-cell>
          </table:table-row>
          <table:table-row table:style-name="Table3.1">
            <table:table-cell table:style-name="Table3.A1" office:value-type="string">
              <text:p text:style-name="P17"><text:span text:style-name="Character_20_style">Bajjena </text:span></text:p>
            </table:table-cell>
            <table:table-cell table:style-name="Table3.A1" office:value-type="string">
              <text:p text:style-name="P17"><text:span text:style-name="Character_20_style"><text:s/>98</text:span></text:p>
            </table:table-cell>
          </table:table-row>
          <table:table-row table:style-name="Table3.1">
            <table:table-cell table:style-name="Table3.A1" office:value-type="string">
              <text:p text:style-name="P17"><text:span text:style-name="Character_20_style">Bakara </text:span></text:p>
            </table:table-cell>
            <table:table-cell table:style-name="Table3.A1" office:value-type="string">
              <text:p text:style-name="P17"><text:span text:style-name="Character_20_style"><text:s/>2</text:span></text:p>
            </table:table-cell>
          </table:table-row>
          <table:table-row table:style-name="Table3.1">
            <table:table-cell table:style-name="Table3.A1" office:value-type="string">
              <text:p text:style-name="P17"><text:span text:style-name="Character_20_style">Balad </text:span></text:p>
            </table:table-cell>
            <table:table-cell table:style-name="Table3.A1" office:value-type="string">
              <text:p text:style-name="P17"><text:span text:style-name="Character_20_style"><text:s/>90</text:span></text:p>
            </table:table-cell>
          </table:table-row>
          <table:table-row table:style-name="Table3.1">
            <table:table-cell table:style-name="Table3.A1" office:value-type="string">
              <text:p text:style-name="P17"><text:span text:style-name="Character_20_style">Bani Israil </text:span></text:p>
            </table:table-cell>
            <table:table-cell table:style-name="Table3.A1" office:value-type="string">
              <text:p text:style-name="P17"><text:span text:style-name="Character_20_style"><text:s/>17</text:span></text:p>
            </table:table-cell>
          </table:table-row>
          <table:table-row table:style-name="Table3.1">
            <table:table-cell table:style-name="Table3.A1" office:value-type="string">
              <text:p text:style-name="P17"><text:span text:style-name="Character_20_style">Burŭĝ </text:span></text:p>
            </table:table-cell>
            <table:table-cell table:style-name="Table3.A1" office:value-type="string">
              <text:p text:style-name="P17"><text:span text:style-name="Character_20_style">85</text:span></text:p>
            </table:table-cell>
          </table:table-row>
          <table:table-row table:style-name="Table3.1">
            <table:table-cell table:style-name="Table3.A1" office:value-type="string">
              <text:p text:style-name="P17"><text:span text:style-name="Character_20_style">Dahr</text:span></text:p>
            </table:table-cell>
            <table:table-cell table:style-name="Table3.A1" office:value-type="string">
              <text:p text:style-name="P17"><text:span text:style-name="Character_20_style"><text:s/>76</text:span></text:p>
            </table:table-cell>
          </table:table-row>
          <table:table-row table:style-name="Table3.1">
            <table:table-cell table:style-name="Table3.A1" office:value-type="string">
              <text:p text:style-name="P17"><text:span text:style-name="Character_20_style">Duha</text:span></text:p>
            </table:table-cell>
            <table:table-cell table:style-name="Table3.A1" office:value-type="string">
              <text:p text:style-name="P17"><text:span text:style-name="Character_20_style"><text:s/>93</text:span></text:p>
            </table:table-cell>
          </table:table-row>
          <table:table-row table:style-name="Table3.1">
            <table:table-cell table:style-name="Table3.A1" office:value-type="string">
              <text:p text:style-name="P17"><text:span text:style-name="Character_20_style">Duĥan </text:span></text:p>
            </table:table-cell>
            <table:table-cell table:style-name="Table3.A1" office:value-type="string">
              <text:p text:style-name="P17"><text:span text:style-name="Character_20_style"><text:s/>44</text:span></text:p>
            </table:table-cell>
          </table:table-row>
          <table:table-row table:style-name="Table3.1">
            <table:table-cell table:style-name="Table3.A1" office:value-type="string">
              <text:p text:style-name="P17"><text:span text:style-name="Character_20_style">Faĝr</text:span></text:p>
            </table:table-cell>
            <table:table-cell table:style-name="Table3.A1" office:value-type="string">
              <text:p text:style-name="P17"><text:span text:style-name="Character_20_style"><text:s/>89</text:span></text:p>
            </table:table-cell>
          </table:table-row>
          <table:table-row table:style-name="Table3.1">
            <table:table-cell table:style-name="Table3.A1" office:value-type="string">
              <text:p text:style-name="P17"><text:span text:style-name="Character_20_style">Falak </text:span></text:p>
            </table:table-cell>
            <table:table-cell table:style-name="Table3.A1" office:value-type="string">
              <text:p text:style-name="P17"><text:span text:style-name="Character_20_style"><text:s/>113</text:span></text:p>
            </table:table-cell>
          </table:table-row>
          <table:table-row table:style-name="Table3.1">
            <table:table-cell table:style-name="Table3.A1" office:value-type="string">
              <text:p text:style-name="P17"><text:span text:style-name="Character_20_style">Fateha </text:span></text:p>
            </table:table-cell>
            <table:table-cell table:style-name="Table3.A1" office:value-type="string">
              <text:p text:style-name="P17"><text:span text:style-name="Character_20_style"><text:s/>1</text:span></text:p>
            </table:table-cell>
          </table:table-row>
          <table:table-row table:style-name="Table3.1">
            <table:table-cell table:style-name="Table3.A1" office:value-type="string">
              <text:p text:style-name="P17"><text:span text:style-name="Character_20_style">Fath</text:span></text:p>
            </table:table-cell>
            <table:table-cell table:style-name="Table3.A1" office:value-type="string">
              <text:p text:style-name="P17"><text:span text:style-name="Character_20_style"><text:s/>48</text:span></text:p>
            </table:table-cell>
          </table:table-row>
          <table:table-row table:style-name="Table3.1">
            <table:table-cell table:style-name="Table3.A1" office:value-type="string">
              <text:p text:style-name="P17"><text:span text:style-name="Character_20_style">Fatir</text:span></text:p>
            </table:table-cell>
            <table:table-cell table:style-name="Table3.A1" office:value-type="string">
              <text:p text:style-name="P17"><text:span text:style-name="Character_20_style"><text:s/>35</text:span></text:p>
            </table:table-cell>
          </table:table-row>
          <table:table-row table:style-name="Table3.1">
            <table:table-cell table:style-name="Table3.A1" office:value-type="string">
              <text:p text:style-name="P17"><text:span text:style-name="Character_20_style">Fil </text:span></text:p>
            </table:table-cell>
            <table:table-cell table:style-name="Table3.A1" office:value-type="string">
              <text:p text:style-name="P17"><text:span text:style-name="Character_20_style"><text:s/>105</text:span></text:p>
            </table:table-cell>
          </table:table-row>
          <table:table-row table:style-name="Table3.1">
            <table:table-cell table:style-name="Table3.A1" office:value-type="string">
              <text:p text:style-name="P17"><text:span text:style-name="Character_20_style">Furkan </text:span></text:p>
            </table:table-cell>
            <table:table-cell table:style-name="Table3.A1" office:value-type="string">
              <text:p text:style-name="P17"><text:span text:style-name="Character_20_style"><text:s/>25</text:span></text:p>
            </table:table-cell>
          </table:table-row>
          <table:table-row table:style-name="Table3.1">
            <table:table-cell table:style-name="Table3.A1" office:value-type="string">
              <text:p text:style-name="P17"><text:span text:style-name="Character_20_style">Gaŝeja </text:span></text:p>
            </table:table-cell>
            <table:table-cell table:style-name="Table3.A1" office:value-type="string">
              <text:p text:style-name="P17"><text:span text:style-name="Character_20_style"><text:s/>88</text:span></text:p>
            </table:table-cell>
          </table:table-row>
          <table:table-row table:style-name="Table3.1">
            <table:table-cell table:style-name="Table3.A1" office:value-type="string">
              <text:p text:style-name="P17"><text:span text:style-name="Character_20_style">Gaseja </text:span></text:p>
            </table:table-cell>
            <table:table-cell table:style-name="Table3.A1" office:value-type="string">
              <text:p text:style-name="P17"><text:span text:style-name="Character_20_style"><text:s/>45</text:span></text:p>
            </table:table-cell>
          </table:table-row>
          <table:table-row table:style-name="Table3.1">
            <table:table-cell table:style-name="Table3.A1" office:value-type="string">
              <text:p text:style-name="P17"><text:span text:style-name="Character_20_style">Gumu’a</text:span></text:p>
            </table:table-cell>
            <table:table-cell table:style-name="Table3.A1" office:value-type="string">
              <text:p text:style-name="P17"><text:span text:style-name="Character_20_style"><text:s/>62</text:span></text:p>
            </table:table-cell>
          </table:table-row>
          <table:table-row table:style-name="Table3.1">
            <table:table-cell table:style-name="Table3.A1" office:value-type="string">
              <text:p text:style-name="P17"><text:span text:style-name="Character_20_style">Hadid </text:span></text:p>
            </table:table-cell>
            <table:table-cell table:style-name="Table3.A1" office:value-type="string">
              <text:p text:style-name="P17"><text:span text:style-name="Character_20_style"><text:s/>57</text:span></text:p>
            </table:table-cell>
          </table:table-row>
          <table:table-row table:style-name="Table3.1">
            <table:table-cell table:style-name="Table3.A1" office:value-type="string">
              <text:p text:style-name="P17"><text:span text:style-name="Character_20_style">Haĝĝ . </text:span></text:p>
            </table:table-cell>
            <table:table-cell table:style-name="Table3.A1" office:value-type="string">
              <text:p text:style-name="P17"><text:span text:style-name="Character_20_style">22</text:span></text:p>
            </table:table-cell>
          </table:table-row>
          <table:table-row table:style-name="Table3.1">
            <table:table-cell table:style-name="Table3.A1" office:value-type="string">
              <text:p text:style-name="P17"><text:span text:style-name="Character_20_style">Hakka </text:span></text:p>
            </table:table-cell>
            <table:table-cell table:style-name="Table3.A1" office:value-type="string">
              <text:p text:style-name="P17"><text:span text:style-name="Character_20_style"><text:s/>69</text:span></text:p>
            </table:table-cell>
          </table:table-row>
          <table:table-row table:style-name="Table3.1">
            <table:table-cell table:style-name="Table3.A1" office:value-type="string">
              <text:p text:style-name="P17"><text:span text:style-name="Character_20_style">Ha-Mim-As-Saĝda </text:span></text:p>
            </table:table-cell>
            <table:table-cell table:style-name="Table3.A1" office:value-type="string">
              <text:p text:style-name="P17"><text:span text:style-name="Character_20_style"><text:s/>41</text:span></text:p>
            </table:table-cell>
          </table:table-row>
          <table:table-row table:style-name="Table3.1">
            <table:table-cell table:style-name="Table3.A1" office:value-type="string">
              <text:p text:style-name="P17"><text:span text:style-name="Character_20_style">Haŝr</text:span></text:p>
            </table:table-cell>
            <table:table-cell table:style-name="Table3.A1" office:value-type="string">
              <text:p text:style-name="P17"><text:span text:style-name="Character_20_style"><text:s/>59</text:span></text:p>
            </table:table-cell>
          </table:table-row>
          <table:table-row table:style-name="Table3.1">
            <table:table-cell table:style-name="Table3.A1" office:value-type="string">
              <text:p text:style-name="P17"><text:span text:style-name="Character_20_style">Higr </text:span></text:p>
            </table:table-cell>
            <table:table-cell table:style-name="Table3.A1" office:value-type="string">
              <text:p text:style-name="P17"><text:span text:style-name="Character_20_style"><text:s/>15</text:span></text:p>
            </table:table-cell>
          </table:table-row>
          <table:table-row table:style-name="Table3.1">
            <table:table-cell table:style-name="Table3.A1" office:value-type="string">
              <text:p text:style-name="P17"><text:span text:style-name="Character_20_style">Hŭd </text:span></text:p>
            </table:table-cell>
            <table:table-cell table:style-name="Table3.A1" office:value-type="string">
              <text:p text:style-name="P17"><text:span text:style-name="Character_20_style"><text:s/>11</text:span></text:p>
            </table:table-cell>
          </table:table-row>
          <table:table-row table:style-name="Table3.1">
            <table:table-cell table:style-name="Table3.A1" office:value-type="string">
              <text:p text:style-name="P17"><text:span text:style-name="Character_20_style">Huĝurat</text:span></text:p>
            </table:table-cell>
            <table:table-cell table:style-name="Table3.A1" office:value-type="string">
              <text:p text:style-name="P17"><text:span text:style-name="Character_20_style"><text:s/>49</text:span></text:p>
            </table:table-cell>
          </table:table-row>
          <table:table-row table:style-name="Table3.1">
            <table:table-cell table:style-name="Table3.A1" office:value-type="string">
              <text:p text:style-name="P17"><text:span text:style-name="Character_20_style">Humaza</text:span></text:p>
            </table:table-cell>
            <table:table-cell table:style-name="Table3.A1" office:value-type="string">
              <text:p text:style-name="P17"><text:span text:style-name="Character_20_style"><text:s/>104</text:span></text:p>
            </table:table-cell>
          </table:table-row>
          <table:table-row table:style-name="Table3.1">
            <table:table-cell table:style-name="Table3.A1" office:value-type="string">
              <text:p text:style-name="P17"><text:span text:style-name="Character_20_style">Ibrahim</text:span></text:p>
            </table:table-cell>
            <table:table-cell table:style-name="Table3.A1" office:value-type="string">
              <text:p text:style-name="P17"><text:span text:style-name="Character_20_style"><text:s/>14</text:span></text:p>
            </table:table-cell>
          </table:table-row>
          <table:table-row table:style-name="Table3.1">
            <table:table-cell table:style-name="Table3.A1" office:value-type="string">
              <text:p text:style-name="P17"><text:span text:style-name="Character_20_style">Ihlas</text:span></text:p>
            </table:table-cell>
            <table:table-cell table:style-name="Table3.A1" office:value-type="string">
              <text:p text:style-name="P17"><text:span text:style-name="Character_20_style"><text:s/>112</text:span></text:p>
            </table:table-cell>
          </table:table-row>
          <table:table-row table:style-name="Table3.1">
            <table:table-cell table:style-name="Table3.A1" office:value-type="string">
              <text:p text:style-name="P17"><text:span text:style-name="Character_20_style">Infetŭar</text:span></text:p>
            </table:table-cell>
            <table:table-cell table:style-name="Table3.A1" office:value-type="string">
              <text:p text:style-name="P17"><text:span text:style-name="Character_20_style"><text:s/>82</text:span></text:p>
            </table:table-cell>
          </table:table-row>
          <table:table-row table:style-name="Table3.1">
            <table:table-cell table:style-name="Table3.A1" office:value-type="string">
              <text:p text:style-name="P17"><text:span text:style-name="Character_20_style">Inŝekak</text:span></text:p>
            </table:table-cell>
            <table:table-cell table:style-name="Table3.A1" office:value-type="string">
              <text:p text:style-name="P17"><text:span text:style-name="Character_20_style"><text:s/>84</text:span></text:p>
            </table:table-cell>
          </table:table-row>
          <table:table-row table:style-name="Table3.1">
            <table:table-cell table:style-name="Table3.A1" office:value-type="string">
              <text:p text:style-name="P17"><text:span text:style-name="Character_20_style">Inŝerah </text:span></text:p>
            </table:table-cell>
            <table:table-cell table:style-name="Table3.A1" office:value-type="string">
              <text:p text:style-name="P17"><text:span text:style-name="Character_20_style"><text:s/>94</text:span></text:p>
            </table:table-cell>
          </table:table-row>
          <table:table-row table:style-name="Table3.1">
            <table:table-cell table:style-name="Table3.A1" office:value-type="string">
              <text:p text:style-name="P17"><text:span text:style-name="Character_20_style">Ja-Sin </text:span></text:p>
            </table:table-cell>
            <table:table-cell table:style-name="Table3.A1" office:value-type="string">
              <text:p text:style-name="P17"><text:span text:style-name="Character_20_style"><text:s/>36</text:span><text:soft-page-break/></text:p>
            </table:table-cell>
          </table:table-row>
          <table:table-row table:style-name="Table3.1">
            <table:table-cell table:style-name="Table3.A1" office:value-type="string">
              <text:p text:style-name="P17"><text:span text:style-name="Character_20_style">Jŭnus </text:span></text:p>
            </table:table-cell>
            <table:table-cell table:style-name="Table3.A1" office:value-type="string">
              <text:p text:style-name="P17"><text:span text:style-name="Character_20_style"><text:s/>10</text:span></text:p>
            </table:table-cell>
          </table:table-row>
          <table:table-row table:style-name="Table3.1">
            <table:table-cell table:style-name="Table3.A1" office:value-type="string">
              <text:p text:style-name="P17"><text:span text:style-name="Character_20_style">Jŭsuf</text:span></text:p>
            </table:table-cell>
            <table:table-cell table:style-name="Table3.A1" office:value-type="string">
              <text:p text:style-name="P17"><text:span text:style-name="Character_20_style"><text:s/>12</text:span></text:p>
            </table:table-cell>
          </table:table-row>
          <table:table-row table:style-name="Table3.1">
            <table:table-cell table:style-name="Table3.A1" office:value-type="string">
              <text:p text:style-name="P17"><text:span text:style-name="Character_20_style">Jinn </text:span></text:p>
            </table:table-cell>
            <table:table-cell table:style-name="Table3.A1" office:value-type="string">
              <text:p text:style-name="P17"><text:span text:style-name="Character_20_style"><text:s/>72</text:span></text:p>
            </table:table-cell>
          </table:table-row>
          <table:table-row table:style-name="Table3.1">
            <table:table-cell table:style-name="Table3.A1" office:value-type="string">
              <text:p text:style-name="P17"><text:span text:style-name="Character_20_style">Kadr</text:span></text:p>
            </table:table-cell>
            <table:table-cell table:style-name="Table3.A1" office:value-type="string">
              <text:p text:style-name="P17"><text:span text:style-name="Character_20_style"><text:s/>97</text:span></text:p>
            </table:table-cell>
          </table:table-row>
          <table:table-row table:style-name="Table3.1">
            <table:table-cell table:style-name="Table3.A1" office:value-type="string">
              <text:p text:style-name="P17"><text:span text:style-name="Character_20_style">Kaf </text:span></text:p>
            </table:table-cell>
            <table:table-cell table:style-name="Table3.A1" office:value-type="string">
              <text:p text:style-name="P17"><text:span text:style-name="Character_20_style"><text:s/>50</text:span></text:p>
            </table:table-cell>
          </table:table-row>
          <table:table-row table:style-name="Table3.1">
            <table:table-cell table:style-name="Table3.A1" office:value-type="string">
              <text:p text:style-name="P17"><text:span text:style-name="Character_20_style">Kaferŭn</text:span></text:p>
            </table:table-cell>
            <table:table-cell table:style-name="Table3.A1" office:value-type="string">
              <text:p text:style-name="P17"><text:span text:style-name="Character_20_style"><text:s/>109</text:span></text:p>
            </table:table-cell>
          </table:table-row>
          <table:table-row table:style-name="Table3.1">
            <table:table-cell table:style-name="Table3.A1" office:value-type="string">
              <text:p text:style-name="P17"><text:span text:style-name="Character_20_style">Kahf</text:span></text:p>
            </table:table-cell>
            <table:table-cell table:style-name="Table3.A1" office:value-type="string">
              <text:p text:style-name="P17"><text:span text:style-name="Character_20_style"><text:s/>18</text:span></text:p>
            </table:table-cell>
          </table:table-row>
          <table:table-row table:style-name="Table3.1">
            <table:table-cell table:style-name="Table3.A1" office:value-type="string">
              <text:p text:style-name="P17"><text:span text:style-name="Character_20_style">Kalam </text:span></text:p>
            </table:table-cell>
            <table:table-cell table:style-name="Table3.A1" office:value-type="string">
              <text:p text:style-name="P17"><text:span text:style-name="Character_20_style"><text:s/>68</text:span></text:p>
            </table:table-cell>
          </table:table-row>
          <table:table-row table:style-name="Table3.1">
            <table:table-cell table:style-name="Table3.A1" office:value-type="string">
              <text:p text:style-name="P17"><text:span text:style-name="Character_20_style">Kamar </text:span></text:p>
            </table:table-cell>
            <table:table-cell table:style-name="Table3.A1" office:value-type="string">
              <text:p text:style-name="P17"><text:span text:style-name="Character_20_style"><text:s/>54</text:span></text:p>
            </table:table-cell>
          </table:table-row>
          <table:table-row table:style-name="Table3.1">
            <table:table-cell table:style-name="Table3.A1" office:value-type="string">
              <text:p text:style-name="P17"><text:span text:style-name="Character_20_style">Kare’a </text:span></text:p>
            </table:table-cell>
            <table:table-cell table:style-name="Table3.A1" office:value-type="string">
              <text:p text:style-name="P17"><text:span text:style-name="Character_20_style"><text:s/>101</text:span></text:p>
            </table:table-cell>
          </table:table-row>
          <table:table-row table:style-name="Table3.1">
            <table:table-cell table:style-name="Table3.A1" office:value-type="string">
              <text:p text:style-name="P17"><text:span text:style-name="Character_20_style">Kasas </text:span></text:p>
            </table:table-cell>
            <table:table-cell table:style-name="Table3.A1" office:value-type="string">
              <text:p text:style-name="P17"><text:span text:style-name="Character_20_style"><text:s/>28</text:span></text:p>
            </table:table-cell>
          </table:table-row>
          <table:table-row table:style-name="Table3.1">
            <table:table-cell table:style-name="Table3.A1" office:value-type="string">
              <text:p text:style-name="P17"><text:span text:style-name="Character_20_style">Kaŭsar </text:span></text:p>
            </table:table-cell>
            <table:table-cell table:style-name="Table3.A1" office:value-type="string">
              <text:p text:style-name="P17"><text:span text:style-name="Character_20_style"><text:s/>108</text:span></text:p>
            </table:table-cell>
          </table:table-row>
          <table:table-row table:style-name="Table3.1">
            <table:table-cell table:style-name="Table3.A1" office:value-type="string">
              <text:p text:style-name="P17"><text:span text:style-name="Character_20_style">Kejama</text:span></text:p>
            </table:table-cell>
            <table:table-cell table:style-name="Table3.A1" office:value-type="string">
              <text:p text:style-name="P17"><text:span text:style-name="Character_20_style"><text:s/>75</text:span></text:p>
            </table:table-cell>
          </table:table-row>
          <table:table-row table:style-name="Table3.1">
            <table:table-cell table:style-name="Table3.A1" office:value-type="string">
              <text:p text:style-name="P17"><text:span text:style-name="Character_20_style">Kurajŝ </text:span></text:p>
            </table:table-cell>
            <table:table-cell table:style-name="Table3.A1" office:value-type="string">
              <text:p text:style-name="P17"><text:span text:style-name="Character_20_style"><text:s/>106</text:span></text:p>
            </table:table-cell>
          </table:table-row>
          <table:table-row table:style-name="Table3.1">
            <table:table-cell table:style-name="Table3.A1" office:value-type="string">
              <text:p text:style-name="P17"><text:span text:style-name="Character_20_style">Lajl </text:span></text:p>
            </table:table-cell>
            <table:table-cell table:style-name="Table3.A1" office:value-type="string">
              <text:p text:style-name="P17"><text:span text:style-name="Character_20_style"><text:s/>92</text:span></text:p>
            </table:table-cell>
          </table:table-row>
          <table:table-row table:style-name="Table3.1">
            <table:table-cell table:style-name="Table3.A1" office:value-type="string">
              <text:p text:style-name="P17"><text:span text:style-name="Character_20_style">Lahab </text:span></text:p>
            </table:table-cell>
            <table:table-cell table:style-name="Table3.A1" office:value-type="string">
              <text:p text:style-name="P17"><text:span text:style-name="Character_20_style"><text:s/>111</text:span></text:p>
            </table:table-cell>
          </table:table-row>
          <table:table-row table:style-name="Table3.1">
            <table:table-cell table:style-name="Table3.A1" office:value-type="string">
              <text:p text:style-name="P17"><text:span text:style-name="Character_20_style">Lukman</text:span></text:p>
            </table:table-cell>
            <table:table-cell table:style-name="Table3.A1" office:value-type="string">
              <text:p text:style-name="P17"><text:span text:style-name="Character_20_style"><text:s/>31</text:span></text:p>
            </table:table-cell>
          </table:table-row>
          <table:table-row table:style-name="Table3.1">
            <table:table-cell table:style-name="Table3.A1" office:value-type="string">
              <text:p text:style-name="P17"><text:span text:style-name="Character_20_style">Ma’areĝ</text:span></text:p>
            </table:table-cell>
            <table:table-cell table:style-name="Table3.A1" office:value-type="string">
              <text:p text:style-name="P17"><text:span text:style-name="Character_20_style"><text:s/>70</text:span></text:p>
            </table:table-cell>
          </table:table-row>
          <table:table-row table:style-name="Table3.1">
            <table:table-cell table:style-name="Table3.A1" office:value-type="string">
              <text:p text:style-name="P17"><text:span text:style-name="Character_20_style">Ma’eda </text:span></text:p>
            </table:table-cell>
            <table:table-cell table:style-name="Table3.A1" office:value-type="string">
              <text:p text:style-name="P17"><text:span text:style-name="Character_20_style"><text:s/>5</text:span></text:p>
            </table:table-cell>
          </table:table-row>
          <table:table-row table:style-name="Table3.1">
            <table:table-cell table:style-name="Table3.A1" office:value-type="string">
              <text:p text:style-name="P17"><text:span text:style-name="Character_20_style">Marjam</text:span></text:p>
            </table:table-cell>
            <table:table-cell table:style-name="Table3.A1" office:value-type="string">
              <text:p text:style-name="P17"><text:span text:style-name="Character_20_style"><text:s/>19</text:span></text:p>
            </table:table-cell>
          </table:table-row>
          <table:table-row table:style-name="Table3.1">
            <table:table-cell table:style-name="Table3.A1" office:value-type="string">
              <text:p text:style-name="P17"><text:span text:style-name="Character_20_style">Ma’ŭn </text:span></text:p>
            </table:table-cell>
            <table:table-cell table:style-name="Table3.A1" office:value-type="string">
              <text:p text:style-name="P17"><text:span text:style-name="Character_20_style"><text:s/>107</text:span></text:p>
            </table:table-cell>
          </table:table-row>
          <table:table-row table:style-name="Table3.1">
            <table:table-cell table:style-name="Table3.A1" office:value-type="string">
              <text:p text:style-name="P17"><text:span text:style-name="Character_20_style">Mo’min</text:span></text:p>
            </table:table-cell>
            <table:table-cell table:style-name="Table3.A1" office:value-type="string">
              <text:p text:style-name="P17"><text:span text:style-name="Character_20_style"><text:s/>40</text:span></text:p>
            </table:table-cell>
          </table:table-row>
          <table:table-row table:style-name="Table3.1">
            <table:table-cell table:style-name="Table3.A1" office:value-type="string">
              <text:p text:style-name="P17"><text:span text:style-name="Character_20_style">Mo’minŭn </text:span></text:p>
            </table:table-cell>
            <table:table-cell table:style-name="Table3.A1" office:value-type="string">
              <text:p text:style-name="P17"><text:span text:style-name="Character_20_style"><text:s/>23</text:span></text:p>
            </table:table-cell>
          </table:table-row>
          <table:table-row table:style-name="Table3.1">
            <table:table-cell table:style-name="Table3.A1" office:value-type="string">
              <text:p text:style-name="P17"><text:span text:style-name="Character_20_style">Muddassir </text:span></text:p>
            </table:table-cell>
            <table:table-cell table:style-name="Table3.A1" office:value-type="string">
              <text:p text:style-name="P17"><text:span text:style-name="Character_20_style"><text:s/>74</text:span></text:p>
            </table:table-cell>
          </table:table-row>
          <table:table-row table:style-name="Table3.1">
            <table:table-cell table:style-name="Table3.A1" office:value-type="string">
              <text:p text:style-name="P17"><text:span text:style-name="Character_20_style">Muĝadila </text:span></text:p>
            </table:table-cell>
            <table:table-cell table:style-name="Table3.A1" office:value-type="string">
              <text:p text:style-name="P17"><text:span text:style-name="Character_20_style"><text:s/>58</text:span></text:p>
            </table:table-cell>
          </table:table-row>
          <table:table-row table:style-name="Table3.1">
            <table:table-cell table:style-name="Table3.A1" office:value-type="string">
              <text:p text:style-name="P17"><text:span text:style-name="Character_20_style">Muhammad </text:span></text:p>
            </table:table-cell>
            <table:table-cell table:style-name="Table3.A1" office:value-type="string">
              <text:p text:style-name="P17"><text:span text:style-name="Character_20_style"><text:s/>47</text:span></text:p>
            </table:table-cell>
          </table:table-row>
          <table:table-row table:style-name="Table3.1">
            <table:table-cell table:style-name="Table3.A1" office:value-type="string">
              <text:p text:style-name="P17"><text:span text:style-name="Character_20_style">Mulk</text:span></text:p>
            </table:table-cell>
            <table:table-cell table:style-name="Table3.A1" office:value-type="string">
              <text:p text:style-name="P17"><text:span text:style-name="Character_20_style"><text:s/>67</text:span></text:p>
            </table:table-cell>
          </table:table-row>
          <table:table-row table:style-name="Table3.1">
            <table:table-cell table:style-name="Table3.A1" office:value-type="string">
              <text:p text:style-name="P17"><text:span text:style-name="Character_20_style">Mumtahana </text:span></text:p>
            </table:table-cell>
            <table:table-cell table:style-name="Table3.A1" office:value-type="string">
              <text:p text:style-name="P17"><text:span text:style-name="Character_20_style"><text:s/>60</text:span></text:p>
            </table:table-cell>
          </table:table-row>
          <table:table-row table:style-name="Table3.1">
            <table:table-cell table:style-name="Table3.A1" office:value-type="string">
              <text:p text:style-name="P17"><text:span text:style-name="Character_20_style">Munafikŭn</text:span></text:p>
            </table:table-cell>
            <table:table-cell table:style-name="Table3.A1" office:value-type="string">
              <text:p text:style-name="P17"><text:span text:style-name="Character_20_style"><text:s/>63</text:span></text:p>
            </table:table-cell>
          </table:table-row>
          <table:table-row table:style-name="Table3.1">
            <table:table-cell table:style-name="Table3.A1" office:value-type="string">
              <text:p text:style-name="P17"><text:span text:style-name="Character_20_style">Mursalat </text:span></text:p>
            </table:table-cell>
            <table:table-cell table:style-name="Table3.A1" office:value-type="string">
              <text:p text:style-name="P17"><text:span text:style-name="Character_20_style"><text:s/>77</text:span></text:p>
            </table:table-cell>
          </table:table-row>
          <table:table-row table:style-name="Table3.1">
            <table:table-cell table:style-name="Table3.A1" office:value-type="string">
              <text:p text:style-name="P17"><text:span text:style-name="Character_20_style">Muzzammil</text:span></text:p>
            </table:table-cell>
            <table:table-cell table:style-name="Table3.A1" office:value-type="string">
              <text:p text:style-name="P17"><text:span text:style-name="Character_20_style"><text:s/>73</text:span></text:p>
            </table:table-cell>
          </table:table-row>
          <table:table-row table:style-name="Table3.1">
            <table:table-cell table:style-name="Table3.A1" office:value-type="string">
              <text:p text:style-name="P17"><text:span text:style-name="Character_20_style">Naba</text:span></text:p>
            </table:table-cell>
            <table:table-cell table:style-name="Table3.A1" office:value-type="string">
              <text:p text:style-name="P17"><text:span text:style-name="Character_20_style"><text:s/>78</text:span></text:p>
            </table:table-cell>
          </table:table-row>
          <table:table-row table:style-name="Table3.1">
            <table:table-cell table:style-name="Table3.A1" office:value-type="string">
              <text:p text:style-name="P17"><text:span text:style-name="Character_20_style">Naĝm </text:span></text:p>
            </table:table-cell>
            <table:table-cell table:style-name="Table3.A1" office:value-type="string">
              <text:p text:style-name="P17"><text:span text:style-name="Character_20_style"><text:s/>53</text:span></text:p>
            </table:table-cell>
          </table:table-row>
          <table:table-row table:style-name="Table3.1">
            <table:table-cell table:style-name="Table3.A1" office:value-type="string">
              <text:p text:style-name="P17"><text:span text:style-name="Character_20_style">Nahl</text:span></text:p>
            </table:table-cell>
            <table:table-cell table:style-name="Table3.A1" office:value-type="string">
              <text:p text:style-name="P17"><text:span text:style-name="Character_20_style"><text:s/>16</text:span></text:p>
            </table:table-cell>
          </table:table-row>
          <table:table-row table:style-name="Table3.1">
            <table:table-cell table:style-name="Table3.A1" office:value-type="string">
              <text:p text:style-name="P17"><text:span text:style-name="Character_20_style">Naml</text:span></text:p>
            </table:table-cell>
            <table:table-cell table:style-name="Table3.A1" office:value-type="string">
              <text:p text:style-name="P17"><text:span text:style-name="Character_20_style"><text:s/>27</text:span></text:p>
            </table:table-cell>
          </table:table-row>
          <table:table-row table:style-name="Table3.1">
            <table:table-cell table:style-name="Table3.A1" office:value-type="string">
              <text:p text:style-name="P17"><text:span text:style-name="Character_20_style">Nas </text:span></text:p>
            </table:table-cell>
            <table:table-cell table:style-name="Table3.A1" office:value-type="string">
              <text:p text:style-name="P17"><text:span text:style-name="Character_20_style"><text:s/>114</text:span></text:p>
            </table:table-cell>
          </table:table-row>
          <table:table-row table:style-name="Table3.1">
            <table:table-cell table:style-name="Table3.A1" office:value-type="string">
              <text:p text:style-name="P17"><text:span text:style-name="Character_20_style">Nasr</text:span></text:p>
            </table:table-cell>
            <table:table-cell table:style-name="Table3.A1" office:value-type="string">
              <text:p text:style-name="P17"><text:span text:style-name="Character_20_style"><text:s/>110</text:span></text:p>
            </table:table-cell>
          </table:table-row>
          <table:table-row table:style-name="Table3.1">
            <table:table-cell table:style-name="Table3.A1" office:value-type="string">
              <text:p text:style-name="P17"><text:span text:style-name="Character_20_style">Naze’at </text:span></text:p>
            </table:table-cell>
            <table:table-cell table:style-name="Table3.A1" office:value-type="string">
              <text:p text:style-name="P17"><text:span text:style-name="Character_20_style"><text:s/>79</text:span></text:p>
            </table:table-cell>
          </table:table-row>
          <table:table-row table:style-name="Table3.1">
            <table:table-cell table:style-name="Table3.A1" office:value-type="string">
              <text:p text:style-name="P17"><text:span text:style-name="Character_20_style">Nisa </text:span></text:p>
            </table:table-cell>
            <table:table-cell table:style-name="Table3.A1" office:value-type="string">
              <text:p text:style-name="P17"><text:span text:style-name="Character_20_style"><text:s/>4</text:span></text:p>
            </table:table-cell>
          </table:table-row>
          <table:table-row table:style-name="Table3.1">
            <table:table-cell table:style-name="Table3.A1" office:value-type="string">
              <text:p text:style-name="P17"><text:span text:style-name="Character_20_style">Nŭh </text:span></text:p>
            </table:table-cell>
            <table:table-cell table:style-name="Table3.A1" office:value-type="string">
              <text:p text:style-name="P17"><text:span text:style-name="Character_20_style"><text:s/>71</text:span></text:p>
            </table:table-cell>
          </table:table-row>
          <table:table-row table:style-name="Table3.1">
            <table:table-cell table:style-name="Table3.A1" office:value-type="string">
              <text:p text:style-name="P17"><text:span text:style-name="Character_20_style">Nŭr </text:span></text:p>
            </table:table-cell>
            <table:table-cell table:style-name="Table3.A1" office:value-type="string">
              <text:p text:style-name="P17"><text:span text:style-name="Character_20_style"><text:s/>24</text:span></text:p>
            </table:table-cell>
          </table:table-row>
          <table:table-row table:style-name="Table3.1">
            <table:table-cell table:style-name="Table3.A1" office:value-type="string">
              <text:p text:style-name="P17"><text:span text:style-name="Character_20_style">Ra’d</text:span></text:p>
            </table:table-cell>
            <table:table-cell table:style-name="Table3.A1" office:value-type="string">
              <text:p text:style-name="P17"><text:span text:style-name="Character_20_style"><text:s/>13</text:span></text:p>
            </table:table-cell>
          </table:table-row>
          <table:table-row table:style-name="Table3.1">
            <table:table-cell table:style-name="Table3.A1" office:value-type="string">
              <text:p text:style-name="P17"><text:span text:style-name="Character_20_style">Rahman</text:span></text:p>
            </table:table-cell>
            <table:table-cell table:style-name="Table3.A1" office:value-type="string">
              <text:p text:style-name="P17"><text:span text:style-name="Character_20_style"><text:s/>55</text:span></text:p>
            </table:table-cell>
          </table:table-row>
          <table:table-row table:style-name="Table3.1">
            <table:table-cell table:style-name="Table3.A1" office:value-type="string">
              <text:p text:style-name="P17"><text:span text:style-name="Character_20_style">Rŭm</text:span></text:p>
            </table:table-cell>
            <table:table-cell table:style-name="Table3.A1" office:value-type="string">
              <text:p text:style-name="P17"><text:span text:style-name="Character_20_style"><text:s/>30</text:span></text:p>
            </table:table-cell>
          </table:table-row>
          <table:table-row table:style-name="Table3.1">
            <table:table-cell table:style-name="Table3.A1" office:value-type="string">
              <text:p text:style-name="P17"><text:span text:style-name="Character_20_style">Saba</text:span></text:p>
            </table:table-cell>
            <table:table-cell table:style-name="Table3.A1" office:value-type="string">
              <text:p text:style-name="P17"><text:span text:style-name="Character_20_style"><text:s/>34</text:span></text:p>
            </table:table-cell>
          </table:table-row>
          <table:table-row table:style-name="Table3.1">
            <table:table-cell table:style-name="Table3.A1" office:value-type="string">
              <text:p text:style-name="P17"><text:span text:style-name="Character_20_style">Saffat </text:span></text:p>
            </table:table-cell>
            <table:table-cell table:style-name="Table3.A1" office:value-type="string">
              <text:p text:style-name="P17"><text:span text:style-name="Character_20_style"><text:s/>37</text:span></text:p>
            </table:table-cell>
          </table:table-row>
          <table:table-row table:style-name="Table3.1">
            <table:table-cell table:style-name="Table3.A1" office:value-type="string">
              <text:p text:style-name="P17"><text:span text:style-name="Character_20_style">Saĝda </text:span></text:p>
            </table:table-cell>
            <table:table-cell table:style-name="Table3.A1" office:value-type="string">
              <text:p text:style-name="P17"><text:span text:style-name="Character_20_style"><text:s/>32</text:span></text:p>
            </table:table-cell>
          </table:table-row>
          <table:table-row table:style-name="Table3.1">
            <table:table-cell table:style-name="Table3.A1" office:value-type="string">
              <text:p text:style-name="P17"><text:span text:style-name="Character_20_style">Sŭad</text:span></text:p>
            </table:table-cell>
            <table:table-cell table:style-name="Table3.A1" office:value-type="string">
              <text:p text:style-name="P17"><text:span text:style-name="Character_20_style"><text:s/>38</text:span></text:p>
            </table:table-cell>
          </table:table-row>
          <table:table-row table:style-name="Table3.1">
            <table:table-cell table:style-name="Table3.A1" office:value-type="string">
              <text:p text:style-name="P17"><text:span text:style-name="Character_20_style">Sŭaff </text:span></text:p>
            </table:table-cell>
            <table:table-cell table:style-name="Table3.A1" office:value-type="string">
              <text:p text:style-name="P17"><text:span text:style-name="Character_20_style"><text:s/>61</text:span></text:p>
            </table:table-cell>
          </table:table-row>
          <table:table-row table:style-name="Table3.1">
            <table:table-cell table:style-name="Table3.A1" office:value-type="string">
              <text:p text:style-name="P17"><text:span text:style-name="Character_20_style">Ŝams</text:span></text:p>
            </table:table-cell>
            <table:table-cell table:style-name="Table3.A1" office:value-type="string">
              <text:p text:style-name="P17"><text:span text:style-name="Character_20_style"><text:s/>91</text:span></text:p>
            </table:table-cell>
          </table:table-row>
          <table:table-row table:style-name="Table3.1">
            <table:table-cell table:style-name="Table3.A1" office:value-type="string">
              <text:p text:style-name="P17"><text:span text:style-name="Character_20_style">Ŝifara </text:span></text:p>
            </table:table-cell>
            <table:table-cell table:style-name="Table3.A1" office:value-type="string">
              <text:p text:style-name="P17"><text:span text:style-name="Character_20_style"><text:s/>26</text:span></text:p>
            </table:table-cell>
          </table:table-row>
          <table:table-row table:style-name="Table3.1">
            <table:table-cell table:style-name="Table3.A1" office:value-type="string">
              <text:p text:style-name="P17"><text:span text:style-name="Character_20_style">Ŝŭra</text:span></text:p>
            </table:table-cell>
            <table:table-cell table:style-name="Table3.A1" office:value-type="string">
              <text:p text:style-name="P17"><text:span text:style-name="Character_20_style"><text:s/>42</text:span></text:p>
            </table:table-cell>
          </table:table-row>
          <table:table-row table:style-name="Table3.1">
            <table:table-cell table:style-name="Table3.A1" office:value-type="string">
              <text:p text:style-name="P17"><text:span text:style-name="Character_20_style">Tagabun </text:span></text:p>
            </table:table-cell>
            <table:table-cell table:style-name="Table3.A1" office:value-type="string">
              <text:p text:style-name="P17"><text:span text:style-name="Character_20_style"><text:s/>64</text:span></text:p>
            </table:table-cell>
          </table:table-row>
          <table:table-row table:style-name="Table3.1">
            <table:table-cell table:style-name="Table3.A1" office:value-type="string">
              <text:p text:style-name="P17"><text:span text:style-name="Character_20_style">Tahrim </text:span></text:p>
            </table:table-cell>
            <table:table-cell table:style-name="Table3.A1" office:value-type="string">
              <text:p text:style-name="P17"><text:span text:style-name="Character_20_style"><text:s/>66</text:span></text:p>
            </table:table-cell>
          </table:table-row>
          <table:table-row table:style-name="Table3.1">
            <table:table-cell table:style-name="Table3.A1" office:value-type="string">
              <text:p text:style-name="P17"><text:span text:style-name="Character_20_style">Takasur</text:span></text:p>
            </table:table-cell>
            <table:table-cell table:style-name="Table3.A1" office:value-type="string">
              <text:p text:style-name="P17"><text:span text:style-name="Character_20_style">102</text:span></text:p>
            </table:table-cell>
          </table:table-row>
          <table:table-row table:style-name="Table3.1">
            <table:table-cell table:style-name="Table3.A1" office:value-type="string">
              <text:p text:style-name="P17"><text:span text:style-name="Character_20_style">Takvir </text:span></text:p>
            </table:table-cell>
            <table:table-cell table:style-name="Table3.A1" office:value-type="string">
              <text:p text:style-name="P17"><text:span text:style-name="Character_20_style"><text:s/>81</text:span></text:p>
            </table:table-cell>
          </table:table-row>
          <table:table-row table:style-name="Table3.1">
            <table:table-cell table:style-name="Table3.A1" office:value-type="string">
              <text:p text:style-name="P17"><text:span text:style-name="Character_20_style">Tatfif </text:span></text:p>
            </table:table-cell>
            <table:table-cell table:style-name="Table3.A1" office:value-type="string">
              <text:p text:style-name="P17"><text:span text:style-name="Character_20_style"><text:s/>83</text:span></text:p>
            </table:table-cell>
          </table:table-row>
          <table:table-row table:style-name="Table3.1">
            <table:table-cell table:style-name="Table3.A1" office:value-type="string">
              <text:p text:style-name="P17"><text:span text:style-name="Character_20_style">Taŭba </text:span></text:p>
            </table:table-cell>
            <table:table-cell table:style-name="Table3.A1" office:value-type="string">
              <text:p text:style-name="P17"><text:span text:style-name="Character_20_style"><text:s/>9</text:span></text:p>
            </table:table-cell>
          </table:table-row>
          <table:table-row table:style-name="Table3.1">
            <table:table-cell table:style-name="Table3.A1" office:value-type="string">
              <text:p text:style-name="P17"><text:span text:style-name="Character_20_style">Tin </text:span></text:p>
            </table:table-cell>
            <table:table-cell table:style-name="Table3.A1" office:value-type="string">
              <text:p text:style-name="P17"><text:span text:style-name="Character_20_style"><text:s/>95</text:span></text:p>
            </table:table-cell>
          </table:table-row>
          <table:table-row table:style-name="Table3.1">
            <table:table-cell table:style-name="Table3.A1" office:value-type="string">
              <text:p text:style-name="P17"><text:span text:style-name="Character_20_style">Tŭa-Ha </text:span></text:p>
            </table:table-cell>
            <table:table-cell table:style-name="Table3.A1" office:value-type="string">
              <text:p text:style-name="P17"><text:span text:style-name="Character_20_style"><text:s/>20</text:span></text:p>
            </table:table-cell>
          </table:table-row>
          <table:table-row table:style-name="Table3.1">
            <table:table-cell table:style-name="Table3.A1" office:value-type="string">
              <text:p text:style-name="P17"><text:span text:style-name="Character_20_style">Tŭalak </text:span></text:p>
            </table:table-cell>
            <table:table-cell table:style-name="Table3.A1" office:value-type="string">
              <text:p text:style-name="P17"><text:span text:style-name="Character_20_style"><text:s text:c="2"/>65</text:span></text:p>
            </table:table-cell>
          </table:table-row>
          <table:table-row table:style-name="Table3.1">
            <table:table-cell table:style-name="Table3.A1" office:value-type="string">
              <text:p text:style-name="P17"><text:span text:style-name="Character_20_style">Tŭarek </text:span></text:p>
            </table:table-cell>
            <table:table-cell table:style-name="Table3.A1" office:value-type="string">
              <text:p text:style-name="P17"><text:span text:style-name="Character_20_style"><text:s/>86</text:span></text:p>
            </table:table-cell>
          </table:table-row>
          <table:table-row table:style-name="Table3.1">
            <table:table-cell table:style-name="Table3.A1" office:value-type="string">
              <text:p text:style-name="P17"><text:span text:style-name="Character_20_style">Tŭr </text:span></text:p>
            </table:table-cell>
            <table:table-cell table:style-name="Table3.A1" office:value-type="string">
              <text:p text:style-name="P17"><text:span text:style-name="Character_20_style"><text:s/>52</text:span></text:p>
            </table:table-cell>
          </table:table-row>
          <table:table-row table:style-name="Table3.1">
            <table:table-cell table:style-name="Table3.A1" office:value-type="string">
              <text:p text:style-name="P17"><text:span text:style-name="Character_20_style">Vake’a </text:span></text:p>
            </table:table-cell>
            <table:table-cell table:style-name="Table3.A1" office:value-type="string">
              <text:p text:style-name="P17"><text:span text:style-name="Character_20_style"><text:s/>56</text:span></text:p>
            </table:table-cell>
          </table:table-row>
          <table:table-row table:style-name="Table3.1">
            <table:table-cell table:style-name="Table3.A1" office:value-type="string">
              <text:p text:style-name="P17"><text:span text:style-name="Character_20_style">Zarejat </text:span></text:p>
            </table:table-cell>
            <table:table-cell table:style-name="Table3.A1" office:value-type="string">
              <text:p text:style-name="P17"><text:span text:style-name="Character_20_style"><text:s/>51</text:span></text:p>
            </table:table-cell>
          </table:table-row>
          <table:table-row table:style-name="Table3.1">
            <table:table-cell table:style-name="Table3.A1" office:value-type="string">
              <text:p text:style-name="P17"><text:span text:style-name="Character_20_style">Zilzal </text:span><text:soft-page-break/></text:p>
            </table:table-cell>
            <table:table-cell table:style-name="Table3.A1" office:value-type="string">
              <text:p text:style-name="P17"><text:span text:style-name="Character_20_style"><text:s/>99</text:span><text:soft-page-break/></text:p>
            </table:table-cell>
          </table:table-row>
          <table:table-row table:style-name="Table3.1">
            <table:table-cell table:style-name="Table3.A1" office:value-type="string">
              <text:p text:style-name="P17"><text:span text:style-name="Character_20_style">Zuhruf </text:span></text:p>
            </table:table-cell>
            <table:table-cell table:style-name="Table3.A1" office:value-type="string">
              <text:p text:style-name="P17"><text:span text:style-name="Character_20_style"><text:s/>43</text:span></text:p>
            </table:table-cell>
          </table:table-row>
          <table:table-row table:style-name="Table3.1">
            <table:table-cell table:style-name="Table3.A1" office:value-type="string">
              <text:p text:style-name="P17"><text:span text:style-name="Character_20_style">Zumar </text:span></text:p>
            </table:table-cell>
            <table:table-cell table:style-name="Table3.A1" office:value-type="string">
              <text:p text:style-name="P17"><text:span text:style-name="Character_20_style"><text:s/>39</text:span></text:p>
            </table:table-cell>
          </table:table-row>
        </table:table>
        <text:p text:style-name="P6"/>
      </text:section>
      <text:h text:style-name="Heading_20_2" text:outline-level="2"><text:span text:style-name="Character_20_style"><text:span text:style-name="T2">Ĉapitroj</text:span></text:span></text:h>
      <text:h text:style-name="Heading_20_2" text:outline-level="2"><text:span text:style-name="Character_20_style"><text:span text:style-name="T1">Subjekta indekso</text:span></text:span></text:h>
      <text:p text:style-name="P18"><text:span text:style-name="Character_20_style">(la unua numero indikas la ĉapitron, la sekvantaj la versojn)</text:span></text:p>
      <text:p text:style-name="Text_20_body"><text:span text:style-name="Character_20_style"/></text:p>
      <table:table table:name="Table2" table:style-name="Table2">
        <table:table-column table:style-name="Table2.A"/>
        <table:table-column table:style-name="Table2.B"/>
        <table:table-row table:style-name="Table2.1">
          <table:table-cell table:style-name="Table2.A1" office:value-type="string">
            <text:p text:style-name="Text_20_body">Abraham</text:p>
          </table:table-cell>
          <table:table-cell table:style-name="Table2.A1" office:value-type="string">
            <text:p text:style-name="Text_20_body">2:125-134; 2:261; 6:75-82; 11:70-77; 14:36-42;<text:line-break/>21:52-71; 26:70-90; 29:17-19, 32-33; 37:103-114;</text:p>
          </table:table-cell>
        </table:table-row>
        <table:table-row table:style-name="Table2.2">
          <table:table-cell table:style-name="Table2.A1" office:value-type="string">
            <text:p text:style-name="Text_20_body">Adam</text:p>
          </table:table-cell>
          <table:table-cell table:style-name="Table2.A1" office:value-type="string">
            <text:p text:style-name="Text_20_body">2:31-39; 5:28-32; 7:12-26; 20:116-124;</text:p>
          </table:table-cell>
        </table:table-row>
        <table:table-row table:style-name="Table2.2">
          <table:table-cell table:style-name="Table2.A1" office:value-type="string">
            <text:p text:style-name="Text_20_body">Adulto kaj aliaj hontindaĵoj</text:p>
          </table:table-cell>
          <table:table-cell table:style-name="Table2.A1" office:value-type="string">
            <text:p text:style-name="Text_20_body">4:16-17; 17:33; 24:3-10, 20; 25:69;</text:p>
          </table:table-cell>
        </table:table-row>
        <table:table-row table:style-name="Table2.2">
          <table:table-cell table:style-name="Table2.A1" office:value-type="string">
            <text:p text:style-name="Text_20_body">Almozoj</text:p>
          </table:table-cell>
          <table:table-cell table:style-name="Table2.A1" office:value-type="string">
            <text:p text:style-name="Text_20_body">2:262-275,278;47:39; 57:19; 64:18;</text:p>
          </table:table-cell>
        </table:table-row>
        <table:table-row table:style-name="Table2.2">
          <table:table-cell table:style-name="Table2.A1" office:value-type="string">
            <text:p text:style-name="Text_20_body">Amo al kaj de Allah</text:p>
          </table:table-cell>
          <table:table-cell table:style-name="Table2.A1" office:value-type="string">
            <text:p text:style-name="Text_20_body">2:166;3:32; 19:97; 85:15;</text:p>
          </table:table-cell>
        </table:table-row>
        <table:table-row table:style-name="Table2.6">
          <table:table-cell table:style-name="Table2.A1" office:value-type="string">
            <text:p text:style-name="Text_20_body">Anĝeloj</text:p>
          </table:table-cell>
          <table:table-cell table:style-name="Table2.A1" office:value-type="string">
            <text:p text:style-name="Text_20_body">8:10; 15:8-9, 29-31; 16:50-51; 32:12; 35:2;<text:line-break/>37:2-4; 39:76; 50:18-28; 69:18; 79:2-6; 82:11-13;<text:line-break/>97:5;</text:p>
          </table:table-cell>
        </table:table-row>
        <table:table-row table:style-name="Table2.2">
          <table:table-cell table:style-name="Table2.A1" office:value-type="string">
            <text:p text:style-name="Text_20_body">Atesto</text:p>
          </table:table-cell>
          <table:table-cell table:style-name="Table2.A1" office:value-type="string">
            <text:p text:style-name="Text_20_body">4:136;5:9, 107-109;</text:p>
          </table:table-cell>
        </table:table-row>
        <table:table-row table:style-name="Table2.2">
          <table:table-cell table:style-name="Table2.A1" office:value-type="string">
            <text:p text:style-name="Text_20_body">Aŭtoritatoj (obeo al la)</text:p>
          </table:table-cell>
          <table:table-cell table:style-name="Table2.A1" office:value-type="string">
            <text:p text:style-name="Text_20_body">4:60;</text:p>
          </table:table-cell>
        </table:table-row>
        <table:table-row table:style-name="Table2.2">
          <table:table-cell table:style-name="Table2.A1" office:value-type="string">
            <text:p text:style-name="Text_20_body">Celo de la kreo</text:p>
          </table:table-cell>
          <table:table-cell table:style-name="Table2.A1" office:value-type="string">
            <text:p text:style-name="Text_20_body">51:57;</text:p>
          </table:table-cell>
        </table:table-row>
        <table:table-row table:style-name="Table2.2">
          <table:table-cell table:style-name="Table2.A1" office:value-type="string">
            <text:p text:style-name="Text_20_body">Eksedziĝo</text:p>
          </table:table-cell>
          <table:table-cell table:style-name="Table2.A1" office:value-type="string">
            <text:p text:style-name="Text_20_body">2:228-242; 4:36; 4:129-131; 33:50; 58:2-5; 65:2-8;</text:p>
          </table:table-cell>
        </table:table-row>
        <table:table-row table:style-name="Table2.2">
          <table:table-cell table:style-name="Table2.A1" office:value-type="string">
            <text:p text:style-name="Text_20_body">Evangelio kaj Torao</text:p>
          </table:table-cell>
          <table:table-cell table:style-name="Table2.A1" office:value-type="string">
            <text:p text:style-name="Text_20_body">3:4; 5:45-48; 7:158; 48:30; 62:6;</text:p>
          </table:table-cell>
        </table:table-row>
        <table:table-row table:style-name="Table2.2">
          <table:table-cell table:style-name="Table2.A1" office:value-type="string">
            <text:p text:style-name="Text_20_body">Fasto</text:p>
          </table:table-cell>
          <table:table-cell table:style-name="Table2.A1" office:value-type="string">
            <text:p text:style-name="Text_20_body">2:184-188;</text:p>
          </table:table-cell>
        </table:table-row>
        <table:table-row table:style-name="Table2.2">
          <table:table-cell table:style-name="Table2.A1" office:value-type="string">
            <text:p text:style-name="Text_20_body">Geedziĝo</text:p>
          </table:table-cell>
          <table:table-cell table:style-name="Table2.A1" office:value-type="string">
            <text:p text:style-name="Text_20_body">4:4-5 ;(v. ankaŭ "virinoj”)</text:p>
          </table:table-cell>
        </table:table-row>
        <table:table-row table:style-name="Table2.2">
          <table:table-cell table:style-name="Table2.A1" office:value-type="string">
            <text:p text:style-name="Text_20_body">Gefiloj</text:p>
          </table:table-cell>
          <table:table-cell table:style-name="Table2.A1" office:value-type="string">
            <text:p text:style-name="Text_20_body">42:50-51;</text:p>
          </table:table-cell>
        </table:table-row>
        <table:table-row table:style-name="Table2.2">
          <table:table-cell table:style-name="Table2.A1" office:value-type="string">
            <text:p text:style-name="Text_20_body">Gepatroj</text:p>
          </table:table-cell>
          <table:table-cell table:style-name="Table2.A1" office:value-type="string">
            <text:p text:style-name="Text_20_body">2:84; 6:152; 17:24-25; 29:9; 31:15-16; 46:16-18;</text:p>
          </table:table-cell>
        </table:table-row>
        <table:table-row table:style-name="Table2.6">
          <table:table-cell table:style-name="Table2.A1" office:value-type="string">
            <text:p text:style-name="Text_20_body">Gog kaj Magog<text:line-break/>Ginnoj</text:p>
          </table:table-cell>
          <table:table-cell table:style-name="Table2.A1" office:value-type="string">
            <text:p text:style-name="Text_20_body">18:95;21:97;<text:line-break/>6:101, 129,131; 15:28; 27:18,40; 41:26, 30;<text:line-break/>46:30;55:16, 34;72:2;</text:p>
          </table:table-cell>
        </table:table-row>
        <table:table-row table:style-name="Table2.2">
          <table:table-cell table:style-name="Table2.A1" office:value-type="string">
            <text:p text:style-name="Text_20_body">Hazardludo</text:p>
          </table:table-cell>
          <table:table-cell table:style-name="Table2.A1" office:value-type="string">
            <text:p text:style-name="Text_20_body">2:220; 5:91-92;</text:p>
          </table:table-cell>
        </table:table-row>
        <table:table-row table:style-name="Table2.2">
          <table:table-cell table:style-name="Table2.A1" office:value-type="string">
            <text:p text:style-name="Text_20_body">Heredo</text:p>
          </table:table-cell>
          <table:table-cell table:style-name="Table2.A1" office:value-type="string">
            <text:p text:style-name="Text_20_body">4:8-9;4:12-13, 177;</text:p>
          </table:table-cell>
        </table:table-row>
        <table:table-row table:style-name="Table2.2">
          <table:table-cell table:style-name="Table2.A1" office:value-type="string">
            <text:p text:style-name="Text_20_body">Iblis</text:p>
          </table:table-cell>
          <table:table-cell table:style-name="Table2.A1" office:value-type="string">
            <text:p text:style-name="Text_20_body">2:31-39; 15:29-45;</text:p>
          </table:table-cell>
        </table:table-row>
        <text:soft-page-break/>
        <table:table-row table:style-name="Table2.2">
          <table:table-cell table:style-name="Table2.A1" office:value-type="string">
            <text:p text:style-name="Text_20_body">Idolkulto</text:p>
          </table:table-cell>
          <table:table-cell table:style-name="Table2.A1" office:value-type="string">
            <text:p text:style-name="Text_20_body">4:49, 117; 9:28; 9:113; 25:4; 28:62-67;</text:p>
          </table:table-cell>
        </table:table-row>
        <table:table-row table:style-name="Table2.1">
          <table:table-cell table:style-name="Table2.A1" office:value-type="string">
            <text:p text:style-name="Text_20_body">Infero</text:p>
          </table:table-cell>
          <table:table-cell table:style-name="Table2.A1" office:value-type="string">
            <text:p text:style-name="Text_20_body">6:129; 7:180; 11:107-108, 120; 15:44-45; 20:75; 26:92-103; 32:14; 38:56-65; 40:50-51; 43:75-79;<text:line-break/>56:42-57; 73:13-14; 74:27-32;</text:p>
          </table:table-cell>
        </table:table-row>
        <table:table-row table:style-name="Table2.2">
          <table:table-cell table:style-name="Table2.A1" office:value-type="string">
            <text:p text:style-name="Text_20_body">Islamo</text:p>
          </table:table-cell>
          <table:table-cell table:style-name="Table2.A1" office:value-type="string">
            <text:p text:style-name="Text_20_body">3:20;3:86;5:4;6:126;39:23;</text:p>
          </table:table-cell>
        </table:table-row>
        <table:table-row table:style-name="Table2.2">
          <table:table-cell table:style-name="Table2.A1" office:value-type="string">
            <text:p text:style-name="Text_20_body">Jesuo</text:p>
          </table:table-cell>
          <table:table-cell table:style-name="Table2.A1" office:value-type="string">
            <text:p text:style-name="Text_20_body">3:46-54; 3:56-58; 4:158; 5:76; 5:111-120; 19:30-36;</text:p>
          </table:table-cell>
        </table:table-row>
        <table:table-row table:style-name="Table2.1">
          <table:table-cell table:style-name="Table2.A1" office:value-type="string">
            <text:p text:style-name="Text_20_body">Judoj<text:line-break/>Juroj</text:p>
          </table:table-cell>
          <table:table-cell table:style-name="Table2.A1" office:value-type="string">
            <text:p text:style-name="Text_20_body">2:41-75; 4:154-162; 5:19-27;<text:line-break/>4:136;5:9, 107-109;</text:p>
          </table:table-cell>
        </table:table-row>
        <table:table-row table:style-name="Table2.2">
          <table:table-cell table:style-name="Table2.A1" office:value-type="string">
            <text:p text:style-name="Text_20_body">Kalumnio</text:p>
          </table:table-cell>
          <table:table-cell table:style-name="Table2.A1" office:value-type="string">
            <text:p text:style-name="Text_20_body">4:113; 24:12-17; 49:13;</text:p>
          </table:table-cell>
        </table:table-row>
        <table:table-row table:style-name="Table2.1">
          <table:table-cell table:style-name="Table2.A1" office:value-type="string">
            <text:p text:style-name="Text_20_body">Kreo</text:p>
          </table:table-cell>
          <table:table-cell table:style-name="Table2.A1" office:value-type="string">
            <text:p text:style-name="Text_20_body">7:55; 13:3-4; 21:17-18; 22:66-67; 24:46; 30:9;<text:line-break/>36:82-83;41:10-13; 46:4; 50:39; 65:13; 78:7-17;</text:p>
          </table:table-cell>
        </table:table-row>
        <table:table-row table:style-name="Table2.2">
          <table:table-cell table:style-name="Table2.A1" office:value-type="string">
            <text:p text:style-name="Text_20_body">Kristanoj</text:p>
          </table:table-cell>
          <table:table-cell table:style-name="Table2.A1" office:value-type="string">
            <text:p text:style-name="Text_20_body">2:63;3:53-54, 2OO;5:15, 112-115;9:30-31;22:18; 61:15;</text:p>
          </table:table-cell>
        </table:table-row>
        <table:table-row table:style-name="Table2.2">
          <table:table-cell table:style-name="Table2.A1" office:value-type="string">
            <text:p text:style-name="Text_20_body">Malpermesitaj manĝaĵoj</text:p>
          </table:table-cell>
          <table:table-cell table:style-name="Table2.A1" office:value-type="string">
            <text:p text:style-name="Text_20_body">2:174;5:4;6:122, 146; 16:116;</text:p>
          </table:table-cell>
        </table:table-row>
        <table:table-row table:style-name="Table2.2">
          <table:table-cell table:style-name="Table2.A1" office:value-type="string">
            <text:p text:style-name="Text_20_body">Maria</text:p>
          </table:table-cell>
          <table:table-cell table:style-name="Table2.A1" office:value-type="string">
            <text:p text:style-name="Text_20_body">3:37-48; 4:157; 19:17-31; 21:92; 23:51; 66:13;</text:p>
          </table:table-cell>
        </table:table-row>
        <table:table-row table:style-name="Table2.2">
          <table:table-cell table:style-name="Table2.A1" office:value-type="string">
            <text:p text:style-name="Text_20_body">Milito</text:p>
          </table:table-cell>
          <table:table-cell table:style-name="Table2.A1" office:value-type="string">
            <text:p text:style-name="Text_20_body">2:191-194;8:40, 58-63;22:40-42; 47:5;49:10;</text:p>
          </table:table-cell>
        </table:table-row>
        <table:table-row table:style-name="Table2.2">
          <table:table-cell table:style-name="Table2.A1" office:value-type="string">
            <text:p text:style-name="Text_20_body">Naskiĝo de la homo</text:p>
          </table:table-cell>
          <table:table-cell table:style-name="Table2.A1" office:value-type="string">
            <text:p text:style-name="Text_20_body">22:6; 23:13-15; 30:55; 32:8-10; 35:12; 39:7;40:68; 86:6-8; 96:2-3;</text:p>
          </table:table-cell>
        </table:table-row>
        <table:table-row table:style-name="Table2.2">
          <table:table-cell table:style-name="Table2.A1" office:value-type="string">
            <text:p text:style-name="Text_20_body">Nutraĵoj</text:p>
          </table:table-cell>
          <table:table-cell table:style-name="Table2.A1" office:value-type="string">
            <text:p text:style-name="Text_20_body">15:20-22; 41:11; 42:28;</text:p>
          </table:table-cell>
        </table:table-row>
        <table:table-row table:style-name="Table2.1">
          <table:table-cell table:style-name="Table2.A1" office:value-type="string">
            <text:p text:style-name="Text_20_body">Paradizo</text:p>
          </table:table-cell>
          <table:table-cell table:style-name="Table2.A1" office:value-type="string">
            <text:p text:style-name="Text_20_body">2:26; 3:16; 10:10-11; 32:20;47:16; 55:47-77;<text:line-break/>56:13-41; 76:13-23;</text:p>
          </table:table-cell>
        </table:table-row>
        <table:table-row table:style-name="Table2.1">
          <table:table-cell table:style-name="Table2.A1" office:value-type="string">
            <text:p text:style-name="Text_20_body">Pekoj kaj pento</text:p>
          </table:table-cell>
          <table:table-cell table:style-name="Table2.A1" office:value-type="string">
            <text:p text:style-name="Text_20_body">2:161; 3:90, 136;4:18, 111; 5:40; 6:55; 7:154;<text:line-break/>9:104; 25:71-72; 39:54;42:26;</text:p>
          </table:table-cell>
        </table:table-row>
        <table:table-row table:style-name="Table2.2">
          <table:table-cell table:style-name="Table2.A1" office:value-type="string">
            <text:p text:style-name="Text_20_body">Pilgrimo</text:p>
          </table:table-cell>
          <table:table-cell table:style-name="Table2.A1" office:value-type="string">
            <text:p text:style-name="Text_20_body">2:197-204; 22:27-38;</text:p>
          </table:table-cell>
        </table:table-row>
        <table:table-row table:style-name="Table2.2">
          <table:table-cell table:style-name="Table2.A1" office:value-type="string">
            <text:p text:style-name="Text_20_body">Preĝo</text:p>
          </table:table-cell>
          <table:table-cell table:style-name="Table2.A1" office:value-type="string">
            <text:p text:style-name="Text_20_body">2:128-130,287:3:9-10, 17,27-28, 192-195; 4:102- 104; 23:110, 119; 25:75; 40:8-10; 59:11; 62:10-11;</text:p>
          </table:table-cell>
        </table:table-row>
        <table:table-row table:style-name="Table2.2">
          <table:table-cell table:style-name="Table2.A1" office:value-type="string">
            <text:p text:style-name="Text_20_body">Procentego</text:p>
          </table:table-cell>
          <table:table-cell table:style-name="Table2.A1" office:value-type="string">
            <text:p text:style-name="Text_20_body">2:276-277, 279-281; 3:131; 30:40;</text:p>
          </table:table-cell>
        </table:table-row>
        <table:table-row table:style-name="Table2.1">
          <table:table-cell table:style-name="Table2.A1" office:value-type="string">
            <text:p text:style-name="Text_20_body">Profetoj</text:p>
          </table:table-cell>
          <table:table-cell table:style-name="Table2.A1" office:value-type="string">
            <text:p text:style-name="Text_20_body">2:39,254; 4:70; 7:95; 10:48; 14:10-14; 35:25;<text:line-break/>58:21; 72:27-29;</text:p>
          </table:table-cell>
        </table:table-row>
        <table:table-row table:style-name="Table2.2">
          <table:table-cell table:style-name="Table2.A1" office:value-type="string">
            <text:p text:style-name="Text_20_body">Prunto</text:p>
          </table:table-cell>
          <table:table-cell table:style-name="Table2.A1" office:value-type="string">
            <text:p text:style-name="Text_20_body">2:283-284;</text:p>
          </table:table-cell>
        </table:table-row>
        <table:table-row table:style-name="Table2.2">
          <table:table-cell table:style-name="Table2.A1" office:value-type="string">
            <text:p text:style-name="Text_20_body">Puriĝo</text:p>
          </table:table-cell>
          <table:table-cell table:style-name="Table2.A1" office:value-type="string">
            <text:p text:style-name="Text_20_body">4:44; 5:7;</text:p>
          </table:table-cell>
        </table:table-row>
        <table:table-row table:style-name="Table2.1">
          <table:table-cell table:style-name="Table2.A1" office:value-type="string">
            <text:p text:style-name="Text_20_body">Satano</text:p>
          </table:table-cell>
          <table:table-cell table:style-name="Table2.A1" office:value-type="string">
            <text:p text:style-name="Text_20_body">4:118-121; 7:201-202,15:18-19; 16:99-101;<text:line-break/>23:98-99; 35:7; 38:42; 59:17;</text:p>
          </table:table-cell>
        </table:table-row>
        <table:table-row table:style-name="Table2.1">
          <table:table-cell table:style-name="Table2.A1" office:value-type="string">
            <text:p text:style-name="Text_20_body">Signoj de Allah</text:p>
          </table:table-cell>
          <table:table-cell table:style-name="Table2.A1" office:value-type="string">
            <text:p text:style-name="Text_20_body">2:165; 6:96-100; 13:4-5; 16:11 -17; 25:46-5 0;<text:line-break/>30:21 -29; 31:11,29-33; 36:34-45; 81:2-15;</text:p>
          </table:table-cell>
        </table:table-row>
        <table:table-row table:style-name="Table2.2">
          <table:table-cell table:style-name="Table2.A1" office:value-type="string">
            <text:p text:style-name="Text_20_body">Ŝtelo</text:p>
          </table:table-cell>
          <table:table-cell table:style-name="Table2.A1" office:value-type="string">
            <text:p text:style-name="Text_20_body">5:39;</text:p>
          </table:table-cell>
        </table:table-row>
        <text:soft-page-break/>
        <table:table-row table:style-name="Table2.2">
          <table:table-cell table:style-name="Table2.A1" office:value-type="string">
            <text:p text:style-name="Text_20_body">Toleremo</text:p>
          </table:table-cell>
          <table:table-cell table:style-name="Table2.A1" office:value-type="string">
            <text:p text:style-name="Text_20_body">2:257; 9:6; 10:100-101,109; 16:10,94; 18:30;</text:p>
          </table:table-cell>
        </table:table-row>
        <table:table-row table:style-name="Table2.2">
          <table:table-cell table:style-name="Table2.A1" office:value-type="string">
            <text:p text:style-name="Text_20_body">Triunuo</text:p>
          </table:table-cell>
          <table:table-cell table:style-name="Table2.A1" office:value-type="string">
            <text:p text:style-name="Text_20_body">4:172; 5:73-74;</text:p>
          </table:table-cell>
        </table:table-row>
        <table:table-row table:style-name="Table2.2">
          <table:table-cell table:style-name="Table2.A1" office:value-type="string">
            <text:p text:style-name="Text_20_body">Vino</text:p>
          </table:table-cell>
          <table:table-cell table:style-name="Table2.A1" office:value-type="string">
            <text:p text:style-name="Text_20_body">2:220; 5:91-92;</text:p>
          </table:table-cell>
        </table:table-row>
        <table:table-row table:style-name="Table2.1">
          <table:table-cell table:style-name="Table2.A1" office:value-type="string">
            <text:p text:style-name="Text_20_body">Virinoj</text:p>
          </table:table-cell>
          <table:table-cell table:style-name="Table2.A1" office:value-type="string">
            <text:p text:style-name="Text_20_body">2:188, 222-242;4:23-26, 33-35,128-131;5:6;<text:line-break/>24:32-34,61; 33:36, 60; 65:2, 3,7,8;</text:p>
          </table:table-cell>
        </table:table-row>
        <table:table-row table:style-name="Table2.2">
          <table:table-cell table:style-name="Table2.A1" office:value-type="string">
            <text:p text:style-name="Text_20_body">Vortoj de Allah</text:p>
          </table:table-cell>
          <table:table-cell table:style-name="Table2.A1" office:value-type="string">
            <text:p text:style-name="Text_20_body">18:110,31:28;</text:p>
          </table:table-cell>
        </table:table-row>
      </table:table>
      <text:h text:style-name="Heading_20_2" text:outline-level="2"><text:span text:style-name="Character_20_style"><text:span text:style-name="T1">Tabelo de la plej gravaj historiaj datoj pri la islamo</text:span></text:span></text:h>
      <text:p text:style-name="Text_20_body"><text:span text:style-name="Character_20_style"/></text:p>
      <table:table table:name="Table1" table:style-name="Table1">
        <table:table-column table:style-name="Table1.A"/>
        <table:table-column table:style-name="Table1.B"/>
        <table:table-row>
          <table:table-cell office:value-type="string">
            <text:p text:style-name="Text_20_body">Kristana Jaro</text:p>
          </table:table-cell>
          <table:table-cell office:value-type="string">
            <text:p text:style-name="Text_20_body">Heĝira (elmigro) Jaro</text:p>
          </table:table-cell>
          <table:table-cell office:value-type="string">
            <text:p text:style-name="Standard"/>
          </table:table-cell>
        </table:table-row>
        <table:table-row>
          <table:table-cell office:value-type="string">
            <text:p text:style-name="Text_20_body">570</text:p>
          </table:table-cell>
          <table:table-cell office:value-type="string">
            <text:p text:style-name="Text_20_body">Naskiĝo de la Profeto Mahometo en Mekko</text:p>
          </table:table-cell>
          <table:table-cell office:value-type="string">
            <text:p text:style-name="Standard"/>
          </table:table-cell>
        </table:table-row>
        <table:table-row>
          <table:table-cell office:value-type="string">
            <text:p text:style-name="Text_20_body">576</text:p>
          </table:table-cell>
          <table:table-cell office:value-type="string">
            <text:p text:style-name="Text_20_body">Li orfiĝas kaj pri li zorgas la onklo Abu Talib</text:p>
          </table:table-cell>
          <table:table-cell office:value-type="string">
            <text:p text:style-name="Standard"/>
          </table:table-cell>
        </table:table-row>
        <table:table-row>
          <table:table-cell office:value-type="string">
            <text:p text:style-name="Text_20_body">595</text:p>
          </table:table-cell>
          <table:table-cell office:value-type="string">
            <text:p text:style-name="Text_20_body">Li edziĝasal Khadiĝa</text:p>
          </table:table-cell>
          <table:table-cell office:value-type="string">
            <text:p text:style-name="Standard"/>
          </table:table-cell>
        </table:table-row>
        <table:table-row>
          <table:table-cell office:value-type="string">
            <text:p text:style-name="Text_20_body">605</text:p>
          </table:table-cell>
          <table:table-cell office:value-type="string">
            <text:p text:style-name="Text_20_body">Li adoptas kiel f?lon Zajd-on, filon de Harit</text:p>
          </table:table-cell>
          <table:table-cell office:value-type="string">
            <text:p text:style-name="Standard"/>
          </table:table-cell>
        </table:table-row>
        <table:table-row>
          <table:table-cell office:value-type="string">
            <text:p text:style-name="Text_20_body">610</text:p>
          </table:table-cell>
          <table:table-cell office:value-type="string">
            <text:p text:style-name="Text_20_body">Meditado en la kavemo sur la monto Hira</text:p>
          </table:table-cell>
          <table:table-cell office:value-type="string">
            <text:p text:style-name="Standard"/>
          </table:table-cell>
        </table:table-row>
        <table:table-row>
          <table:table-cell office:value-type="string">
            <text:p text:style-name="Text_20_body">611</text:p>
          </table:table-cell>
          <table:table-cell office:value-type="string">
            <text:p text:style-name="Text_20_body">Unua revelacio, kiun sekvas longdaŭra inter- rompo</text:p>
          </table:table-cell>
          <table:table-cell office:value-type="string">
            <text:p text:style-name="Standard"/>
          </table:table-cell>
        </table:table-row>
        <table:table-row>
          <table:table-cell office:value-type="string">
            <text:p text:style-name="Text_20_body">613</text:p>
          </table:table-cell>
          <table:table-cell office:value-type="string">
            <text:p text:style-name="Text_20_body">Rekomenciĝas la revelacioj</text:p>
          </table:table-cell>
          <table:table-cell office:value-type="string">
            <text:p text:style-name="Standard"/>
          </table:table-cell>
        </table:table-row>
        <table:table-row>
          <table:table-cell office:value-type="string">
            <text:p text:style-name="Text_20_body">613</text:p>
          </table:table-cell>
          <table:table-cell office:value-type="string">
            <text:p text:style-name="Text_20_body">Publika predikado</text:p>
          </table:table-cell>
          <table:table-cell office:value-type="string">
            <text:p text:style-name="Standard"/>
          </table:table-cell>
        </table:table-row>
        <table:table-row>
          <table:table-cell office:value-type="string">
            <text:p text:style-name="Text_20_body">615</text:p>
          </table:table-cell>
          <table:table-cell office:value-type="string">
            <text:p text:style-name="Text_20_body">Unua elmigro de persekutataj Islamanoj al Abisenujo</text:p>
          </table:table-cell>
          <table:table-cell office:value-type="string">
            <text:p text:style-name="Standard"/>
          </table:table-cell>
        </table:table-row>
        <table:table-row>
          <table:table-cell office:value-type="string">
            <text:p text:style-name="Text_20_body">615</text:p>
          </table:table-cell>
          <table:table-cell office:value-type="string">
            <text:p text:style-name="Text_20_body">Delegacio de la Kurajŝ iras al Abisenujo por repreni la elmigrintajn Islamanojn. Rifuzo de la Neguso</text:p>
          </table:table-cell>
          <table:table-cell office:value-type="string">
            <text:p text:style-name="Standard"/>
          </table:table-cell>
        </table:table-row>
        <table:table-row>
          <table:table-cell office:value-type="string">
            <text:p text:style-name="Text_20_body">616</text:p>
          </table:table-cell>
          <table:table-cell office:value-type="string">
            <text:p text:style-name="Text_20_body">Dua elmigro al Abisenujo</text:p>
          </table:table-cell>
          <table:table-cell office:value-type="string">
            <text:p text:style-name="Standard"/>
          </table:table-cell>
        </table:table-row>
        <table:table-row>
          <table:table-cell office:value-type="string">
            <text:p text:style-name="Text_20_body">617-9</text:p>
          </table:table-cell>
          <table:table-cell office:value-type="string">
            <text:p text:style-name="Text_20_body">La Islamanoj estas deklaritaj ”for de la lego” fare de la Kurajŝ</text:p>
          </table:table-cell>
          <table:table-cell office:value-type="string">
            <text:p text:style-name="Standard"/>
          </table:table-cell>
        </table:table-row>
        <table:table-row>
          <table:table-cell office:value-type="string">
            <text:p text:style-name="Text_20_body">619</text:p>
          </table:table-cell>
          <table:table-cell office:value-type="string">
            <text:p text:style-name="Text_20_body">Morto de Khadiga kaj de Abu Talib</text:p>
          </table:table-cell>
          <table:table-cell office:value-type="string">
            <text:p text:style-name="Standard"/>
          </table:table-cell>
        </table:table-row>
        <table:table-row>
          <table:table-cell office:value-type="string">
            <text:p text:style-name="Text_20_body">620</text:p>
          </table:table-cell>
          <table:table-cell office:value-type="string">
            <text:p text:style-name="Text_20_body">Malsukcesq.ekspedicio al Ta’if kaj vizio de la kredantaj Ginnoj*</text:p>
          </table:table-cell>
          <table:table-cell office:value-type="string">
            <text:p text:style-name="Standard"/>
          </table:table-cell>
        </table:table-row>
        <table:table-row>
          <table:table-cell office:value-type="string">
            <text:p text:style-name="Text_20_body">621</text:p>
          </table:table-cell>
          <table:table-cell office:value-type="string">
            <text:p text:style-name="Text_20_body">Unua submetiĝo en Akaba, nomita "submetiĝo de la virinoj”</text:p>
          </table:table-cell>
          <table:table-cell office:value-type="string">
            <text:p text:style-name="Standard"/>
          </table:table-cell>
        </table:table-row>
        <table:table-row>
          <table:table-cell office:value-type="string">
            <text:list xml:id="list422221294" text:style-name="L331">
              <text:list-header>
                <text:p text:style-name="P7"><text:span text:style-name="Character_20_style"><text:span text:style-name="T6">622</text:span></text:span></text:p>
              </text:list-header>
            </text:list>
          </table:table-cell>
          <table:table-cell office:value-type="string">
            <text:list xml:id="list163320114594149" text:continue-numbering="true" text:style-name="L331">
              <text:list-header>
                <text:p><text:bookmark text:name="bookmark6389"/><text:span text:style-name="Character_20_style">Dua submetiĝo en Akaba fare de pli ol 70 Me- dinanoj — kun la promeso, ke ili protektos la Profeton — nomita ”submetiĝo de la milito”</text:span></text:p>
              </text:list-header>
            </text:list>
          </table:table-cell>
          <table:table-cell office:value-type="string">
            <text:p text:style-name="Standard"/>
          </table:table-cell>
        </table:table-row>
        <table:table-row>
          <table:table-cell office:value-type="string">
            <text:list xml:id="list3774675050" text:style-name="L332">
              <text:list-header>
                <text:p text:style-name="P8"><text:span text:style-name="Character_20_style"><text:span text:style-name="T6">622</text:span></text:span></text:p>
              </text:list-header>
            </text:list>
          </table:table-cell>
          <table:table-cell office:value-type="string">
            <text:list xml:id="list163319951065129" text:continue-numbering="true" text:style-name="L332">
              <text:list-header>
                <text:p><text:bookmark text:name="bookmark6390"/><text:span text:style-name="Character_20_style">Heĝiro — Elmigro. Ŝajnas, ke la Profeto alvenis en Medino la 24an de Septembro 622. La nova erao tamen komenciĝas la lan de la monato Muharram de la sama jaro, t.e. la 16an de Ju- lio 622</text:span></text:p>
              </text:list-header>
            </text:list>
          </table:table-cell>
          <table:table-cell office:value-type="string">
            <text:p text:style-name="Standard"/>
          </table:table-cell>
        </table:table-row>
        <table:table-row>
          <table:table-cell office:value-type="string">
            <text:p text:style-name="Text_20_body"><text:span text:style-name="Character_20_style">622-3 </text:span></text:p>
          </table:table-cell>
          <table:table-cell office:value-type="string">
            <text:p text:style-name="Text_20_body"><text:span text:style-name="Character_20_style">Konstruo de la unua moskeo, la ”Moskeo de la Profeto” en </text:span><text:soft-page-break/><text:span text:style-name="Character_20_style">Medino</text:span></text:p>
          </table:table-cell>
          <table:table-cell office:value-type="string">
            <text:p text:style-name="Text_20_body"><text:span text:style-name="Character_20_style"><text:s text:c="2"/>1-2</text:span></text:p>
          </table:table-cell>
        </table:table-row>
        <table:table-row>
          <table:table-cell office:value-type="string">
            <text:p text:style-name="Text_20_body"><text:span text:style-name="Character_20_style">622-3 </text:span></text:p>
          </table:table-cell>
          <table:table-cell office:value-type="string">
            <text:p text:style-name="Text_20_body"><text:span text:style-name="Character_20_style">Fratigo de la Muhaĝerin (Elmigrintoj) kaj de la Ansar (Helpintoj). Alianco inter la Islama- noj de Medino kaj la triboj de la Judoj</text:span></text:p>
          </table:table-cell>
          <table:table-cell office:value-type="string">
            <text:p text:style-name="Text_20_body"><text:span text:style-name="Character_20_style"><text:s/>2</text:span></text:p>
          </table:table-cell>
        </table:table-row>
        <table:table-row>
          <table:table-cell office:value-type="string">
            <text:p text:style-name="P19"><text:span text:style-name="Character_20_style"><text:span text:style-name="T5">623</text:span></text:span></text:p>
          </table:table-cell>
          <table:table-cell office:value-type="string">
            <text:list xml:id="list163320779789044" text:continue-numbering="true" text:style-name="L332">
              <text:list-header>
                <text:p><text:bookmark text:name="bookmark63911"/><text:span text:style-name="Character_20_style">Fasto dum la monato Ramadan anstataŭas </text:span></text:p>
              </text:list-header>
            </text:list>
          </table:table-cell>
          <table:table-cell office:value-type="string">
            <text:p text:style-name="Text_20_body"><text:span text:style-name="Character_20_style"><text:s/>2</text:span></text:p>
          </table:table-cell>
        </table:table-row>
        <table:table-row>
          <table:table-cell office:value-type="string">
            <text:p text:style-name="P19"><text:span text:style-name="Character_20_style"><text:span text:style-name="T5">623</text:span></text:span></text:p>
          </table:table-cell>
          <table:table-cell office:value-type="string">
            <text:list xml:id="list477025246" text:style-name="L333">
              <text:list-header>
                <text:p text:style-name="P9"><text:span text:style-name="Character_20_style">Mekko estas deklarita Kibla</text:span><text:span text:style-name="Character_20_style"><text:note text:id="ftn140" text:note-class="footnote"><text:note-citation>3</text:note-citation><text:note-body><text:p text:style-name="P5"><text:span text:style-name="Character_20_style"><text:s/>Direkto al kiu sin turnas Sfoje ĉiutage la Islamanoj por plenumi la ritan preĝon.</text:span></text:p></text:note-body></text:note></text:span><text:span text:style-name="Character_20_style"> anstataŭ Je- ruzalemo </text:span></text:p>
              </text:list-header>
            </text:list>
          </table:table-cell>
          <table:table-cell office:value-type="string">
            <text:list xml:id="list163320713825524" text:continue-numbering="true" text:style-name="L333">
              <text:list-header>
                <text:p text:style-name="P9"><text:bookmark text:name="bookmark63921"/><text:span text:style-name="Character_20_style"><text:s/>2</text:span></text:p>
              </text:list-header>
            </text:list>
          </table:table-cell>
        </table:table-row>
        <table:table-row>
          <table:table-cell office:value-type="string">
            <text:p text:style-name="P19"><text:span text:style-name="Character_20_style"><text:span text:style-name="T5">623</text:span></text:span></text:p>
          </table:table-cell>
          <table:table-cell office:value-type="string">
            <text:p text:style-name="Text_20_body"><text:span text:style-name="Character_20_style">La Profeto edziĝas al ’Ajŝa </text:span></text:p>
          </table:table-cell>
          <table:table-cell office:value-type="string">
            <text:p text:style-name="Text_20_body"><text:span text:style-name="Character_20_style"><text:s/>2</text:span></text:p>
          </table:table-cell>
        </table:table-row>
        <table:table-row>
          <table:table-cell office:value-type="string">
            <text:p text:style-name="P21"><text:span text:style-name="Character_20_style"><text:span text:style-name="T6">623</text:span></text:span></text:p>
          </table:table-cell>
          <table:table-cell office:value-type="string">
            <text:list xml:id="list1942136862" text:style-name="L334">
              <text:list-header>
                <text:p text:style-name="P11"><text:span text:style-name="Character_20_style">Unua Id-ul-Adja (festo de la ofero)</text:span></text:p>
              </text:list-header>
            </text:list>
          </table:table-cell>
          <table:table-cell office:value-type="string">
            <text:list xml:id="list163321316350905" text:continue-numbering="true" text:style-name="L334">
              <text:list-header>
                <text:p text:style-name="P11"><text:bookmark text:name="bookmark63931"/><text:span text:style-name="Character_20_style"><text:s/>2</text:span></text:p>
              </text:list-header>
            </text:list>
          </table:table-cell>
        </table:table-row>
        <table:table-row>
          <table:table-cell office:value-type="string">
            <text:list xml:id="list163321196745486" text:continue-numbering="true" text:style-name="L334">
              <text:list-header>
                <text:p text:style-name="P12"><text:span text:style-name="Character_20_style"><text:span text:style-name="T6">624</text:span></text:span><text:span text:style-name="Character_20_style"> Jan</text:span></text:p>
              </text:list-header>
            </text:list>
          </table:table-cell>
          <table:table-cell office:value-type="string">
            <text:list xml:id="list163319888035438" text:continue-numbering="true" text:style-name="L334">
              <text:list-header>
                <text:p text:style-name="P12"><text:span text:style-name="Character_20_style"><text:s/>Venko de la Islamanoj kontraŭ la Kurajŝ apud Badr</text:span></text:p>
              </text:list-header>
            </text:list>
          </table:table-cell>
          <table:table-cell office:value-type="string">
            <text:p text:style-name="P20"><text:span text:style-name="Character_20_style">2</text:span></text:p>
          </table:table-cell>
        </table:table-row>
        <table:table-row>
          <table:table-cell office:value-type="string">
            <text:list xml:id="list163320637788835" text:continue-list="list163320713825524" text:style-name="L333">
              <text:list-header>
                <text:p text:style-name="P10"><text:span text:style-name="Character_20_style"><text:span text:style-name="T6">624 Feb</text:span></text:span></text:p>
              </text:list-header>
            </text:list>
          </table:table-cell>
          <table:table-cell office:value-type="string">
            <text:list xml:id="list163321105199603" text:continue-numbering="true" text:style-name="L333">
              <text:list-header>
                <text:p text:style-name="P9"><text:span text:style-name="Character_20_style">Judoj de la tribo Kajnuka estas ekzilitaj </text:span></text:p>
              </text:list-header>
            </text:list>
          </table:table-cell>
          <table:table-cell office:value-type="string">
            <text:list xml:id="list163320157206372" text:continue-numbering="true" text:style-name="L333">
              <text:list-header>
                <text:p text:style-name="P9"><text:bookmark text:name="bookmark63951"/><text:span text:style-name="Character_20_style"><text:s/>2</text:span></text:p>
              </text:list-header>
            </text:list>
          </table:table-cell>
        </table:table-row>
        <table:table-row>
          <table:table-cell office:value-type="string">
            <text:p text:style-name="Text_20_body"><text:span text:style-name="Character_20_style">624-5 </text:span></text:p>
          </table:table-cell>
          <table:table-cell office:value-type="string">
            <text:p text:style-name="P21"><text:span text:style-name="Character_20_style">Fatima, filino de la Profeto, edziniĝas al ’Ali. Naskiĝo de Hasan kaj de Husajn </text:span></text:p>
          </table:table-cell>
          <table:table-cell office:value-type="string">
            <text:p text:style-name="P21"><text:span text:style-name="Character_20_style">2-3</text:span></text:p>
          </table:table-cell>
        </table:table-row>
        <table:table-row>
          <table:table-cell office:value-type="string">
            <text:list xml:id="list163319652570522" text:continue-numbering="true" text:style-name="L333">
              <text:list-header>
                <text:p text:style-name="P10"><text:span text:style-name="Character_20_style"><text:span text:style-name="T6">625</text:span></text:span></text:p>
              </text:list-header>
            </text:list>
          </table:table-cell>
          <table:table-cell office:value-type="string">
            <text:list xml:id="list163319535140545" text:continue-numbering="true" text:style-name="L333">
              <text:list-header>
                <text:p text:style-name="P9"><text:span text:style-name="Character_20_style">Malvenko de la Islamanoj apud Uhud </text:span></text:p>
              </text:list-header>
            </text:list>
          </table:table-cell>
          <table:table-cell office:value-type="string">
            <text:list xml:id="list163320440444626" text:continue-numbering="true" text:style-name="L333">
              <text:list-header>
                <text:p text:style-name="P9"><text:bookmark text:name="bookmark63961"/><text:span text:style-name="Character_20_style"><text:s/>3</text:span></text:p>
              </text:list-header>
            </text:list>
          </table:table-cell>
        </table:table-row>
        <table:table-row>
          <table:table-cell office:value-type="string">
            <text:list xml:id="list163319936950142" text:continue-list="list163319888035438" text:style-name="L334">
              <text:list-header>
                <text:p text:style-name="P12"><text:span text:style-name="Character_20_style"><text:span text:style-name="T6">625</text:span></text:span></text:p>
              </text:list-header>
            </text:list>
          </table:table-cell>
          <table:table-cell office:value-type="string">
            <text:list xml:id="list163321467488671" text:continue-numbering="true" text:style-name="L334">
              <text:list-header>
                <text:p text:style-name="P11"><text:span text:style-name="Character_20_style">Judoj de la tribo Nadir atakitaj kaj ekzi- litaj </text:span></text:p>
              </text:list-header>
            </text:list>
          </table:table-cell>
          <table:table-cell office:value-type="string">
            <text:list xml:id="list163320212725067" text:continue-numbering="true" text:style-name="L334">
              <text:list-header>
                <text:p text:style-name="P11"><text:bookmark text:name="bookmark63971"/><text:span text:style-name="Character_20_style"><text:s text:c="2"/>4</text:span></text:p>
              </text:list-header>
            </text:list>
          </table:table-cell>
        </table:table-row>
        <table:table-row>
          <table:table-cell office:value-type="string">
            <text:list xml:id="list4235696230" text:style-name="L335">
              <text:list-header>
                <text:p text:style-name="P14"><text:span text:style-name="Character_20_style"><text:span text:style-name="T6">626</text:span></text:span></text:p>
              </text:list-header>
            </text:list>
          </table:table-cell>
          <table:table-cell office:value-type="string">
            <text:list xml:id="list163320565337496" text:continue-numbering="true" text:style-name="L335">
              <text:list-header>
                <text:p text:style-name="P13"><text:span text:style-name="Character_20_style">La Profeto edziĝas al Zajnab, eksedzinigita de Zajd.’Ajŝakulpigita kaj defendita </text:span></text:p>
              </text:list-header>
            </text:list>
          </table:table-cell>
          <table:table-cell office:value-type="string">
            <text:list xml:id="list163321284214881" text:continue-numbering="true" text:style-name="L335">
              <text:list-header>
                <text:p text:style-name="P13"><text:bookmark text:name="bookmark6398"/><text:span text:style-name="Character_20_style"><text:s/>5</text:span></text:p>
              </text:list-header>
            </text:list>
          </table:table-cell>
        </table:table-row>
        <table:table-row>
          <table:table-cell office:value-type="string">
            <text:list xml:id="list163320074395587" text:continue-numbering="true" text:style-name="L335">
              <text:list-header>
                <text:p text:style-name="P14"><text:span text:style-name="Character_20_style"><text:span text:style-name="T6">627</text:span></text:span></text:p>
              </text:list-header>
            </text:list>
          </table:table-cell>
          <table:table-cell office:value-type="string">
            <text:list xml:id="list163320710512459" text:continue-numbering="true" text:style-name="L335">
              <text:list-header>
                <text:p text:style-name="P13"><text:span text:style-name="Character_20_style">Blokadode Medino kaj batalo de la Tranĉeo</text:span></text:p>
              </text:list-header>
            </text:list>
          </table:table-cell>
          <table:table-cell office:value-type="string">
            <text:list xml:id="list163319695174185" text:continue-numbering="true" text:style-name="L335">
              <text:list-header>
                <text:p text:style-name="P13"><text:bookmark text:name="bookmark63991"/><text:span text:style-name="Character_20_style"><text:s/>5</text:span></text:p>
              </text:list-header>
            </text:list>
          </table:table-cell>
        </table:table-row>
        <table:table-row>
          <table:table-cell office:value-type="string">
            <text:list xml:id="list163320824463816" text:continue-numbering="true" text:style-name="L335">
              <text:list-header>
                <text:p text:style-name="P14"><text:span text:style-name="Character_20_style"><text:span text:style-name="T6">627</text:span></text:span></text:p>
              </text:list-header>
            </text:list>
          </table:table-cell>
          <table:table-cell office:value-type="string">
            <text:list xml:id="list163320617998819" text:continue-numbering="true" text:style-name="L335">
              <text:list-header>
                <text:p text:style-name="P13"><text:span text:style-name="Character_20_style">Judoj de la tribo Krajda ekstermitaj </text:span></text:p>
              </text:list-header>
            </text:list>
          </table:table-cell>
          <table:table-cell office:value-type="string">
            <text:list xml:id="list163319500793940" text:continue-numbering="true" text:style-name="L335">
              <text:list-header>
                <text:p text:style-name="P13"><text:bookmark text:name="bookmark64001"/><text:span text:style-name="Character_20_style"><text:s/></text:span><text:span text:style-name="Character_20_style"><text:span text:style-name="T6">5</text:span></text:span></text:p>
              </text:list-header>
            </text:list>
          </table:table-cell>
        </table:table-row>
        <table:table-row>
          <table:table-cell office:value-type="string">
            <text:list xml:id="list163319574363163" text:continue-numbering="true" text:style-name="L335">
              <text:list-header>
                <text:p text:style-name="P13"><text:span text:style-name="Character_20_style">627-8 </text:span></text:p>
              </text:list-header>
            </text:list>
          </table:table-cell>
          <table:table-cell office:value-type="string">
            <text:p text:style-name="P21"><text:span text:style-name="Character_20_style">Deksep ekspedicioj. La plej interesa, tiu kontraŭ la Bani Muŝtalik (v. ĉapitron 24an ”_An-Nŭr”, versojn 12a k.s., rilatantajn al ’Ajŝa) </text:span></text:p>
          </table:table-cell>
          <table:table-cell office:value-type="string">
            <text:p text:style-name="P21"><text:span text:style-name="Character_20_style">6</text:span></text:p>
          </table:table-cell>
        </table:table-row>
        <table:table-row>
          <table:table-cell office:value-type="string">
            <text:list xml:id="list163319499998710" text:continue-numbering="true" text:style-name="L335">
              <text:list-header>
                <text:p text:style-name="P14"><text:span text:style-name="Character_20_style"><text:span text:style-name="T6">628</text:span></text:span></text:p>
              </text:list-header>
            </text:list>
          </table:table-cell>
          <table:table-cell office:value-type="string">
            <text:list xml:id="list163321295018433" text:continue-numbering="true" text:style-name="L335">
              <text:list-header>
                <text:p text:style-name="P14"><text:bookmark text:name="bookmark64011"/><text:span text:style-name="Character_20_style">La Profeto kaj liaj disĉiploj pilgrimas </text:span><text:span text:style-name="Character_20_style"><text:span text:style-name="T6">al Hudajbija. Juro de fideleco, nomita ”Juro de la arbo” kaj diplomatia sukceso de la Pro- feto </text:span></text:span></text:p>
              </text:list-header>
            </text:list>
          </table:table-cell>
          <table:table-cell office:value-type="string">
            <text:p text:style-name="P21"><text:span text:style-name="Character_20_style">6</text:span></text:p>
          </table:table-cell>
        </table:table-row>
        <table:table-row>
          <table:table-cell office:value-type="string">
            <text:list xml:id="list163320621149818" text:continue-numbering="true" text:style-name="L335">
              <text:list-header>
                <text:p text:style-name="P13"><text:span text:style-name="Character_20_style">628 </text:span></text:p>
              </text:list-header>
            </text:list>
          </table:table-cell>
          <table:table-cell office:value-type="string">
            <text:list xml:id="list163319831264859" text:continue-numbering="true" text:style-name="L335">
              <text:list-header>
                <text:p text:style-name="P15"><text:span text:style-name="Character_20_style">Ambasadoroj estas senditaj al la reĝoj de Bizanco, Persujo kaj Abisenujo, por inviti ilin akcepti la Islamon </text:span></text:p>
              </text:list-header>
            </text:list>
          </table:table-cell>
          <table:table-cell office:value-type="string">
            <text:p text:style-name="P22"><text:span text:style-name="Character_20_style">6</text:span></text:p>
          </table:table-cell>
        </table:table-row>
        <table:table-row>
          <table:table-cell office:value-type="string">
            <text:list xml:id="list163321128501552" text:continue-numbering="true" text:style-name="L335">
              <text:list-header>
                <text:p text:style-name="P15"><text:span text:style-name="Character_20_style"><text:span text:style-name="T7">628</text:span></text:span></text:p>
              </text:list-header>
            </text:list>
          </table:table-cell>
          <table:table-cell office:value-type="string">
            <text:list xml:id="list163319910015259" text:continue-numbering="true" text:style-name="L335">
              <text:list-header>
                <text:p text:style-name="P13"><text:span text:style-name="Character_20_style">Konkero de Khajbar</text:span></text:p>
              </text:list-header>
            </text:list>
          </table:table-cell>
          <table:table-cell office:value-type="string">
            <text:list xml:id="list163320965087500" text:continue-numbering="true" text:style-name="L335">
              <text:list-header>
                <text:p text:style-name="P13"><text:span text:style-name="Character_20_style"><text:s/>7</text:span></text:p>
              </text:list-header>
            </text:list>
          </table:table-cell>
        </table:table-row>
        <table:table-row>
          <table:table-cell office:value-type="string">
            <text:list xml:id="list163320722216845" text:continue-numbering="true" text:style-name="L335">
              <text:list-header>
                <text:p text:style-name="P15"><text:span text:style-name="Character_20_style"><text:span text:style-name="T7">629</text:span></text:span></text:p>
              </text:list-header>
            </text:list>
          </table:table-cell>
          <table:table-cell office:value-type="string">
            <text:list xml:id="list163319695834635" text:continue-numbering="true" text:style-name="L335">
              <text:list-header>
                <text:p text:style-name="P15"><text:bookmark text:name="bookmark64031"/><text:span text:style-name="Character_20_style">La malgranda pilgrimo estas plenumita. La Profeto edzigas al Majmuna, deka edzino post la morto de Khadiĝa</text:span></text:p>
              </text:list-header>
            </text:list>
          </table:table-cell>
          <table:table-cell office:value-type="string">
            <text:p text:style-name="P22"><text:span text:style-name="Character_20_style">7</text:span></text:p>
          </table:table-cell>
        </table:table-row>
        <table:table-row>
          <table:table-cell office:value-type="string">
            <text:list xml:id="list163321132236823" text:continue-numbering="true" text:style-name="L335">
              <text:list-header>
                <text:p text:style-name="P15"><text:span text:style-name="Character_20_style"><text:span text:style-name="T7">630</text:span></text:span></text:p>
              </text:list-header>
            </text:list>
          </table:table-cell>
          <table:table-cell office:value-type="string">
            <text:list xml:id="list163320409600311" text:continue-numbering="true" text:style-name="L335">
              <text:list-header>
                <text:p text:style-name="P15"><text:bookmark text:name="bookmark64041"/><text:span text:style-name="Character_20_style">Konkero de Mekko kaj detruo de la ido-loj de la Ka’ba* </text:span></text:p>
              </text:list-header>
            </text:list>
          </table:table-cell>
          <table:table-cell office:value-type="string">
            <text:p text:style-name="P22"><text:span text:style-name="Character_20_style">8</text:span></text:p>
          </table:table-cell>
        </table:table-row>
        <table:table-row>
          <table:table-cell office:value-type="string">
            <text:list xml:id="list163321054829130" text:continue-numbering="true" text:style-name="L335">
              <text:list-header>
                <text:p text:style-name="P15"><text:span text:style-name="Character_20_style"><text:span text:style-name="T7">630</text:span></text:span></text:p>
              </text:list-header>
            </text:list>
          </table:table-cell>
          <table:table-cell office:value-type="string">
            <text:list xml:id="list163320588101013" text:continue-numbering="true" text:style-name="L335">
              <text:list-header>
                <text:p text:style-name="P13"><text:span text:style-name="Character_20_style">Venko de Hunajn </text:span></text:p>
              </text:list-header>
            </text:list>
          </table:table-cell>
          <table:table-cell office:value-type="string">
            <text:list xml:id="list163320889495447" text:continue-numbering="true" text:style-name="L335">
              <text:list-header>
                <text:p text:style-name="P13"><text:bookmark text:name="bookmark64051"/><text:span text:style-name="Character_20_style"><text:s/>8</text:span></text:p>
              </text:list-header>
            </text:list>
          </table:table-cell>
        </table:table-row>
        <table:table-row>
          <table:table-cell office:value-type="string">
            <text:list xml:id="list163321267901408" text:continue-numbering="true" text:style-name="L335">
              <text:list-header>
                <text:p text:style-name="P13"><text:span text:style-name="Character_20_style">630-1 </text:span></text:p>
              </text:list-header>
            </text:list>
          </table:table-cell>
          <table:table-cell office:value-type="string">
            <text:list xml:id="list163320941108252" text:continue-numbering="true" text:style-name="L335">
              <text:list-header>
                <text:p text:style-name="P15"><text:span text:style-name="Character_20_style">Submetiĝo de Arabaj triboj. Ekspedicio al Tabuk </text:span></text:p>
              </text:list-header>
            </text:list>
          </table:table-cell>
          <table:table-cell office:value-type="string">
            <text:p text:style-name="P22"><text:span text:style-name="Character_20_style"><text:s/>9</text:span></text:p>
          </table:table-cell>
        </table:table-row>
        <table:table-row>
          <table:table-cell office:value-type="string">
            <text:list xml:id="list163321530044045" text:continue-numbering="true" text:style-name="L335">
              <text:list-header>
                <text:p text:style-name="P15"><text:span text:style-name="Character_20_style"><text:span text:style-name="T7">630</text:span></text:span></text:p>
              </text:list-header>
            </text:list>
          </table:table-cell>
          <table:table-cell office:value-type="string">
            <text:list xml:id="list163320823431876" text:continue-numbering="true" text:style-name="L335">
              <text:list-header>
                <text:p text:style-name="P13"><text:span text:style-name="Character_20_style">Submetiĝo de Ta’if kaj detruo de la idoloj </text:span></text:p>
              </text:list-header>
            </text:list>
          </table:table-cell>
          <table:table-cell office:value-type="string">
            <text:list xml:id="list163319703964834" text:continue-numbering="true" text:style-name="L335">
              <text:list-header>
                <text:p text:style-name="P13"><text:span text:style-name="Character_20_style"><text:s/>9</text:span></text:p>
              </text:list-header>
            </text:list>
          </table:table-cell>
        </table:table-row>
        <table:table-row>
          <table:table-cell office:value-type="string">
            <text:list xml:id="list163320007994393" text:continue-numbering="true" text:style-name="L335">
              <text:list-header>
                <text:p text:style-name="P16"><text:span text:style-name="Character_20_style"><text:span text:style-name="T8">631</text:span></text:span></text:p>
              </text:list-header>
            </text:list>
          </table:table-cell>
          <table:table-cell office:value-type="string">
            <text:list xml:id="list163320273679113" text:continue-numbering="true" text:style-name="L335">
              <text:list-header>
                <text:p text:style-name="P13"><text:span text:style-name="Character_20_style">Ordono batali kontraŭ la idolanoj </text:span></text:p>
              </text:list-header>
            </text:list>
          </table:table-cell>
          <table:table-cell office:value-type="string">
            <text:list xml:id="list163320824659425" text:continue-numbering="true" text:style-name="L335">
              <text:list-header>
                <text:p text:style-name="P13"><text:bookmark text:name="bookmark64071"/><text:span text:style-name="Character_20_style"><text:s/>9</text:span></text:p>
              </text:list-header>
            </text:list>
          </table:table-cell>
        </table:table-row>
        <table:table-row>
          <table:table-cell office:value-type="string">
            <text:list xml:id="list163320897857272" text:continue-numbering="true" text:style-name="L335">
              <text:list-header>
                <text:p text:style-name="P16"><text:span text:style-name="Character_20_style"><text:span text:style-name="T8">631</text:span></text:span></text:p>
              </text:list-header>
            </text:list>
          </table:table-cell>
          <table:table-cell office:value-type="string">
            <text:list xml:id="list163321429553801" text:continue-numbering="true" text:style-name="L335">
              <text:list-header>
                <text:p text:style-name="P13"><text:span text:style-name="Character_20_style">Submetigo de diversaj Kristanaj triboj</text:span></text:p>
              </text:list-header>
            </text:list>
          </table:table-cell>
          <table:table-cell office:value-type="string">
            <text:list xml:id="list163319982582386" text:continue-numbering="true" text:style-name="L335">
              <text:list-header>
                <text:p text:style-name="P16"><text:span text:style-name="Character_20_style"><text:s/>9</text:span></text:p>
              </text:list-header>
            </text:list>
          </table:table-cell>
        </table:table-row>
        <table:table-row>
          <table:table-cell office:value-type="string">
            <text:list xml:id="list163319595397225" text:continue-numbering="true" text:style-name="L335">
              <text:list-header>
                <text:p><text:span text:style-name="Character_20_style">v. noton al ĉapitro Sa ”Ai-Ma-eda” verson 96an</text:span></text:p>
              </text:list-header>
            </text:list>
          </table:table-cell>
          <table:table-cell office:value-type="string">
            <text:p text:style-name="Standard"/>
          </table:table-cell>
          <table:table-cell office:value-type="string">
            <text:p text:style-name="Standard"/>
          </table:table-cell>
        </table:table-row>
        <table:table-row>
          <table:table-cell office:value-type="string">
            <text:list xml:id="list163321521936388" text:continue-numbering="true" text:style-name="L335">
              <text:list-header>
                <text:p text:style-name="P16"><text:span text:style-name="Character_20_style"><text:span text:style-name="T8">632</text:span></text:span></text:p>
              </text:list-header>
            </text:list>
          </table:table-cell>
          <table:table-cell office:value-type="string">
            <text:list xml:id="list163321297009485" text:continue-numbering="true" text:style-name="L335">
              <text:list-header>
                <text:p text:style-name="P13"><text:span text:style-name="Character_20_style">Lasta pilgrimo de la Profeto al Mekko</text:span></text:p>
              </text:list-header>
            </text:list>
          </table:table-cell>
          <table:table-cell office:value-type="string">
            <text:list xml:id="list163321084070693" text:continue-numbering="true" text:style-name="L335">
              <text:list-header>
                <text:p text:style-name="P13"><text:bookmark text:name="bookmark64091"/><text:span text:style-name="Character_20_style"><text:s/>10</text:span></text:p>
              </text:list-header>
            </text:list>
          </table:table-cell>
        </table:table-row>
        <text:soft-page-break/>
        <table:table-row>
          <table:table-cell office:value-type="string">
            <text:list xml:id="list163320877033557" text:continue-numbering="true" text:style-name="L335">
              <text:list-header>
                <text:p text:style-name="P16"><text:span text:style-name="Character_20_style"><text:span text:style-name="T8">632</text:span></text:span></text:p>
              </text:list-header>
            </text:list>
          </table:table-cell>
          <table:table-cell office:value-type="string">
            <text:list xml:id="list163321255348292" text:continue-numbering="true" text:style-name="L335">
              <text:list-header>
                <text:p text:style-name="P13"><text:span text:style-name="Character_20_style">Morto de la Profeto</text:span></text:p>
              </text:list-header>
            </text:list>
          </table:table-cell>
          <table:table-cell office:value-type="string">
            <text:list xml:id="list163319640680866" text:continue-numbering="true" text:style-name="L335">
              <text:list-header>
                <text:p text:style-name="P13"><text:bookmark text:name="bookmark64101"/><text:span text:style-name="Character_20_style"><text:s/>11</text:span></text:p>
              </text:list-header>
            </text:list>
          </table:table-cell>
        </table:table-row>
        <table:table-row>
          <table:table-cell office:value-type="string">
            <text:list xml:id="list163319964014663" text:continue-numbering="true" text:style-name="L335">
              <text:list-header>
                <text:p text:style-name="P13"><text:span text:style-name="Character_20_style">632-4 </text:span></text:p>
              </text:list-header>
            </text:list>
          </table:table-cell>
          <table:table-cell office:value-type="string">
            <text:list xml:id="list163320797364076" text:continue-numbering="true" text:style-name="L335">
              <text:list-header>
                <text:p text:style-name="P16"><text:span text:style-name="Character_20_style">Kalifo (Anstataŭanto) Abu-Bakr </text:span></text:p>
              </text:list-header>
            </text:list>
          </table:table-cell>
          <table:table-cell office:value-type="string">
            <text:p text:style-name="P23"><text:span text:style-name="Character_20_style">11-13</text:span></text:p>
          </table:table-cell>
        </table:table-row>
        <table:table-row>
          <table:table-cell office:value-type="string">
            <text:list xml:id="list163319903658616" text:continue-numbering="true" text:style-name="L335">
              <text:list-header>
                <text:p text:style-name="P13"><text:span text:style-name="Character_20_style">632-5 </text:span></text:p>
              </text:list-header>
            </text:list>
          </table:table-cell>
          <table:table-cell office:value-type="string">
            <text:p text:style-name="P23"><text:span text:style-name="Character_20_style">La Korano estas kolektita en unu libron fare de Zajd, filo de Sabit, laŭ la ordono da Abu-Bakr </text:span></text:p>
          </table:table-cell>
          <table:table-cell office:value-type="string">
            <text:p text:style-name="P23"><text:span text:style-name="Character_20_style">11-14</text:span></text:p>
          </table:table-cell>
        </table:table-row>
        <table:table-row>
          <table:table-cell office:value-type="string">
            <text:list xml:id="list163320876051487" text:continue-numbering="true" text:style-name="L335">
              <text:list-header>
                <text:p text:style-name="P13"><text:span text:style-name="Character_20_style"/></text:p>
              </text:list-header>
            </text:list>
          </table:table-cell>
          <table:table-cell office:value-type="string">
            <text:list xml:id="list163321662051403" text:continue-numbering="true" text:style-name="L335">
              <text:list-header>
                <text:p text:style-name="P13"><text:span text:style-name="Character_20_style"/></text:p>
              </text:list-header>
            </text:list>
          </table:table-cell>
          <table:table-cell office:value-type="string">
            <text:p text:style-name="Standard"/>
          </table:table-cell>
        </table:table-row>
        <table:table-row>
          <table:table-cell office:value-type="string">
            <text:list xml:id="list163320067011958" text:continue-numbering="true" text:style-name="L335">
              <text:list-header>
                <text:p text:style-name="P13"><text:span text:style-name="Character_20_style">634-44</text:span></text:p>
              </text:list-header>
            </text:list>
          </table:table-cell>
          <table:table-cell office:value-type="string">
            <text:list xml:id="list163320631929559" text:continue-numbering="true" text:style-name="L335">
              <text:list-header>
                <text:p text:style-name="P13"><text:span text:style-name="Character_20_style">Kalifo Omar </text:span></text:p>
              </text:list-header>
            </text:list>
          </table:table-cell>
          <table:table-cell office:value-type="string">
            <text:list xml:id="list163319840982903" text:continue-numbering="true" text:style-name="L335">
              <text:list-header>
                <text:p text:style-name="P13"><text:span text:style-name="Character_20_style"><text:s/>13-24</text:span></text:p>
              </text:list-header>
            </text:list>
          </table:table-cell>
        </table:table-row>
        <table:table-row>
          <table:table-cell office:value-type="string">
            <text:list xml:id="list163320539110897" text:continue-numbering="true" text:style-name="L335">
              <text:list-header>
                <text:p text:style-name="P13"><text:span text:style-name="Character_20_style">644-56</text:span></text:p>
              </text:list-header>
            </text:list>
          </table:table-cell>
          <table:table-cell office:value-type="string">
            <text:list xml:id="list163320857192456" text:continue-numbering="true" text:style-name="L335">
              <text:list-header>
                <text:p text:style-name="P13"><text:span text:style-name="Character_20_style">Kalifo Usman</text:span></text:p>
              </text:list-header>
            </text:list>
          </table:table-cell>
          <table:table-cell office:value-type="string">
            <text:list xml:id="list163320688997485" text:continue-numbering="true" text:style-name="L335">
              <text:list-header>
                <text:p text:style-name="P13"><text:span text:style-name="Character_20_style"><text:s/>24-36</text:span></text:p>
              </text:list-header>
            </text:list>
          </table:table-cell>
        </table:table-row>
        <table:table-row>
          <table:table-cell office:value-type="string">
            <text:list xml:id="list163320197929546" text:continue-numbering="true" text:style-name="L335">
              <text:list-header>
                <text:p text:style-name="P13"><text:span text:style-name="Character_20_style">651 </text:span></text:p>
              </text:list-header>
            </text:list>
          </table:table-cell>
          <table:table-cell office:value-type="string">
            <text:p text:style-name="P24"><text:span text:style-name="Character_20_style">Kontrolo kaj eldono de la oficiala teksto de la Korano laŭ la ordono de Usman </text:span></text:p>
          </table:table-cell>
          <table:table-cell office:value-type="string">
            <text:p text:style-name="P24"><text:span text:style-name="Character_20_style">30</text:span></text:p>
          </table:table-cell>
        </table:table-row>
        <table:table-row>
          <table:table-cell office:value-type="string">
            <text:list xml:id="list163320040462662" text:continue-numbering="true" text:style-name="L335">
              <text:list-header>
                <text:p text:style-name="P13"><text:span text:style-name="Character_20_style">656-61 </text:span></text:p>
              </text:list-header>
            </text:list>
          </table:table-cell>
          <table:table-cell office:value-type="string">
            <text:list xml:id="list163320248135233" text:continue-numbering="true" text:style-name="L335">
              <text:list-header>
                <text:p><text:span text:style-name="Character_20_style">Kalifo ’Ali</text:span></text:p>
              </text:list-header>
            </text:list>
          </table:table-cell>
          <table:table-cell office:value-type="string">
            <text:p text:style-name="P24"><text:span text:style-name="Character_20_style"><text:s/>36-41</text:span></text:p>
          </table:table-cell>
        </table:table-row>
      </table:table>
      <text:h text:style-name="Heading_20_2" text:outline-level="2"><text:span text:style-name="Character_20_style"><text:span text:style-name="T1">Indekso laŭ la numeroj de la ĉapitroj</text:span></text:span></text:h>
      <text:p text:style-name="Text_20_body"><text:span text:style-name="Character_20_styl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Text_20_body"/>
          </table:table-cell>
          <table:table-cell table:style-name="Table5.A1" office:value-type="string">
            <text:p text:style-name="Text_20_body">Capitro</text:p>
          </table:table-cell>
          <table:table-cell table:style-name="Table5.A1" office:value-type="string">
            <text:p text:style-name="Text_20_body">Paĝo</text:p>
          </table:table-cell>
        </table:table-row>
        <table:table-row table:style-name="Table5.2">
          <table:table-cell table:style-name="Table5.A2" office:value-type="float" office:value="1">
            <text:p text:style-name="Text_20_body">1</text:p>
          </table:table-cell>
          <table:table-cell table:style-name="Table5.A1" office:value-type="string">
            <text:p text:style-name="Text_20_body">Al-Fateha (La malfermanta)</text:p>
          </table:table-cell>
          <table:table-cell table:style-name="Table5.A2" office:value-type="float" office:value="5">
            <text:p text:style-name="Text_20_body">5</text:p>
          </table:table-cell>
        </table:table-row>
        <table:table-row table:style-name="Table5.2">
          <table:table-cell table:style-name="Table5.A2" office:value-type="float" office:value="2">
            <text:p text:style-name="Text_20_body">2</text:p>
          </table:table-cell>
          <table:table-cell table:style-name="Table5.A1" office:value-type="string">
            <text:p text:style-name="Text_20_body">Al-Bakara (La bovino) </text:p>
          </table:table-cell>
          <table:table-cell table:style-name="Table5.A2" office:value-type="float" office:value="6">
            <text:p text:style-name="Text_20_body">6</text:p>
          </table:table-cell>
        </table:table-row>
        <table:table-row table:style-name="Table5.2">
          <table:table-cell table:style-name="Table5.A2" office:value-type="float" office:value="3">
            <text:p text:style-name="Text_20_body">3</text:p>
          </table:table-cell>
          <table:table-cell table:style-name="Table5.A1" office:value-type="string">
            <text:p text:style-name="Text_20_body">Al-Imran (La gento de Imran)</text:p>
          </table:table-cell>
          <table:table-cell table:style-name="Table5.A2" office:value-type="float" office:value="50">
            <text:p text:style-name="Text_20_body">50</text:p>
          </table:table-cell>
        </table:table-row>
        <table:table-row table:style-name="Table5.2">
          <table:table-cell table:style-name="Table5.A2" office:value-type="float" office:value="4">
            <text:p text:style-name="Text_20_body">4</text:p>
          </table:table-cell>
          <table:table-cell table:style-name="Table5.A1" office:value-type="string">
            <text:p text:style-name="Text_20_body">An-Nisa (La virinoj) </text:p>
          </table:table-cell>
          <table:table-cell table:style-name="Table5.A2" office:value-type="float" office:value="75">
            <text:p text:style-name="Text_20_body">75</text:p>
          </table:table-cell>
        </table:table-row>
        <table:table-row table:style-name="Table5.2">
          <table:table-cell table:style-name="Table5.A2" office:value-type="float" office:value="5">
            <text:p text:style-name="Text_20_body">5</text:p>
          </table:table-cell>
          <table:table-cell table:style-name="Table5.A1" office:value-type="string">
            <text:p text:style-name="Text_20_body">Al-Ma-eda (La tablo kovrita) </text:p>
          </table:table-cell>
          <table:table-cell table:style-name="Table5.A2" office:value-type="float" office:value="101">
            <text:p text:style-name="Text_20_body">101</text:p>
          </table:table-cell>
        </table:table-row>
        <table:table-row table:style-name="Table5.2">
          <table:table-cell table:style-name="Table5.A2" office:value-type="float" office:value="6">
            <text:p text:style-name="Text_20_body">6</text:p>
          </table:table-cell>
          <table:table-cell table:style-name="Table5.A1" office:value-type="string">
            <text:p text:style-name="Text_20_body">Al-An’am (La gregoj) </text:p>
          </table:table-cell>
          <table:table-cell table:style-name="Table5.A2" office:value-type="float" office:value="120">
            <text:p text:style-name="Text_20_body">120</text:p>
          </table:table-cell>
        </table:table-row>
        <table:table-row table:style-name="Table5.2">
          <table:table-cell table:style-name="Table5.A2" office:value-type="float" office:value="7">
            <text:p text:style-name="Text_20_body">7</text:p>
          </table:table-cell>
          <table:table-cell table:style-name="Table5.A1" office:value-type="string">
            <text:p text:style-name="Text_20_body">Al-X raf (La altrando)</text:p>
          </table:table-cell>
          <table:table-cell table:style-name="Table5.A2" office:value-type="float" office:value="142">
            <text:p text:style-name="Text_20_body">142</text:p>
          </table:table-cell>
        </table:table-row>
        <table:table-row table:style-name="Table5.2">
          <table:table-cell table:style-name="Table5.A2" office:value-type="float" office:value="8">
            <text:p text:style-name="Text_20_body">8</text:p>
          </table:table-cell>
          <table:table-cell table:style-name="Table5.A1" office:value-type="string">
            <text:p text:style-name="Text_20_body">Al-Anfal (La batalakiraĵo) </text:p>
          </table:table-cell>
          <table:table-cell table:style-name="Table5.A2" office:value-type="float" office:value="166">
            <text:p text:style-name="Text_20_body">166</text:p>
          </table:table-cell>
        </table:table-row>
        <table:table-row table:style-name="Table5.2">
          <table:table-cell table:style-name="Table5.A2" office:value-type="float" office:value="9">
            <text:p text:style-name="Text_20_body">9</text:p>
          </table:table-cell>
          <table:table-cell table:style-name="Table5.A1" office:value-type="string">
            <text:p text:style-name="Text_20_body">At-Taŭba (La pento) </text:p>
          </table:table-cell>
          <table:table-cell table:style-name="Table5.A2" office:value-type="float" office:value="175">
            <text:p text:style-name="Text_20_body">175</text:p>
          </table:table-cell>
        </table:table-row>
        <table:table-row table:style-name="Table5.2">
          <table:table-cell table:style-name="Table5.A2" office:value-type="float" office:value="10">
            <text:p text:style-name="Text_20_body">10</text:p>
          </table:table-cell>
          <table:table-cell table:style-name="Table5.A1" office:value-type="string">
            <text:p text:style-name="Text_20_body">Jŭnus (Jona)</text:p>
          </table:table-cell>
          <table:table-cell table:style-name="Table5.A2" office:value-type="float" office:value="193">
            <text:p text:style-name="Text_20_body">193</text:p>
          </table:table-cell>
        </table:table-row>
        <table:table-row table:style-name="Table5.2">
          <table:table-cell table:style-name="Table5.A2" office:value-type="float" office:value="11">
            <text:p text:style-name="Text_20_body">11</text:p>
          </table:table-cell>
          <table:table-cell table:style-name="Table5.A1" office:value-type="string">
            <text:p text:style-name="Text_20_body">Hŭd (Hud) </text:p>
          </table:table-cell>
          <table:table-cell table:style-name="Table5.A2" office:value-type="float" office:value="206">
            <text:p text:style-name="Text_20_body">206</text:p>
          </table:table-cell>
        </table:table-row>
        <table:table-row table:style-name="Table5.2">
          <table:table-cell table:style-name="Table5.A2" office:value-type="float" office:value="12">
            <text:p text:style-name="Text_20_body">12</text:p>
          </table:table-cell>
          <table:table-cell table:style-name="Table5.A1" office:value-type="string">
            <text:p text:style-name="Text_20_body">Jŭsuf (Jozef)</text:p>
          </table:table-cell>
          <table:table-cell table:style-name="Table5.A2" office:value-type="float" office:value="220">
            <text:p text:style-name="Text_20_body">220</text:p>
          </table:table-cell>
        </table:table-row>
        <table:table-row table:style-name="Table5.2">
          <table:table-cell table:style-name="Table5.A2" office:value-type="float" office:value="13">
            <text:p text:style-name="Text_20_body">13</text:p>
          </table:table-cell>
          <table:table-cell table:style-name="Table5.A1" office:value-type="string">
            <text:p text:style-name="Text_20_body">Ar-Ra’d (La tondro) </text:p>
          </table:table-cell>
          <table:table-cell table:style-name="Table5.A2" office:value-type="float" office:value="233">
            <text:p text:style-name="Text_20_body">233</text:p>
          </table:table-cell>
        </table:table-row>
        <table:table-row table:style-name="Table5.2">
          <table:table-cell table:style-name="Table5.A2" office:value-type="float" office:value="14">
            <text:p text:style-name="Text_20_body">14</text:p>
          </table:table-cell>
          <table:table-cell table:style-name="Table5.A1" office:value-type="string">
            <text:p text:style-name="Text_20_body">II him (Abraham) </text:p>
          </table:table-cell>
          <table:table-cell table:style-name="Table5.A2" office:value-type="float" office:value="239">
            <text:p text:style-name="Text_20_body">239</text:p>
          </table:table-cell>
        </table:table-row>
        <table:table-row table:style-name="Table5.2">
          <table:table-cell table:style-name="Table5.A2" office:value-type="float" office:value="15">
            <text:p text:style-name="Text_20_body">15</text:p>
          </table:table-cell>
          <table:table-cell table:style-name="Table5.A1" office:value-type="string">
            <text:p text:style-name="Text_20_body">Al-Hiĝ’r (Al-Hiĝ’r) </text:p>
          </table:table-cell>
          <table:table-cell table:style-name="Table5.A2" office:value-type="float" office:value="246">
            <text:p text:style-name="Text_20_body">246</text:p>
          </table:table-cell>
        </table:table-row>
        <table:table-row table:style-name="Table5.2">
          <table:table-cell table:style-name="Table5.A2" office:value-type="float" office:value="16">
            <text:p text:style-name="Text_20_body">16</text:p>
          </table:table-cell>
          <table:table-cell table:style-name="Table5.A1" office:value-type="string">
            <text:p text:style-name="Text_20_body">An-Nahl (La abelo) </text:p>
          </table:table-cell>
          <table:table-cell table:style-name="Table5.A2" office:value-type="float" office:value="253">
            <text:p text:style-name="Text_20_body">253</text:p>
          </table:table-cell>
        </table:table-row>
        <table:table-row table:style-name="Table5.2">
          <table:table-cell table:style-name="Table5.A2" office:value-type="float" office:value="17">
            <text:p text:style-name="Text_20_body">17</text:p>
          </table:table-cell>
          <table:table-cell table:style-name="Table5.A1" office:value-type="string">
            <text:p text:style-name="Text_20_body">Bani Isra-D (Idoj de Izrael) </text:p>
          </table:table-cell>
          <table:table-cell table:style-name="Table5.A2" office:value-type="float" office:value="267">
            <text:p text:style-name="Text_20_body">267</text:p>
          </table:table-cell>
        </table:table-row>
        <table:table-row table:style-name="Table5.2">
          <table:table-cell table:style-name="Table5.A2" office:value-type="float" office:value="18">
            <text:p text:style-name="Text_20_body">18</text:p>
          </table:table-cell>
          <table:table-cell table:style-name="Table5.A1" office:value-type="string">
            <text:p text:style-name="Text_20_body">Al-Kahf (La kaverno)</text:p>
          </table:table-cell>
          <table:table-cell table:style-name="Table5.A2" office:value-type="float" office:value="279">
            <text:p text:style-name="Text_20_body">279</text:p>
          </table:table-cell>
        </table:table-row>
        <text:soft-page-break/>
        <table:table-row table:style-name="Table5.2">
          <table:table-cell table:style-name="Table5.A2" office:value-type="float" office:value="19">
            <text:p text:style-name="Text_20_body">19</text:p>
          </table:table-cell>
          <table:table-cell table:style-name="Table5.A1" office:value-type="string">
            <text:p text:style-name="Text_20_body">Marjam (Maria)</text:p>
          </table:table-cell>
          <table:table-cell table:style-name="Table5.A2" office:value-type="float" office:value="292">
            <text:p text:style-name="Text_20_body">292</text:p>
          </table:table-cell>
        </table:table-row>
        <table:table-row table:style-name="Table5.2">
          <table:table-cell table:style-name="Table5.A2" office:value-type="float" office:value="20">
            <text:p text:style-name="Text_20_body">20</text:p>
          </table:table-cell>
          <table:table-cell table:style-name="Table5.A1" office:value-type="string">
            <text:p text:style-name="Text_20_body">Tŭa-Ha (Tŭa-Ha) </text:p>
          </table:table-cell>
          <table:table-cell table:style-name="Table5.A2" office:value-type="float" office:value="301">
            <text:p text:style-name="Text_20_body">301</text:p>
          </table:table-cell>
        </table:table-row>
        <table:table-row table:style-name="Table5.2">
          <table:table-cell table:style-name="Table5.A2" office:value-type="float" office:value="21">
            <text:p text:style-name="Text_20_body">21</text:p>
          </table:table-cell>
          <table:table-cell table:style-name="Table5.A1" office:value-type="string">
            <text:p text:style-name="Text_20_body">Al-Anbija (La Profetoj) </text:p>
          </table:table-cell>
          <table:table-cell table:style-name="Table5.A2" office:value-type="float" office:value="312">
            <text:p text:style-name="Text_20_body">312</text:p>
          </table:table-cell>
        </table:table-row>
        <table:table-row table:style-name="Table5.2">
          <table:table-cell table:style-name="Table5.A2" office:value-type="float" office:value="22">
            <text:p text:style-name="Text_20_body">22</text:p>
          </table:table-cell>
          <table:table-cell table:style-name="Table5.A1" office:value-type="string">
            <text:p text:style-name="Text_20_body">Al-Haĝĝ (La pilgrimo)</text:p>
          </table:table-cell>
          <table:table-cell table:style-name="Table5.A2" office:value-type="float" office:value="322">
            <text:p text:style-name="Text_20_body">322</text:p>
          </table:table-cell>
        </table:table-row>
        <table:table-row table:style-name="Table5.2">
          <table:table-cell table:style-name="Table5.A2" office:value-type="float" office:value="23">
            <text:p text:style-name="Text_20_body">23</text:p>
          </table:table-cell>
          <table:table-cell table:style-name="Table5.A1" office:value-type="string">
            <text:p text:style-name="Text_20_body">Al-Mo’minŭn (La kredantoj) </text:p>
          </table:table-cell>
          <table:table-cell table:style-name="Table5.A2" office:value-type="float" office:value="332">
            <text:p text:style-name="Text_20_body">332</text:p>
          </table:table-cell>
        </table:table-row>
        <table:table-row table:style-name="Table5.2">
          <table:table-cell table:style-name="Table5.A2" office:value-type="float" office:value="24">
            <text:p text:style-name="Text_20_body">24</text:p>
          </table:table-cell>
          <table:table-cell table:style-name="Table5.A1" office:value-type="string">
            <text:p text:style-name="Text_20_body">An-Nŭr (La lumo)</text:p>
          </table:table-cell>
          <table:table-cell table:style-name="Table5.A2" office:value-type="float" office:value="341">
            <text:p text:style-name="Text_20_body">341</text:p>
          </table:table-cell>
        </table:table-row>
        <table:table-row table:style-name="Table5.2">
          <table:table-cell table:style-name="Table5.A2" office:value-type="float" office:value="25">
            <text:p text:style-name="Text_20_body">25</text:p>
          </table:table-cell>
          <table:table-cell table:style-name="Table5.A1" office:value-type="string">
            <text:p text:style-name="Text_20_body">Al-Furkan (La ekkonigilo) </text:p>
          </table:table-cell>
          <table:table-cell table:style-name="Table5.A2" office:value-type="float" office:value="351">
            <text:p text:style-name="Text_20_body">351</text:p>
          </table:table-cell>
        </table:table-row>
        <table:table-row table:style-name="Table5.2">
          <table:table-cell table:style-name="Table5.A2" office:value-type="float" office:value="26">
            <text:p text:style-name="Text_20_body">26</text:p>
          </table:table-cell>
          <table:table-cell table:style-name="Table5.A1" office:value-type="string">
            <text:p text:style-name="Text_20_body">Aŝ-Ŝu’ara (La Poetoj)</text:p>
          </table:table-cell>
          <table:table-cell table:style-name="Table5.A2" office:value-type="float" office:value="359">
            <text:p text:style-name="Text_20_body">359</text:p>
          </table:table-cell>
        </table:table-row>
        <table:table-row table:style-name="Table5.2">
          <table:table-cell table:style-name="Table5.A2" office:value-type="float" office:value="27">
            <text:p text:style-name="Text_20_body">27</text:p>
          </table:table-cell>
          <table:table-cell table:style-name="Table5.A1" office:value-type="string">
            <text:p text:style-name="Text_20_body">An-Naml (Naml) </text:p>
          </table:table-cell>
          <table:table-cell table:style-name="Table5.A2" office:value-type="float" office:value="373">
            <text:p text:style-name="Text_20_body">373</text:p>
          </table:table-cell>
        </table:table-row>
        <table:table-row table:style-name="Table5.2">
          <table:table-cell table:style-name="Table5.A2" office:value-type="float" office:value="28">
            <text:p text:style-name="Text_20_body">28</text:p>
          </table:table-cell>
          <table:table-cell table:style-name="Table5.A1" office:value-type="string">
            <text:p text:style-name="Text_20_body">Al-Kasas (La historio)</text:p>
          </table:table-cell>
          <table:table-cell table:style-name="Table5.A2" office:value-type="float" office:value="383">
            <text:p text:style-name="Text_20_body">383</text:p>
          </table:table-cell>
        </table:table-row>
        <table:table-row table:style-name="Table5.2">
          <table:table-cell table:style-name="Table5.A2" office:value-type="float" office:value="29">
            <text:p text:style-name="Text_20_body">29</text:p>
          </table:table-cell>
          <table:table-cell table:style-name="Table5.A1" office:value-type="string">
            <text:p text:style-name="Text_20_body">Al-Ankabŭt (La araneo) </text:p>
          </table:table-cell>
          <table:table-cell table:style-name="Table5.A2" office:value-type="float" office:value="394">
            <text:p text:style-name="Text_20_body">394</text:p>
          </table:table-cell>
        </table:table-row>
        <table:table-row table:style-name="Table5.2">
          <table:table-cell table:style-name="Table5.A2" office:value-type="float" office:value="30">
            <text:p text:style-name="Text_20_body">30</text:p>
          </table:table-cell>
          <table:table-cell table:style-name="Table5.A1" office:value-type="string">
            <text:p text:style-name="Text_20_body">Ar-Rŭm (La Romanoj) </text:p>
          </table:table-cell>
          <table:table-cell table:style-name="Table5.A2" office:value-type="float" office:value="402">
            <text:p text:style-name="Text_20_body">402</text:p>
          </table:table-cell>
        </table:table-row>
        <table:table-row table:style-name="Table5.2">
          <table:table-cell table:style-name="Table5.A2" office:value-type="float" office:value="31">
            <text:p text:style-name="Text_20_body">31</text:p>
          </table:table-cell>
          <table:table-cell table:style-name="Table5.A1" office:value-type="string">
            <text:p text:style-name="Text_20_body">Lukman Lukman) </text:p>
          </table:table-cell>
          <table:table-cell table:style-name="Table5.A2" office:value-type="float" office:value="409">
            <text:p text:style-name="Text_20_body">409</text:p>
          </table:table-cell>
        </table:table-row>
        <table:table-row table:style-name="Table5.2">
          <table:table-cell table:style-name="Table5.A2" office:value-type="float" office:value="32">
            <text:p text:style-name="Text_20_body">32</text:p>
          </table:table-cell>
          <table:table-cell table:style-name="Table5.A1" office:value-type="string">
            <text:p text:style-name="Text_20_body">As-Saĝda (La terenkuŝiĝo) </text:p>
          </table:table-cell>
          <table:table-cell table:style-name="Table5.A2" office:value-type="float" office:value="413">
            <text:p text:style-name="Text_20_body">413</text:p>
          </table:table-cell>
        </table:table-row>
        <table:table-row table:style-name="Table5.2">
          <table:table-cell table:style-name="Table5.A2" office:value-type="float" office:value="33">
            <text:p text:style-name="Text_20_body">33</text:p>
          </table:table-cell>
          <table:table-cell table:style-name="Table5.A1" office:value-type="string">
            <text:p text:style-name="Text_20_body">Al-Ahzab (La konfederacianoj) </text:p>
          </table:table-cell>
          <table:table-cell table:style-name="Table5.A2" office:value-type="float" office:value="416">
            <text:p text:style-name="Text_20_body">416</text:p>
          </table:table-cell>
        </table:table-row>
        <table:table-row table:style-name="Table5.2">
          <table:table-cell table:style-name="Table5.A2" office:value-type="float" office:value="34">
            <text:p text:style-name="Text_20_body">34</text:p>
          </table:table-cell>
          <table:table-cell table:style-name="Table5.A1" office:value-type="string">
            <text:p text:style-name="Text_20_body">Saba (Ŝeba) </text:p>
          </table:table-cell>
          <table:table-cell table:style-name="Table5.A2" office:value-type="float" office:value="426">
            <text:p text:style-name="Text_20_body">426</text:p>
          </table:table-cell>
        </table:table-row>
        <table:table-row table:style-name="Table5.2">
          <table:table-cell table:style-name="Table5.A2" office:value-type="float" office:value="35">
            <text:p text:style-name="Text_20_body">35</text:p>
          </table:table-cell>
          <table:table-cell table:style-name="Table5.A1" office:value-type="string">
            <text:p text:style-name="Text_20_body">ALFatir (La Kreinto) </text:p>
          </table:table-cell>
          <table:table-cell table:style-name="Table5.A2" office:value-type="float" office:value="433">
            <text:p text:style-name="Text_20_body">433</text:p>
          </table:table-cell>
        </table:table-row>
        <table:table-row table:style-name="Table5.2">
          <table:table-cell table:style-name="Table5.A2" office:value-type="float" office:value="36">
            <text:p text:style-name="Text_20_body">36</text:p>
          </table:table-cell>
          <table:table-cell table:style-name="Table5.A1" office:value-type="string">
            <text:p text:style-name="Text_20_body">Ja-Sin (Ja-Sin) </text:p>
          </table:table-cell>
          <table:table-cell table:style-name="Table5.A2" office:value-type="float" office:value="439">
            <text:p text:style-name="Text_20_body">439</text:p>
          </table:table-cell>
        </table:table-row>
        <table:table-row table:style-name="Table5.2">
          <table:table-cell table:style-name="Table5.A2" office:value-type="float" office:value="37">
            <text:p text:style-name="Text_20_body">37</text:p>
          </table:table-cell>
          <table:table-cell table:style-name="Table5.A1" office:value-type="string">
            <text:p text:style-name="Text_20_body">As-Saffat (La sin ordigantaj) </text:p>
          </table:table-cell>
          <table:table-cell table:style-name="Table5.A2" office:value-type="float" office:value="446">
            <text:p text:style-name="Text_20_body">446</text:p>
          </table:table-cell>
        </table:table-row>
        <table:table-row table:style-name="Table5.2">
          <table:table-cell table:style-name="Table5.A2" office:value-type="float" office:value="38">
            <text:p text:style-name="Text_20_body">38</text:p>
          </table:table-cell>
          <table:table-cell table:style-name="Table5.A1" office:value-type="string">
            <text:p text:style-name="Text_20_body">Sŭad (Sŭad) </text:p>
          </table:table-cell>
          <table:table-cell table:style-name="Table5.A2" office:value-type="float" office:value="457">
            <text:p text:style-name="Text_20_body">457</text:p>
          </table:table-cell>
        </table:table-row>
        <table:table-row table:style-name="Table5.2">
          <table:table-cell table:style-name="Table5.A2" office:value-type="float" office:value="39">
            <text:p text:style-name="Text_20_body">39</text:p>
          </table:table-cell>
          <table:table-cell table:style-name="Table5.A1" office:value-type="string">
            <text:p text:style-name="Text_20_body">Az Zumar (La grupoj) </text:p>
          </table:table-cell>
          <table:table-cell table:style-name="Table5.A2" office:value-type="float" office:value="464">
            <text:p text:style-name="Text_20_body">464</text:p>
          </table:table-cell>
        </table:table-row>
        <table:table-row table:style-name="Table5.2">
          <table:table-cell table:style-name="Table5.A2" office:value-type="float" office:value="40">
            <text:p text:style-name="Text_20_body">40</text:p>
          </table:table-cell>
          <table:table-cell table:style-name="Table5.A1" office:value-type="string">
            <text:p text:style-name="Text_20_body">ALMo’min (La kredanto) </text:p>
          </table:table-cell>
          <table:table-cell table:style-name="Table5.A2" office:value-type="float" office:value="473">
            <text:p text:style-name="Text_20_body">473</text:p>
          </table:table-cell>
        </table:table-row>
        <table:table-row table:style-name="Table5.2">
          <table:table-cell table:style-name="Table5.A2" office:value-type="float" office:value="41">
            <text:p text:style-name="Text_20_body">41</text:p>
          </table:table-cell>
          <table:table-cell table:style-name="Table5.A1" office:value-type="string">
            <text:p text:style-name="Text_20_body">Ha-Mim-As-Saĝda (La terenkuŝiĝo) </text:p>
          </table:table-cell>
          <table:table-cell table:style-name="Table5.A2" office:value-type="float" office:value="483">
            <text:p text:style-name="Text_20_body">483</text:p>
          </table:table-cell>
        </table:table-row>
        <table:table-row table:style-name="Table5.2">
          <table:table-cell table:style-name="Table5.A2" office:value-type="float" office:value="42">
            <text:p text:style-name="Text_20_body">42</text:p>
          </table:table-cell>
          <table:table-cell table:style-name="Table5.A1" office:value-type="string">
            <text:p text:style-name="Text_20_body">Aŝ-Sŭra (La konsiliĝo) </text:p>
          </table:table-cell>
          <table:table-cell table:style-name="Table5.A2" office:value-type="float" office:value="490">
            <text:p text:style-name="Text_20_body">490</text:p>
          </table:table-cell>
        </table:table-row>
        <table:table-row table:style-name="Table5.2">
          <table:table-cell table:style-name="Table5.A2" office:value-type="float" office:value="43">
            <text:p text:style-name="Text_20_body">43</text:p>
          </table:table-cell>
          <table:table-cell table:style-name="Table5.A1" office:value-type="string">
            <text:p text:style-name="Text_20_body">Az-Zuhruf (La oraj ornamaĵoj)</text:p>
          </table:table-cell>
          <table:table-cell table:style-name="Table5.A2" office:value-type="float" office:value="497">
            <text:p text:style-name="Text_20_body">497</text:p>
          </table:table-cell>
        </table:table-row>
        <table:table-row table:style-name="Table5.2">
          <table:table-cell table:style-name="Table5.A2" office:value-type="float" office:value="44">
            <text:p text:style-name="Text_20_body">44</text:p>
          </table:table-cell>
          <table:table-cell table:style-name="Table5.A1" office:value-type="string">
            <text:p text:style-name="Text_20_body">Ad-Duhan (La fumo)</text:p>
          </table:table-cell>
          <table:table-cell table:style-name="Table5.A2" office:value-type="float" office:value="504">
            <text:p text:style-name="Text_20_body">504</text:p>
          </table:table-cell>
        </table:table-row>
        <table:table-row table:style-name="Table5.2">
          <table:table-cell table:style-name="Table5.A2" office:value-type="float" office:value="45">
            <text:p text:style-name="Text_20_body">45</text:p>
          </table:table-cell>
          <table:table-cell table:style-name="Table5.A1" office:value-type="string">
            <text:p text:style-name="Text_20_body">Al-Gaseja (La surgenuiĝo) </text:p>
          </table:table-cell>
          <table:table-cell table:style-name="Table5.A2" office:value-type="float" office:value="508">
            <text:p text:style-name="Text_20_body">508</text:p>
          </table:table-cell>
        </table:table-row>
        <table:table-row table:style-name="Table5.2">
          <table:table-cell table:style-name="Table5.A2" office:value-type="float" office:value="46">
            <text:p text:style-name="Text_20_body">46</text:p>
          </table:table-cell>
          <table:table-cell table:style-name="Table5.A1" office:value-type="string">
            <text:p text:style-name="Text_20_body">Al-Ahkaf (La dunoj) </text:p>
          </table:table-cell>
          <table:table-cell table:style-name="Table5.A2" office:value-type="float" office:value="512">
            <text:p text:style-name="Text_20_body">512</text:p>
          </table:table-cell>
        </table:table-row>
        <table:table-row table:style-name="Table5.2">
          <table:table-cell table:style-name="Table5.A2" office:value-type="float" office:value="47">
            <text:p text:style-name="Text_20_body">47</text:p>
          </table:table-cell>
          <table:table-cell table:style-name="Table5.A1" office:value-type="string">
            <text:p text:style-name="Text_20_body">Muhammad (Mahometo)</text:p>
          </table:table-cell>
          <table:table-cell table:style-name="Table5.A2" office:value-type="float" office:value="517">
            <text:p text:style-name="Text_20_body">517</text:p>
          </table:table-cell>
        </table:table-row>
        <table:table-row table:style-name="Table5.2">
          <table:table-cell table:style-name="Table5.A2" office:value-type="float" office:value="48">
            <text:p text:style-name="Text_20_body">48</text:p>
          </table:table-cell>
          <table:table-cell table:style-name="Table5.A1" office:value-type="string">
            <text:p text:style-name="Text_20_body">Al-Fath (La venko) </text:p>
          </table:table-cell>
          <table:table-cell table:style-name="Table5.A2" office:value-type="float" office:value="521">
            <text:p text:style-name="Text_20_body">521</text:p>
          </table:table-cell>
        </table:table-row>
        <text:soft-page-break/>
        <table:table-row table:style-name="Table5.2">
          <table:table-cell table:style-name="Table5.A2" office:value-type="float" office:value="49">
            <text:p text:style-name="Text_20_body">49</text:p>
          </table:table-cell>
          <table:table-cell table:style-name="Table5.A1" office:value-type="string">
            <text:p text:style-name="Text_20_body">Al-Huĝurat (La loĝĉambroj)</text:p>
          </table:table-cell>
          <table:table-cell table:style-name="Table5.A2" office:value-type="float" office:value="526">
            <text:p text:style-name="Text_20_body">526</text:p>
          </table:table-cell>
        </table:table-row>
        <table:table-row table:style-name="Table5.2">
          <table:table-cell table:style-name="Table5.A2" office:value-type="float" office:value="50">
            <text:p text:style-name="Text_20_body">50</text:p>
          </table:table-cell>
          <table:table-cell table:style-name="Table5.A1" office:value-type="string">
            <text:p text:style-name="Text_20_body">Kaf (Kaf)</text:p>
          </table:table-cell>
          <table:table-cell table:style-name="Table5.A2" office:value-type="float" office:value="529">
            <text:p text:style-name="Text_20_body">529</text:p>
          </table:table-cell>
        </table:table-row>
        <table:table-row table:style-name="Table5.2">
          <table:table-cell table:style-name="Table5.A2" office:value-type="float" office:value="51">
            <text:p text:style-name="Text_20_body">51</text:p>
          </table:table-cell>
          <table:table-cell table:style-name="Table5.A1" office:value-type="string">
            <text:p text:style-name="Text_20_body">Az-Zarejat (La ventoj dissemantaj) </text:p>
          </table:table-cell>
          <table:table-cell table:style-name="Table5.A2" office:value-type="float" office:value="533">
            <text:p text:style-name="Text_20_body">533</text:p>
          </table:table-cell>
        </table:table-row>
        <table:table-row table:style-name="Table5.2">
          <table:table-cell table:style-name="Table5.A2" office:value-type="float" office:value="52">
            <text:p text:style-name="Text_20_body">52</text:p>
          </table:table-cell>
          <table:table-cell table:style-name="Table5.A1" office:value-type="string">
            <text:p text:style-name="Text_20_body">At-Tŭr (La monto) </text:p>
          </table:table-cell>
          <table:table-cell table:style-name="Table5.A2" office:value-type="float" office:value="537">
            <text:p text:style-name="Text_20_body">537</text:p>
          </table:table-cell>
        </table:table-row>
        <table:table-row table:style-name="Table5.2">
          <table:table-cell table:style-name="Table5.A2" office:value-type="float" office:value="53">
            <text:p text:style-name="Text_20_body">53</text:p>
          </table:table-cell>
          <table:table-cell table:style-name="Table5.A1" office:value-type="string">
            <text:p text:style-name="Text_20_body">An-Naĝm (La stelo) </text:p>
          </table:table-cell>
          <table:table-cell table:style-name="Table5.A1" office:value-type="string">
            <text:p text:style-name="Text_20_body">540</text:p>
          </table:table-cell>
        </table:table-row>
        <table:table-row table:style-name="Table5.2">
          <table:table-cell table:style-name="Table5.A2" office:value-type="float" office:value="54">
            <text:p text:style-name="Text_20_body">54</text:p>
          </table:table-cell>
          <table:table-cell table:style-name="Table5.A1" office:value-type="string">
            <text:p text:style-name="Text_20_body">Al-Kamar (La luno) </text:p>
          </table:table-cell>
          <table:table-cell table:style-name="Table5.A2" office:value-type="float" office:value="544">
            <text:p text:style-name="Text_20_body">544</text:p>
          </table:table-cell>
        </table:table-row>
        <table:table-row table:style-name="Table5.2">
          <table:table-cell table:style-name="Table5.A2" office:value-type="float" office:value="55">
            <text:p text:style-name="Text_20_body">55</text:p>
          </table:table-cell>
          <table:table-cell table:style-name="Table5.A1" office:value-type="string">
            <text:p text:style-name="Text_20_body">Ar-Rahman (La Donema) </text:p>
          </table:table-cell>
          <table:table-cell table:style-name="Table5.A2" office:value-type="float" office:value="548">
            <text:p text:style-name="Text_20_body">548</text:p>
          </table:table-cell>
        </table:table-row>
        <table:table-row table:style-name="Table5.2">
          <table:table-cell table:style-name="Table5.A2" office:value-type="float" office:value="56">
            <text:p text:style-name="Text_20_body">56</text:p>
          </table:table-cell>
          <table:table-cell table:style-name="Table5.A1" office:value-type="string">
            <text:p text:style-name="Text_20_body">Al-Vake’a (La okazontaĵo) </text:p>
          </table:table-cell>
          <table:table-cell table:style-name="Table5.A2" office:value-type="float" office:value="553">
            <text:p text:style-name="Text_20_body">553</text:p>
          </table:table-cell>
        </table:table-row>
        <table:table-row table:style-name="Table5.2">
          <table:table-cell table:style-name="Table5.A2" office:value-type="float" office:value="57">
            <text:p text:style-name="Text_20_body">57</text:p>
          </table:table-cell>
          <table:table-cell table:style-name="Table5.A1" office:value-type="string">
            <text:p text:style-name="Text_20_body">Al-Hadid (La fero)</text:p>
          </table:table-cell>
          <table:table-cell table:style-name="Table5.A2" office:value-type="float" office:value="558">
            <text:p text:style-name="Text_20_body">558</text:p>
          </table:table-cell>
        </table:table-row>
        <table:table-row table:style-name="Table5.2">
          <table:table-cell table:style-name="Table5.A2" office:value-type="float" office:value="58">
            <text:p text:style-name="Text_20_body">58</text:p>
          </table:table-cell>
          <table:table-cell table:style-name="Table5.A1" office:value-type="string">
            <text:p text:style-name="Text_20_body">Al-Muĝadila (La disputantino)</text:p>
          </table:table-cell>
          <table:table-cell table:style-name="Table5.A2" office:value-type="float" office:value="563">
            <text:p text:style-name="Text_20_body">563</text:p>
          </table:table-cell>
        </table:table-row>
        <table:table-row table:style-name="Table5.2">
          <table:table-cell table:style-name="Table5.A2" office:value-type="float" office:value="59">
            <text:p text:style-name="Text_20_body">59</text:p>
          </table:table-cell>
          <table:table-cell table:style-name="Table5.A1" office:value-type="string">
            <text:p text:style-name="Text_20_body">Al-Haŝr (La proklamo)</text:p>
          </table:table-cell>
          <table:table-cell table:style-name="Table5.A2" office:value-type="float" office:value="567">
            <text:p text:style-name="Text_20_body">567</text:p>
          </table:table-cell>
        </table:table-row>
        <table:table-row table:style-name="Table5.2">
          <table:table-cell table:style-name="Table5.A2" office:value-type="float" office:value="60">
            <text:p text:style-name="Text_20_body">60</text:p>
          </table:table-cell>
          <table:table-cell table:style-name="Table5.A1" office:value-type="string">
            <text:p text:style-name="Text_20_body">Al-Mumtahana (La virino elprovita) </text:p>
          </table:table-cell>
          <table:table-cell table:style-name="Table5.A2" office:value-type="float" office:value="570">
            <text:p text:style-name="Text_20_body">570</text:p>
          </table:table-cell>
        </table:table-row>
        <table:table-row table:style-name="Table5.2">
          <table:table-cell table:style-name="Table5.A2" office:value-type="float" office:value="61">
            <text:p text:style-name="Text_20_body">61</text:p>
          </table:table-cell>
          <table:table-cell table:style-name="Table5.A1" office:value-type="string">
            <text:p text:style-name="Text_20_body">As-Sŭaff (La vicoj)</text:p>
          </table:table-cell>
          <table:table-cell table:style-name="Table5.A2" office:value-type="float" office:value="573">
            <text:p text:style-name="Text_20_body">573</text:p>
          </table:table-cell>
        </table:table-row>
        <table:table-row table:style-name="Table5.2">
          <table:table-cell table:style-name="Table5.A2" office:value-type="float" office:value="62">
            <text:p text:style-name="Text_20_body">62</text:p>
          </table:table-cell>
          <table:table-cell table:style-name="Table5.A1" office:value-type="string">
            <text:p text:style-name="Text_20_body">Al-Gumu’a (La vendredo) </text:p>
          </table:table-cell>
          <table:table-cell table:style-name="Table5.A2" office:value-type="float" office:value="575">
            <text:p text:style-name="Text_20_body">575</text:p>
          </table:table-cell>
        </table:table-row>
        <table:table-row table:style-name="Table5.2">
          <table:table-cell table:style-name="Table5.A2" office:value-type="float" office:value="63">
            <text:p text:style-name="Text_20_body">63</text:p>
          </table:table-cell>
          <table:table-cell table:style-name="Table5.A1" office:value-type="string">
            <text:p text:style-name="Text_20_body">Al-Munafikŭn (La hipokrituloj) </text:p>
          </table:table-cell>
          <table:table-cell table:style-name="Table5.A2" office:value-type="float" office:value="577">
            <text:p text:style-name="Text_20_body">577</text:p>
          </table:table-cell>
        </table:table-row>
        <table:table-row table:style-name="Table5.2">
          <table:table-cell table:style-name="Table5.A2" office:value-type="float" office:value="64">
            <text:p text:style-name="Text_20_body">64</text:p>
          </table:table-cell>
          <table:table-cell table:style-name="Table5.A1" office:value-type="string">
            <text:p text:style-name="Text_20_body">At-Tagabun (La malgajno kaj la gajno) </text:p>
          </table:table-cell>
          <table:table-cell table:style-name="Table5.A2" office:value-type="float" office:value="579">
            <text:p text:style-name="Text_20_body">579</text:p>
          </table:table-cell>
        </table:table-row>
        <table:table-row table:style-name="Table5.2">
          <table:table-cell table:style-name="Table5.A2" office:value-type="float" office:value="65">
            <text:p text:style-name="Text_20_body">65</text:p>
          </table:table-cell>
          <table:table-cell table:style-name="Table5.A1" office:value-type="string">
            <text:p text:style-name="Text_20_body">At-Tŭalak (La eksedziĝo) </text:p>
          </table:table-cell>
          <table:table-cell table:style-name="Table5.A2" office:value-type="float" office:value="581">
            <text:p text:style-name="Text_20_body">581</text:p>
          </table:table-cell>
        </table:table-row>
        <table:table-row table:style-name="Table5.2">
          <table:table-cell table:style-name="Table5.A2" office:value-type="float" office:value="66">
            <text:p text:style-name="Text_20_body">66</text:p>
          </table:table-cell>
          <table:table-cell table:style-name="Table5.A1" office:value-type="string">
            <text:p text:style-name="Text_20_body">At-Tahrim (La malpermeso) </text:p>
          </table:table-cell>
          <table:table-cell table:style-name="Table5.A2" office:value-type="float" office:value="583">
            <text:p text:style-name="Text_20_body">583</text:p>
          </table:table-cell>
        </table:table-row>
        <table:table-row table:style-name="Table5.2">
          <table:table-cell table:style-name="Table5.A2" office:value-type="float" office:value="67">
            <text:p text:style-name="Text_20_body">67</text:p>
          </table:table-cell>
          <table:table-cell table:style-name="Table5.A1" office:value-type="string">
            <text:p text:style-name="Text_20_body">Al-Mulk (La suvereneco)</text:p>
          </table:table-cell>
          <table:table-cell table:style-name="Table5.A2" office:value-type="float" office:value="585">
            <text:p text:style-name="Text_20_body">585</text:p>
          </table:table-cell>
        </table:table-row>
        <table:table-row table:style-name="Table5.2">
          <table:table-cell table:style-name="Table5.A2" office:value-type="float" office:value="68">
            <text:p text:style-name="Text_20_body">68</text:p>
          </table:table-cell>
          <table:table-cell table:style-name="Table5.A1" office:value-type="string">
            <text:p text:style-name="Text_20_body">Al-Kalam (La plumo)</text:p>
          </table:table-cell>
          <table:table-cell table:style-name="Table5.A2" office:value-type="float" office:value="588">
            <text:p text:style-name="Text_20_body">588</text:p>
          </table:table-cell>
        </table:table-row>
        <table:table-row table:style-name="Table5.2">
          <table:table-cell table:style-name="Table5.A2" office:value-type="float" office:value="69">
            <text:p text:style-name="Text_20_body">69</text:p>
          </table:table-cell>
          <table:table-cell table:style-name="Table5.A1" office:value-type="string">
            <text:p text:style-name="Text_20_body">A1 Hakka (La Neeviteblaĵo) </text:p>
          </table:table-cell>
          <table:table-cell table:style-name="Table5.A2" office:value-type="float" office:value="591">
            <text:p text:style-name="Text_20_body">591</text:p>
          </table:table-cell>
        </table:table-row>
        <table:table-row table:style-name="Table5.2">
          <table:table-cell table:style-name="Table5.A2" office:value-type="float" office:value="70">
            <text:p text:style-name="Text_20_body">70</text:p>
          </table:table-cell>
          <table:table-cell table:style-name="Table5.A1" office:value-type="string">
            <text:p text:style-name="Text_20_body">Al-Ma’areĝ (La ĉieliro) </text:p>
          </table:table-cell>
          <table:table-cell table:style-name="Table5.A2" office:value-type="float" office:value="595">
            <text:p text:style-name="Text_20_body">595</text:p>
          </table:table-cell>
        </table:table-row>
        <table:table-row table:style-name="Table5.2">
          <table:table-cell table:style-name="Table5.A2" office:value-type="float" office:value="71">
            <text:p text:style-name="Text_20_body">71</text:p>
          </table:table-cell>
          <table:table-cell table:style-name="Table5.A1" office:value-type="string">
            <text:p text:style-name="Text_20_body">Nŭh (Noa) _</text:p>
          </table:table-cell>
          <table:table-cell table:style-name="Table5.A2" office:value-type="float" office:value="598">
            <text:p text:style-name="Text_20_body">598</text:p>
          </table:table-cell>
        </table:table-row>
        <table:table-row table:style-name="Table5.2">
          <table:table-cell table:style-name="Table5.A2" office:value-type="float" office:value="72">
            <text:p text:style-name="Text_20_body">72</text:p>
          </table:table-cell>
          <table:table-cell table:style-name="Table5.A1" office:value-type="string">
            <text:p text:style-name="Text_20_body">Al-Jinn (La Ginnoj)</text:p>
          </table:table-cell>
          <table:table-cell table:style-name="Table5.A2" office:value-type="float" office:value="600">
            <text:p text:style-name="Text_20_body">600</text:p>
          </table:table-cell>
        </table:table-row>
        <table:table-row table:style-name="Table5.2">
          <table:table-cell table:style-name="Table5.A2" office:value-type="float" office:value="73">
            <text:p text:style-name="Text_20_body">73</text:p>
          </table:table-cell>
          <table:table-cell table:style-name="Table5.A1" office:value-type="string">
            <text:p text:style-name="Text_20_body">Al-Muzzammil (La mantelkovrito)</text:p>
          </table:table-cell>
          <table:table-cell table:style-name="Table5.A2" office:value-type="float" office:value="603">
            <text:p text:style-name="Text_20_body">603</text:p>
          </table:table-cell>
        </table:table-row>
        <table:table-row table:style-name="Table5.2">
          <table:table-cell table:style-name="Table5.A2" office:value-type="float" office:value="74">
            <text:p text:style-name="Text_20_body">74</text:p>
          </table:table-cell>
          <table:table-cell table:style-name="Table5.A1" office:value-type="string">
            <text:p text:style-name="Text_20_body">Al-Muddassir (La mantelenvolvito) </text:p>
          </table:table-cell>
          <table:table-cell table:style-name="Table5.A2" office:value-type="float" office:value="605">
            <text:p text:style-name="Text_20_body">605</text:p>
          </table:table-cell>
        </table:table-row>
        <table:table-row table:style-name="Table5.2">
          <table:table-cell table:style-name="Table5.A2" office:value-type="float" office:value="75">
            <text:p text:style-name="Text_20_body">75</text:p>
          </table:table-cell>
          <table:table-cell table:style-name="Table5.A1" office:value-type="string">
            <text:p text:style-name="Text_20_body">Al-Kejama (La reviviĝo) </text:p>
          </table:table-cell>
          <table:table-cell table:style-name="Table5.A2" office:value-type="float" office:value="608">
            <text:p text:style-name="Text_20_body">608</text:p>
          </table:table-cell>
        </table:table-row>
        <table:table-row table:style-name="Table5.2">
          <table:table-cell table:style-name="Table5.A2" office:value-type="float" office:value="76">
            <text:p text:style-name="Text_20_body">76</text:p>
          </table:table-cell>
          <table:table-cell table:style-name="Table5.A1" office:value-type="string">
            <text:p text:style-name="Text_20_body">Ad-Dahr (La momento) </text:p>
          </table:table-cell>
          <table:table-cell table:style-name="Table5.A2" office:value-type="float" office:value="611">
            <text:p text:style-name="Text_20_body">611</text:p>
          </table:table-cell>
        </table:table-row>
        <table:table-row table:style-name="Table5.2">
          <table:table-cell table:style-name="Table5.A2" office:value-type="float" office:value="77">
            <text:p text:style-name="Text_20_body">77</text:p>
          </table:table-cell>
          <table:table-cell table:style-name="Table5.A1" office:value-type="string">
            <text:p text:style-name="Text_20_body">Al-Mursalat (La senditoj)</text:p>
          </table:table-cell>
          <table:table-cell table:style-name="Table5.A2" office:value-type="float" office:value="613">
            <text:p text:style-name="Text_20_body">613</text:p>
          </table:table-cell>
        </table:table-row>
        <table:table-row table:style-name="Table5.2">
          <table:table-cell table:style-name="Table5.A2" office:value-type="float" office:value="78">
            <text:p text:style-name="Text_20_body">78</text:p>
          </table:table-cell>
          <table:table-cell table:style-name="Table5.A1" office:value-type="string">
            <text:p text:style-name="Text_20_body">An-Naba (La anonco)</text:p>
          </table:table-cell>
          <table:table-cell table:style-name="Table5.A2" office:value-type="float" office:value="616">
            <text:p text:style-name="Text_20_body">616</text:p>
          </table:table-cell>
        </table:table-row>
        <text:soft-page-break/>
        <table:table-row table:style-name="Table5.2">
          <table:table-cell table:style-name="Table5.A2" office:value-type="float" office:value="79">
            <text:p text:style-name="Text_20_body">79</text:p>
          </table:table-cell>
          <table:table-cell table:style-name="Table5.A1" office:value-type="string">
            <text:p text:style-name="Text_20_body">An-Naze’at (La altirantoj) </text:p>
          </table:table-cell>
          <table:table-cell table:style-name="Table5.A2" office:value-type="float" office:value="618">
            <text:p text:style-name="Text_20_body">618</text:p>
          </table:table-cell>
        </table:table-row>
        <table:table-row table:style-name="Table5.2">
          <table:table-cell table:style-name="Table5.A2" office:value-type="float" office:value="80">
            <text:p text:style-name="Text_20_body">80</text:p>
          </table:table-cell>
          <table:table-cell table:style-name="Table5.A1" office:value-type="string">
            <text:p text:style-name="Text_20_body">'Abasa (Li sulkigis la frunton) </text:p>
          </table:table-cell>
          <table:table-cell table:style-name="Table5.A2" office:value-type="float" office:value="621">
            <text:p text:style-name="Text_20_body">621</text:p>
          </table:table-cell>
        </table:table-row>
        <table:table-row table:style-name="Table5.2">
          <table:table-cell table:style-name="Table5.A2" office:value-type="float" office:value="81">
            <text:p text:style-name="Text_20_body">81</text:p>
          </table:table-cell>
          <table:table-cell table:style-name="Table5.A1" office:value-type="string">
            <text:p text:style-name="Text_20_body">At-Takvir (La envolvo) </text:p>
          </table:table-cell>
          <table:table-cell table:style-name="Table5.A2" office:value-type="float" office:value="623">
            <text:p text:style-name="Text_20_body">623</text:p>
          </table:table-cell>
        </table:table-row>
        <table:table-row table:style-name="Table5.2">
          <table:table-cell table:style-name="Table5.A2" office:value-type="float" office:value="82">
            <text:p text:style-name="Text_20_body">82</text:p>
          </table:table-cell>
          <table:table-cell table:style-name="Table5.A1" office:value-type="string">
            <text:p text:style-name="Text_20_body">Al-Infetŭar (La fendo)</text:p>
          </table:table-cell>
          <table:table-cell table:style-name="Table5.A2" office:value-type="float" office:value="625">
            <text:p text:style-name="Text_20_body">625</text:p>
          </table:table-cell>
        </table:table-row>
        <table:table-row table:style-name="Table5.2">
          <table:table-cell table:style-name="Table5.A2" office:value-type="float" office:value="83">
            <text:p text:style-name="Text_20_body">83</text:p>
          </table:table-cell>
          <table:table-cell table:style-name="Table5.A1" office:value-type="string">
            <text:p text:style-name="Text_20_body">At-Tatfif (Tiuj, kiuj donas nesifiĉan mezuron)</text:p>
          </table:table-cell>
          <table:table-cell table:style-name="Table5.A2" office:value-type="float" office:value="626">
            <text:p text:style-name="Text_20_body">626</text:p>
          </table:table-cell>
        </table:table-row>
        <table:table-row table:style-name="Table5.2">
          <table:table-cell table:style-name="Table5.A2" office:value-type="float" office:value="84">
            <text:p text:style-name="Text_20_body">84</text:p>
          </table:table-cell>
          <table:table-cell table:style-name="Table5.A1" office:value-type="string">
            <text:p text:style-name="Text_20_body">Al-Inŝekak (La krevo)</text:p>
          </table:table-cell>
          <table:table-cell table:style-name="Table5.A2" office:value-type="float" office:value="628">
            <text:p text:style-name="Text_20_body">628</text:p>
          </table:table-cell>
        </table:table-row>
        <table:table-row table:style-name="Table5.2">
          <table:table-cell table:style-name="Table5.A2" office:value-type="float" office:value="85">
            <text:p text:style-name="Text_20_body">85</text:p>
          </table:table-cell>
          <table:table-cell table:style-name="Table5.A1" office:value-type="string">
            <text:p text:style-name="Text_20_body">Al-Burŭĝ (La konstelacioj) </text:p>
          </table:table-cell>
          <table:table-cell table:style-name="Table5.A2" office:value-type="float" office:value="630">
            <text:p text:style-name="Text_20_body">630</text:p>
          </table:table-cell>
        </table:table-row>
        <table:table-row table:style-name="Table5.2">
          <table:table-cell table:style-name="Table5.A2" office:value-type="float" office:value="86">
            <text:p text:style-name="Text_20_body">86</text:p>
          </table:table-cell>
          <table:table-cell table:style-name="Table5.A1" office:value-type="string">
            <text:p text:style-name="Text_20_body">At-Tŭarek (La stelo de 1’ mateno) </text:p>
          </table:table-cell>
          <table:table-cell table:style-name="Table5.A2" office:value-type="float" office:value="631">
            <text:p text:style-name="Text_20_body">631</text:p>
          </table:table-cell>
        </table:table-row>
        <table:table-row table:style-name="Table5.2">
          <table:table-cell table:style-name="Table5.A2" office:value-type="float" office:value="87">
            <text:p text:style-name="Text_20_body">87</text:p>
          </table:table-cell>
          <table:table-cell table:style-name="Table5.A1" office:value-type="string">
            <text:p text:style-name="Text_20_body">Al-A’la (La Eminenta) </text:p>
          </table:table-cell>
          <table:table-cell table:style-name="Table5.A2" office:value-type="float" office:value="632">
            <text:p text:style-name="Text_20_body">632</text:p>
          </table:table-cell>
        </table:table-row>
        <table:table-row table:style-name="Table5.2">
          <table:table-cell table:style-name="Table5.A2" office:value-type="float" office:value="88">
            <text:p text:style-name="Text_20_body">88</text:p>
          </table:table-cell>
          <table:table-cell table:style-name="Table5.A1" office:value-type="string">
            <text:p text:style-name="Text_20_body">Al-Gaŝeja (La renversanta okazontaĵo)</text:p>
          </table:table-cell>
          <table:table-cell table:style-name="Table5.A2" office:value-type="float" office:value="633">
            <text:p text:style-name="Text_20_body">633</text:p>
          </table:table-cell>
        </table:table-row>
        <table:table-row table:style-name="Table5.2">
          <table:table-cell table:style-name="Table5.A2" office:value-type="float" office:value="89">
            <text:p text:style-name="Text_20_body">89</text:p>
          </table:table-cell>
          <table:table-cell table:style-name="Table5.A1" office:value-type="string">
            <text:p text:style-name="Text_20_body">Al-Faĝr (La tagiĝo) </text:p>
          </table:table-cell>
          <table:table-cell table:style-name="Table5.A2" office:value-type="float" office:value="635">
            <text:p text:style-name="Text_20_body">635</text:p>
          </table:table-cell>
        </table:table-row>
        <table:table-row table:style-name="Table5.2">
          <table:table-cell table:style-name="Table5.A2" office:value-type="float" office:value="90">
            <text:p text:style-name="Text_20_body">90</text:p>
          </table:table-cell>
          <table:table-cell table:style-name="Table5.A1" office:value-type="string">
            <text:p text:style-name="Text_20_body">Al-Balad (La urbo)</text:p>
          </table:table-cell>
          <table:table-cell table:style-name="Table5.A2" office:value-type="float" office:value="637">
            <text:p text:style-name="Text_20_body">637</text:p>
          </table:table-cell>
        </table:table-row>
        <table:table-row table:style-name="Table5.2">
          <table:table-cell table:style-name="Table5.A2" office:value-type="float" office:value="91">
            <text:p text:style-name="Text_20_body">91</text:p>
          </table:table-cell>
          <table:table-cell table:style-name="Table5.A1" office:value-type="string">
            <text:p text:style-name="Text_20_body">Aŝ-Sams (La suno)</text:p>
          </table:table-cell>
          <table:table-cell table:style-name="Table5.A2" office:value-type="float" office:value="638">
            <text:p text:style-name="Text_20_body">638</text:p>
          </table:table-cell>
        </table:table-row>
        <table:table-row table:style-name="Table5.2">
          <table:table-cell table:style-name="Table5.A2" office:value-type="float" office:value="92">
            <text:p text:style-name="Text_20_body">92</text:p>
          </table:table-cell>
          <table:table-cell table:style-name="Table5.A1" office:value-type="string">
            <text:p text:style-name="Text_20_body">Al-Lajl (La nokto)</text:p>
          </table:table-cell>
          <table:table-cell table:style-name="Table5.A2" office:value-type="float" office:value="639">
            <text:p text:style-name="Text_20_body">639</text:p>
          </table:table-cell>
        </table:table-row>
        <table:table-row table:style-name="Table5.2">
          <table:table-cell table:style-name="Table5.A2" office:value-type="float" office:value="93">
            <text:p text:style-name="Text_20_body">93</text:p>
          </table:table-cell>
          <table:table-cell table:style-name="Table5.A1" office:value-type="string">
            <text:p text:style-name="Text_20_body">Ad-Duha (La antaŭtagmezo) </text:p>
          </table:table-cell>
          <table:table-cell table:style-name="Table5.A2" office:value-type="float" office:value="640">
            <text:p text:style-name="Text_20_body">640</text:p>
          </table:table-cell>
        </table:table-row>
        <table:table-row table:style-name="Table5.2">
          <table:table-cell table:style-name="Table5.A2" office:value-type="float" office:value="94">
            <text:p text:style-name="Text_20_body">94</text:p>
          </table:table-cell>
          <table:table-cell table:style-name="Table5.A1" office:value-type="string">
            <text:p text:style-name="Text_20_body">Al-Inŝerah (la dislarĝigo)</text:p>
          </table:table-cell>
          <table:table-cell table:style-name="Table5.A2" office:value-type="float" office:value="641">
            <text:p text:style-name="Text_20_body">641</text:p>
          </table:table-cell>
        </table:table-row>
        <table:table-row table:style-name="Table5.2">
          <table:table-cell table:style-name="Table5.A2" office:value-type="float" office:value="95">
            <text:p text:style-name="Text_20_body">95</text:p>
          </table:table-cell>
          <table:table-cell table:style-name="Table5.A1" office:value-type="string">
            <text:p text:style-name="Text_20_body">At-Tin (La figo)</text:p>
          </table:table-cell>
          <table:table-cell table:style-name="Table5.A2" office:value-type="float" office:value="642">
            <text:p text:style-name="Text_20_body">642</text:p>
          </table:table-cell>
        </table:table-row>
        <table:table-row table:style-name="Table5.2">
          <table:table-cell table:style-name="Table5.A2" office:value-type="float" office:value="96">
            <text:p text:style-name="Text_20_body">96</text:p>
          </table:table-cell>
          <table:table-cell table:style-name="Table5.A1" office:value-type="string">
            <text:p text:style-name="Text_20_body">Al-’ Alak (La buleto de koaguliĝinta sango) </text:p>
          </table:table-cell>
          <table:table-cell table:style-name="Table5.A2" office:value-type="float" office:value="642">
            <text:p text:style-name="Text_20_body">642</text:p>
          </table:table-cell>
        </table:table-row>
        <table:table-row table:style-name="Table5.2">
          <table:table-cell table:style-name="Table5.A2" office:value-type="float" office:value="97">
            <text:p text:style-name="Text_20_body">97</text:p>
          </table:table-cell>
          <table:table-cell table:style-name="Table5.A1" office:value-type="string">
            <text:p text:style-name="Text_20_body">Al-Kadr (La Dia dekreto) </text:p>
          </table:table-cell>
          <table:table-cell table:style-name="Table5.A2" office:value-type="float" office:value="644">
            <text:p text:style-name="Text_20_body">644</text:p>
          </table:table-cell>
        </table:table-row>
        <table:table-row table:style-name="Table5.2">
          <table:table-cell table:style-name="Table5.A2" office:value-type="float" office:value="98">
            <text:p text:style-name="Text_20_body">98</text:p>
          </table:table-cell>
          <table:table-cell table:style-name="Table5.A1" office:value-type="string">
            <text:p text:style-name="Text_20_body">AJ-Bajjena (La pruvo evidenta)</text:p>
          </table:table-cell>
          <table:table-cell table:style-name="Table5.A2" office:value-type="float" office:value="644">
            <text:p text:style-name="Text_20_body">644</text:p>
          </table:table-cell>
        </table:table-row>
        <table:table-row table:style-name="Table5.2">
          <table:table-cell table:style-name="Table5.A2" office:value-type="float" office:value="99">
            <text:p text:style-name="Text_20_body">99</text:p>
          </table:table-cell>
          <table:table-cell table:style-name="Table5.A1" office:value-type="string">
            <text:p text:style-name="Text_20_body">Az-Zilzal (La tertremo) </text:p>
          </table:table-cell>
          <table:table-cell table:style-name="Table5.A2" office:value-type="float" office:value="645">
            <text:p text:style-name="Text_20_body">645</text:p>
          </table:table-cell>
        </table:table-row>
        <table:table-row table:style-name="Table5.2">
          <table:table-cell table:style-name="Table5.A2" office:value-type="float" office:value="100">
            <text:p text:style-name="Text_20_body">100</text:p>
          </table:table-cell>
          <table:table-cell table:style-name="Table5.A1" office:value-type="string">
            <text:p text:style-name="Text_20_body">Al-’Adejat (La atakantoj)</text:p>
          </table:table-cell>
          <table:table-cell table:style-name="Table5.A2" office:value-type="float" office:value="646">
            <text:p text:style-name="Text_20_body">646</text:p>
          </table:table-cell>
        </table:table-row>
        <table:table-row table:style-name="Table5.2">
          <table:table-cell table:style-name="Table5.A2" office:value-type="float" office:value="101">
            <text:p text:style-name="Text_20_body">101</text:p>
          </table:table-cell>
          <table:table-cell table:style-name="Table5.A1" office:value-type="string">
            <text:p text:style-name="Text_20_body">Al-Kare’a (La frapego) </text:p>
          </table:table-cell>
          <table:table-cell table:style-name="Table5.A2" office:value-type="float" office:value="647">
            <text:p text:style-name="Text_20_body">647</text:p>
          </table:table-cell>
        </table:table-row>
        <table:table-row table:style-name="Table5.2">
          <table:table-cell table:style-name="Table5.A2" office:value-type="float" office:value="102">
            <text:p text:style-name="Text_20_body">102</text:p>
          </table:table-cell>
          <table:table-cell table:style-name="Table5.A1" office:value-type="string">
            <text:p text:style-name="Text_20_body">At-Takasur (La konkuro) </text:p>
          </table:table-cell>
          <table:table-cell table:style-name="Table5.A2" office:value-type="float" office:value="648">
            <text:p text:style-name="Text_20_body">648</text:p>
          </table:table-cell>
        </table:table-row>
        <table:table-row table:style-name="Table5.2">
          <table:table-cell table:style-name="Table5.A2" office:value-type="float" office:value="103">
            <text:p text:style-name="Text_20_body">103</text:p>
          </table:table-cell>
          <table:table-cell table:style-name="Table5.A1" office:value-type="string">
            <text:p text:style-name="Text_20_body">Al-’Asr (La posttagmezo) </text:p>
          </table:table-cell>
          <table:table-cell table:style-name="Table5.A2" office:value-type="float" office:value="648">
            <text:p text:style-name="Text_20_body">648</text:p>
          </table:table-cell>
        </table:table-row>
        <table:table-row table:style-name="Table5.2">
          <table:table-cell table:style-name="Table5.A2" office:value-type="float" office:value="104">
            <text:p text:style-name="Text_20_body">104</text:p>
          </table:table-cell>
          <table:table-cell table:style-name="Table5.A1" office:value-type="string">
            <text:p text:style-name="Text_20_body">Al-Humaza (La kalumnianto) </text:p>
          </table:table-cell>
          <table:table-cell table:style-name="Table5.A2" office:value-type="float" office:value="649">
            <text:p text:style-name="Text_20_body">649</text:p>
          </table:table-cell>
        </table:table-row>
        <table:table-row table:style-name="Table5.2">
          <table:table-cell table:style-name="Table5.A2" office:value-type="float" office:value="105">
            <text:p text:style-name="Text_20_body">105</text:p>
          </table:table-cell>
          <table:table-cell table:style-name="Table5.A1" office:value-type="string">
            <text:p text:style-name="Text_20_body">Al-Fil (La elefanto) </text:p>
          </table:table-cell>
          <table:table-cell table:style-name="Table5.A2" office:value-type="float" office:value="649">
            <text:p text:style-name="Text_20_body">649</text:p>
          </table:table-cell>
        </table:table-row>
        <table:table-row table:style-name="Table5.2">
          <table:table-cell table:style-name="Table5.A2" office:value-type="float" office:value="106">
            <text:p text:style-name="Text_20_body">106</text:p>
          </table:table-cell>
          <table:table-cell table:style-name="Table5.A1" office:value-type="string">
            <text:p text:style-name="Text_20_body">Al-Kurajŝ (La Kurajŝ)</text:p>
          </table:table-cell>
          <table:table-cell table:style-name="Table5.A2" office:value-type="float" office:value="650">
            <text:p text:style-name="Text_20_body">650</text:p>
          </table:table-cell>
        </table:table-row>
        <table:table-row table:style-name="Table5.2">
          <table:table-cell table:style-name="Table5.A2" office:value-type="float" office:value="107">
            <text:p text:style-name="Text_20_body">107</text:p>
          </table:table-cell>
          <table:table-cell table:style-name="Table5.A1" office:value-type="string">
            <text:p text:style-name="Text_20_body">Al-Ma’ŭn (La afablaĵoj) </text:p>
          </table:table-cell>
          <table:table-cell table:style-name="Table5.A2" office:value-type="float" office:value="650">
            <text:p text:style-name="Text_20_body">650</text:p>
          </table:table-cell>
        </table:table-row>
        <table:table-row table:style-name="Table5.2">
          <table:table-cell table:style-name="Table5.A2" office:value-type="float" office:value="108">
            <text:p text:style-name="Text_20_body">108</text:p>
          </table:table-cell>
          <table:table-cell table:style-name="Table5.A1" office:value-type="string">
            <text:p text:style-name="Text_20_body">Al-Kaŭsar (La abundo) </text:p>
          </table:table-cell>
          <table:table-cell table:style-name="Table5.A2" office:value-type="float" office:value="651">
            <text:p text:style-name="Text_20_body">651</text:p>
          </table:table-cell>
        </table:table-row>
        <text:soft-page-break/>
        <table:table-row table:style-name="Table5.2">
          <table:table-cell table:style-name="Table5.A2" office:value-type="float" office:value="109">
            <text:p text:style-name="Text_20_body">109</text:p>
          </table:table-cell>
          <table:table-cell table:style-name="Table5.A1" office:value-type="string">
            <text:p text:style-name="Text_20_body">Al-Kaferŭn (La miskredantoj) </text:p>
          </table:table-cell>
          <table:table-cell table:style-name="Table5.A2" office:value-type="float" office:value="651">
            <text:p text:style-name="Text_20_body">651</text:p>
          </table:table-cell>
        </table:table-row>
        <table:table-row table:style-name="Table5.2">
          <table:table-cell table:style-name="Table5.A2" office:value-type="float" office:value="110">
            <text:p text:style-name="Text_20_body">110</text:p>
          </table:table-cell>
          <table:table-cell table:style-name="Table5.A1" office:value-type="string">
            <text:p text:style-name="Text_20_body">An-Nasr (La helpo) </text:p>
          </table:table-cell>
          <table:table-cell table:style-name="Table5.A2" office:value-type="float" office:value="652">
            <text:p text:style-name="Text_20_body">652</text:p>
          </table:table-cell>
        </table:table-row>
        <table:table-row table:style-name="Table5.2">
          <table:table-cell table:style-name="Table5.A2" office:value-type="float" office:value="111">
            <text:p text:style-name="Text_20_body">111</text:p>
          </table:table-cell>
          <table:table-cell table:style-name="Table5.A1" office:value-type="string">
            <text:p text:style-name="Text_20_body">Al-Lahab (La flamo) </text:p>
          </table:table-cell>
          <table:table-cell table:style-name="Table5.A2" office:value-type="float" office:value="652">
            <text:p text:style-name="Text_20_body">652</text:p>
          </table:table-cell>
        </table:table-row>
        <table:table-row table:style-name="Table5.2">
          <table:table-cell table:style-name="Table5.A2" office:value-type="float" office:value="112">
            <text:p text:style-name="Text_20_body">112</text:p>
          </table:table-cell>
          <table:table-cell table:style-name="Table5.A1" office:value-type="string">
            <text:p text:style-name="Text_20_body">Al-Ihlas (La kulto sincera) </text:p>
          </table:table-cell>
          <table:table-cell table:style-name="Table5.A2" office:value-type="float" office:value="653">
            <text:p text:style-name="Text_20_body">653</text:p>
          </table:table-cell>
        </table:table-row>
        <table:table-row table:style-name="Table5.2">
          <table:table-cell table:style-name="Table5.A2" office:value-type="float" office:value="113">
            <text:p text:style-name="Text_20_body">113</text:p>
          </table:table-cell>
          <table:table-cell table:style-name="Table5.A1" office:value-type="string">
            <text:p text:style-name="Text_20_body">Al-Falak (La matenrugo) . . . . </text:p>
          </table:table-cell>
          <table:table-cell table:style-name="Table5.A2" office:value-type="float" office:value="653">
            <text:p text:style-name="Text_20_body">653</text:p>
          </table:table-cell>
        </table:table-row>
        <table:table-row table:style-name="Table5.2">
          <table:table-cell table:style-name="Table5.A2" office:value-type="float" office:value="114">
            <text:p text:style-name="Text_20_body">114</text:p>
          </table:table-cell>
          <table:table-cell table:style-name="Table5.A1" office:value-type="string">
            <text:p text:style-name="Text_20_body">An-nas (La homoj)</text:p>
          </table:table-cell>
          <table:table-cell table:style-name="Table5.A2" office:value-type="float" office:value="654">
            <text:p text:style-name="Text_20_body">654</text:p>
          </table:table-cell>
        </table:table-row>
      </table:table>
      <text:p text:style-name="Text_20_body"><text:span text:style-name="Character_20_style"/></text:p>
      <text:p text:style-name="Text_20_body"><text:span text:style-name="Character_20_style">Ĉi tiu libro estas kompostita per IBM Composer kun skribo Roman Press kaj presita sur papero 607 de La unuiĝin- taj Paperfabrikoj (Danlando).</text:span></text:p>
      <text:p text:style-name="Text_20_body"><text:span text:style-name="Character_20_style">Gi estas kompostita kaj presitade la eldonejo.</text:span></text:p>
      <text:p text:style-name="Text_20_body"><text:span text:style-name="Character_20_style">La librobindadoh faris Concordia, Kopenhago.</text:span></text:p>
      <text:p text:style-name="Footnote"><text:span text:style-name="Character_20_style">* v. la ver.son 1 04an; notu, ke ĉi tiu ĉapitro ne komenciĝas pcr la kutima alvoko (Je la nomo...). Tio estas interpretita per la klarigo. *e ne temas pri memstara ĉapitro, sed nur pri la daŭrigo de la ĉapitro ”AI-Anfal”. Laŭ aliaj tradicioj, la nomo de ĉi tiu ĉapitro ankaŭ estas ”A! Bara’a” (la libe- rigo) (el verso I a).</text:span></text:p>
      <text:p text:style-name="Footnote"><text:span text:style-name="Character_20_style">* Temas pri la morala leĝo, kiun oni povas obei aŭ maiobe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Book Antiqua" svg:font-family="'Book Antiqua'"/>
    <style:font-face style:name="Microsoft Sans Serif" svg:font-family="'Microsoft Sans Serif'"/>
    <style:font-face style:name="Times New Roman" svg:font-family="'Times New Roman'"/>
    <style:font-face style:name="Akzidenz-Grotesk Pro" svg:font-family="'Akzidenz-Grotesk Pro'"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Franklin Gothic Heavy" svg:font-family="'Franklin Gothic Heavy'" style:font-adornments="Norm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eo" fo:country="none" style:font-name-asian="Microsoft Sans Serif" style:font-size-asian="12pt" style:language-asian="eo" style:country-asian="none" style:font-name-complex="Microsoft Sans Serif" style:font-size-complex="12pt" style:language-complex="eo" style:country-complex="none"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eo" fo:country="none" style:font-name-asian="Microsoft Sans Serif" style:font-size-asian="12pt" style:language-asian="eo" style:country-asian="none" style:font-name-complex="Microsoft Sans Serif" style:font-size-complex="12pt" style:language-complex="eo" style:country-complex="none"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note" style:family="paragraph" style:class="extra" style:master-page-name="">
      <loext:graphic-properties draw:fill="none" draw:fill-color="#729fcf"/>
      <style:paragraph-properties fo:line-height="90%" style:page-number="auto" fo:background-color="transparent"/>
      <style:text-properties style:text-line-through-style="none" style:text-line-through-type="none" style:font-name="Times New Roman" fo:font-family="'Times New Roman'" fo:font-size="7.5pt" fo:font-style="normal" style:text-underline-style="none" fo:font-weight="bold" fo:background-color="transparent" style:font-name-asian="Times New Roman" style:font-family-asian="'Times New Roman'" style:font-size-asian="7.5pt" style:font-style-asian="normal" style:font-weight-asian="bold" style:font-name-complex="Times New Roman" style:font-family-complex="'Times New Roman'" style:font-size-complex="7.5pt" style:font-style-complex="normal" style:font-weight-complex="bold"/>
    </style:style>
    <style:style style:name="Body_20_text_20__28_2_29_" style:display-name="Body text (2)" style:family="paragraph" style:master-page-name="">
      <loext:graphic-properties draw:fill="none" draw:fill-color="#729fcf"/>
      <style:paragraph-properties style:page-number="auto" fo:background-color="transparent"/>
      <style:text-properties style:text-line-through-style="none" style:text-line-through-type="none" style:font-name="Times New Roman" fo:font-family="'Times New Roman'" fo:font-size="7.5pt" fo:font-style="normal" style:text-underline-style="none" fo:font-weight="bold" fo:background-color="transparent" style:font-name-asian="Times New Roman" style:font-family-asian="'Times New Roman'" style:font-size-asian="7.5pt" style:font-style-asian="normal" style:font-weight-asian="bold" style:font-name-complex="Times New Roman" style:font-family-complex="'Times New Roman'" style:font-size-complex="7.5pt" style:font-style-complex="normal" style:font-weight-complex="bold"/>
    </style:style>
    <style:style style:name="Header_20_or_20_footer" style:display-name="Header or footer" style:family="paragraph" style:master-page-name="">
      <loext:graphic-properties draw:fill="none" draw:fill-color="#729fcf"/>
      <style:paragraph-properties style:page-number="auto" fo:background-color="transparent"/>
      <style:text-properties style:text-line-through-style="none" style:text-line-through-type="none" style:font-name="Times New Roman" fo:font-family="'Times New Roman'" fo:font-size="9.5pt" fo:font-style="normal" style:text-underline-style="none" fo:font-weight="normal" fo:background-color="transparent" style:font-name-asian="Times New Roman" style:font-family-asian="'Times New Roman'" style:font-size-asian="9.5pt" style:font-style-asian="normal" style:font-weight-asian="normal" style:font-name-complex="Times New Roman" style:font-family-complex="'Times New Roman'" style:font-size-complex="9.5pt" style:font-style-complex="normal" style:font-weight-complex="normal"/>
    </style:style>
    <style:style style:name="Other" style:family="paragraph" style:master-page-name="">
      <loext:graphic-properties draw:fill="none" draw:fill-color="#729fcf"/>
      <style:paragraph-properties style:page-number="auto" fo:background-color="transparent"/>
      <style:text-properties style:text-line-through-style="none" style:text-line-through-type="none" style:font-name="Times New Roman" fo:font-family="'Times New Roman'" fo:font-size="9.5pt" fo:font-style="normal" style:text-underline-style="none" fo:font-weight="normal" fo:background-color="transparent" style:font-name-asian="Times New Roman" style:font-family-asian="'Times New Roman'" style:font-size-asian="9.5pt" style:font-style-asian="normal" style:font-weight-asian="normal" style:font-name-complex="Times New Roman" style:font-family-complex="'Times New Roman'" style:font-size-complex="9.5pt" style:font-style-complex="normal" style:font-weight-complex="normal"/>
    </style:style>
    <style:style style:name="Body_20_text" style:display-name="Body text" style:family="paragraph" style:master-page-name="">
      <loext:graphic-properties draw:fill="none" draw:fill-color="#729fcf"/>
      <style:paragraph-properties style:page-number="auto" fo:background-color="transparent"/>
      <style:text-properties style:text-line-through-style="none" style:text-line-through-type="none" style:font-name="Times New Roman" fo:font-family="'Times New Roman'" fo:font-size="9.5pt" fo:font-style="normal" style:text-underline-style="none" fo:font-weight="normal" fo:background-color="transparent" style:font-name-asian="Times New Roman" style:font-family-asian="'Times New Roman'" style:font-size-asian="9.5pt" style:font-style-asian="normal" style:font-weight-asian="normal" style:font-name-complex="Times New Roman" style:font-family-complex="'Times New Roman'" style:font-size-complex="9.5pt" style:font-style-complex="normal" style:font-weight-complex="normal"/>
    </style:style>
    <style:style style:name="Heading_20__23_3" style:display-name="Heading #3" style:family="paragraph" style:master-page-name="">
      <loext:graphic-properties draw:fill="none" draw:fill-color="#729fcf"/>
      <style:paragraph-properties fo:text-align="center" style:justify-single-word="false" style:page-number="auto" fo:background-color="transparent"/>
      <style:text-properties style:text-line-through-style="none" style:text-line-through-type="none" style:font-name="Times New Roman" fo:font-family="'Times New Roman'" fo:font-size="21pt" fo:font-style="normal" style:text-underline-style="none" fo:font-weight="normal" fo:background-color="transparent" style:font-name-asian="Times New Roman" style:font-family-asian="'Times New Roman'" style:font-size-asian="21pt" style:font-style-asian="normal" style:font-weight-asian="normal" style:font-name-complex="Times New Roman" style:font-family-complex="'Times New Roman'" style:font-size-complex="21pt" style:font-style-complex="normal" style:font-weight-complex="normal"/>
    </style:style>
    <style:style style:name="Heading_20__23_2" style:display-name="Heading #2" style:family="paragraph" style:master-page-name="">
      <loext:graphic-properties draw:fill="none" draw:fill-color="#729fcf"/>
      <style:paragraph-properties fo:text-align="center" style:justify-single-word="false" style:page-number="auto" fo:background-color="transparent"/>
      <style:text-properties style:text-line-through-style="none" style:text-line-through-type="none" style:font-name="Franklin Gothic Heavy" fo:font-family="'Franklin Gothic Heavy'" style:font-style-name="Normal" style:font-family-generic="swiss" style:font-pitch="variable" fo:font-size="14pt" fo:font-style="normal" style:text-underline-style="none" fo:font-weight="normal" fo:background-color="transparent" style:font-name-asian="Book Antiqua" style:font-family-asian="'Book Antiqua'" style:font-size-asian="25pt" style:font-style-asian="normal" style:font-weight-asian="normal" style:font-name-complex="Book Antiqua" style:font-family-complex="'Book Antiqua'" style:font-size-complex="25pt" style:font-style-complex="normal" style:font-weight-complex="normal"/>
    </style:style>
    <style:style style:name="Body_20_text_20__28_7_29_" style:display-name="Body text (7)" style:family="paragraph" style:master-page-name="">
      <loext:graphic-properties draw:fill="none" draw:fill-color="#729fcf"/>
      <style:paragraph-properties fo:text-align="center" style:justify-single-word="false" style:page-number="auto" fo:background-color="transparent"/>
      <style:text-properties style:text-line-through-style="none" style:text-line-through-type="none" style:font-name="Book Antiqua" fo:font-family="'Book Antiqua'" fo:font-size="25pt" fo:font-style="normal" style:text-underline-style="none" fo:font-weight="normal" fo:background-color="transparent" style:font-name-asian="Book Antiqua" style:font-family-asian="'Book Antiqua'" style:font-size-asian="25pt" style:font-style-asian="normal" style:font-weight-asian="normal" style:font-name-complex="Book Antiqua" style:font-family-complex="'Book Antiqua'" style:font-size-complex="25pt" style:font-style-complex="normal" style:font-weight-complex="normal"/>
    </style:style>
    <style:style style:name="Table_20_of_20_contents" style:display-name="Table of contents" style:family="paragraph" style:master-page-name="">
      <loext:graphic-properties draw:fill="none" draw:fill-color="#729fcf"/>
      <style:paragraph-properties fo:line-height="88%" style:page-number="auto" fo:background-color="transparent"/>
      <style:text-properties style:text-line-through-style="none" style:text-line-through-type="none" style:font-name="Times New Roman" fo:font-family="'Times New Roman'" fo:font-size="9.5pt" fo:font-style="normal" style:text-underline-style="none" fo:font-weight="normal" fo:background-color="transparent" style:font-name-asian="Times New Roman" style:font-family-asian="'Times New Roman'" style:font-size-asian="9.5pt" style:font-style-asian="normal" style:font-weight-asian="normal" style:font-name-complex="Times New Roman" style:font-family-complex="'Times New Roman'" style:font-size-complex="9.5pt" style:font-style-complex="normal" style:font-weight-complex="normal"/>
    </style:style>
    <style:style style:name="Body_20_text_20__28_11_29_" style:display-name="Body text (11)" style:family="paragraph" style:master-page-name="">
      <loext:graphic-properties draw:fill="none" draw:fill-color="#729fcf"/>
      <style:paragraph-properties fo:line-height="90%" style:page-number="auto" fo:background-color="transparent"/>
      <style:text-properties style:text-line-through-style="none" style:text-line-through-type="none" style:font-name="Times New Roman" fo:font-family="'Times New Roman'" fo:font-size="9.5pt" fo:font-style="normal" style:text-underline-style="none" fo:font-weight="normal" fo:background-color="transparent" style:font-name-asian="Times New Roman" style:font-family-asian="'Times New Roman'" style:font-size-asian="9.5pt" style:font-style-asian="normal" style:font-weight-asian="normal" style:font-name-complex="Times New Roman" style:font-family-complex="'Times New Roman'" style:font-size-complex="9.5pt" style:font-style-complex="normal" style:font-weight-complex="normal"/>
    </style:style>
    <style:style style:name="Body_20_text_20__28_4_29_" style:display-name="Body text (4)" style:family="paragraph" style:master-page-name="">
      <loext:graphic-properties draw:fill="none" draw:fill-color="#729fcf"/>
      <style:paragraph-properties style:page-number="auto" fo:background-color="transparent"/>
      <style:text-properties style:text-line-through-style="none" style:text-line-through-type="none" style:font-name="Arial" fo:font-family="Arial" fo:font-size="9.5pt" fo:font-style="normal" style:text-underline-style="none" fo:font-weight="normal" fo:background-color="transparent" style:font-name-asian="Arial" style:font-family-asian="Arial" style:font-size-asian="9.5pt" style:font-style-asian="normal" style:font-weight-asian="normal" style:font-name-complex="Arial" style:font-family-complex="Arial" style:font-size-complex="9.5pt" style:font-style-complex="normal" style:font-weight-complex="normal"/>
    </style:style>
    <style:style style:name="Heading_20__23_5" style:display-name="Heading #5" style:family="paragraph" style:master-page-name="">
      <loext:graphic-properties draw:fill="none" draw:fill-color="#729fcf"/>
      <style:paragraph-properties fo:margin-left="0.8752in" fo:margin-right="0in" fo:text-indent="0in" style:auto-text-indent="false" style:page-number="auto" fo:background-color="transparent"/>
      <style:text-properties style:text-line-through-style="none" style:text-line-through-type="none" style:font-name="Arial" fo:font-family="Arial" fo:font-size="15pt" fo:font-style="italic" style:text-underline-style="none" fo:font-weight="normal" fo:background-color="transparent" style:font-name-asian="Arial" style:font-family-asian="Arial" style:font-size-asian="15pt" style:font-style-asian="italic" style:font-weight-asian="normal" style:font-name-complex="Arial" style:font-family-complex="Arial" style:font-size-complex="15pt" style:font-style-complex="italic" style:font-weight-complex="normal"/>
    </style:style>
    <style:style style:name="Heading_20__23_8" style:display-name="Heading #8" style:family="paragraph" style:master-page-name="">
      <loext:graphic-properties draw:fill="none" draw:fill-color="#729fcf"/>
      <style:paragraph-properties fo:margin-left="0in" fo:margin-right="0in" fo:text-indent="0.4028in" style:auto-text-indent="false" style:page-number="auto" fo:background-color="transparent"/>
      <style:text-properties style:text-line-through-style="none" style:text-line-through-type="none" style:font-name="Arial" fo:font-family="Arial" fo:font-size="14pt"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ody_20_text_20__28_10_29_" style:display-name="Body text (10)" style:family="paragraph" style:master-page-name="">
      <loext:graphic-properties draw:fill="none" draw:fill-color="#729fcf"/>
      <style:paragraph-properties fo:text-align="end" style:justify-single-word="false" style:page-number="auto" fo:background-color="transparent"/>
      <style:text-properties style:text-line-through-style="none" style:text-line-through-type="none" style:font-name="Times New Roman" fo:font-family="'Times New Roman'" fo:font-size="6pt" fo:font-style="normal" style:text-underline-style="none" fo:font-weight="bold" fo:background-color="transparent" style:font-name-asian="Times New Roman" style:font-family-asian="'Times New Roman'" style:font-size-asian="6pt" style:font-style-asian="normal" style:font-weight-asian="bold" style:font-name-complex="Times New Roman" style:font-family-complex="'Times New Roman'" style:font-size-complex="6pt" style:font-style-complex="normal" style:font-weight-complex="bold"/>
    </style:style>
    <style:style style:name="Body_20_text_20__28_5_29_" style:display-name="Body text (5)" style:family="paragraph" style:master-page-name="">
      <loext:graphic-properties draw:fill="none" draw:fill-color="#729fcf"/>
      <style:paragraph-properties fo:text-align="end" style:justify-single-word="false" style:page-number="auto" fo:background-color="transparent"/>
      <style:text-properties style:text-line-through-style="none" style:text-line-through-type="none" style:font-name="Arial" fo:font-family="Arial" fo:font-size="13pt" fo:font-style="normal" style:text-underline-style="none" fo:font-weight="normal" fo:background-color="transparent" style:font-name-asian="Arial" style:font-family-asian="Arial" style:font-size-asian="13pt" style:font-style-asian="normal" style:font-weight-asian="normal" style:font-name-complex="Arial" style:font-family-complex="Arial" style:font-size-complex="13pt" style:font-style-complex="normal" style:font-weight-complex="normal"/>
    </style:style>
    <style:style style:name="Heading_20__23_6" style:display-name="Heading #6" style:family="paragraph" style:master-page-name="">
      <loext:graphic-properties draw:fill="none" draw:fill-color="#729fcf"/>
      <style:paragraph-properties fo:margin-left="0in" fo:margin-right="0in" fo:text-indent="0.1807in" style:auto-text-indent="false" style:page-number="auto" fo:background-color="transparent"/>
      <style:text-properties fo:font-variant="small-caps" style:text-line-through-style="none" style:text-line-through-type="none" style:font-name="Arial" fo:font-family="Arial" fo:font-size="16pt"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Body_20_text_20__28_3_29_" style:display-name="Body text (3)" style:family="paragraph" style:master-page-name="">
      <loext:graphic-properties draw:fill="none" draw:fill-color="#729fcf"/>
      <style:paragraph-properties fo:line-height="209%" fo:text-align="end" style:justify-single-word="false" style:page-number="auto" fo:background-color="transparent"/>
      <style:text-properties style:text-line-through-style="none" style:text-line-through-type="none" style:font-name="Arial" fo:font-family="Arial" fo:font-size="8.5pt" fo:font-style="normal" style:text-underline-style="none" fo:font-weight="normal" fo:background-color="transparent" style:font-name-asian="Arial" style:font-family-asian="Arial" style:font-size-asian="8.5pt" style:font-style-asian="normal" style:font-weight-asian="normal" style:font-name-complex="Arial" style:font-family-complex="Arial" style:font-size-complex="8.5pt" style:font-style-complex="normal" style:font-weight-complex="normal"/>
    </style:style>
    <style:style style:name="Heading_20__23_7" style:display-name="Heading #7" style:family="paragraph" style:master-page-name="">
      <loext:graphic-properties draw:fill="none" draw:fill-color="#729fcf"/>
      <style:paragraph-properties style:page-number="auto" fo:background-color="transparent"/>
      <style:text-properties style:text-line-through-style="none" style:text-line-through-type="none" style:font-name="Arial" fo:font-family="Arial" fo:font-size="16pt" fo:font-style="normal" style:text-underline-style="none" fo:font-weight="normal" fo:background-color="transparent" style:font-name-asian="Arial" style:font-family-asian="Arial" style:font-size-asian="16pt" style:font-style-asian="normal" style:font-weight-asian="normal" style:font-name-complex="Arial" style:font-family-complex="Arial" style:font-size-complex="16pt" style:font-style-complex="normal" style:font-weight-complex="normal"/>
    </style:style>
    <style:style style:name="Heading_20__23_1" style:display-name="Heading #1" style:family="paragraph" style:master-page-name="">
      <loext:graphic-properties draw:fill="none" draw:fill-color="#729fcf"/>
      <style:paragraph-properties fo:text-align="center" style:justify-single-word="false" style:page-number="auto" fo:background-color="transparent"/>
      <style:text-properties style:text-line-through-style="none" style:text-line-through-type="none" style:font-name="Arial" fo:font-family="Arial" fo:font-size="30pt" fo:font-style="normal" style:text-underline-style="none" fo:font-weight="normal" fo:background-color="transparent" style:font-name-asian="Arial" style:font-family-asian="Arial" style:font-size-asian="30pt" style:font-style-asian="normal" style:font-weight-asian="normal" style:font-name-complex="Arial" style:font-family-complex="Arial" style:font-size-complex="30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Times New Roman1" fo:font-family="'Times New Roman'" style:font-style-name="Normal"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139in" fo:margin-bottom="0.0835in" loext:contextual-spacing="false" fo:text-align="center" style:justify-single-word="false" style:page-number="auto">
        <style:tab-stops/>
      </style:paragraph-properties>
      <style:text-properties style:font-name="Akzidenz-Grotesk Pro" fo:font-family="'Akzidenz-Grotesk Pro'" style:font-pitch="variable" fo:font-size="115%" fo:font-weight="900"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text-align="center" style:justify-single-word="false"/>
      <style:text-properties fo:font-size="101%" fo:font-weight="bold" style:font-size-asian="101%" style:font-weight-asian="bold" style:font-size-complex="101%" style:font-weight-complex="bold"/>
    </style:style>
    <style:style style:name="CharStyle60" style:family="text">
      <style:text-properties fo:color="#000000" style:text-position="0% 100%" style:font-name="Arial" fo:font-family="Arial" fo:font-size="7.5pt" fo:letter-spacing="normal" fo:language="eo" fo:country="none" fo:font-weight="bold" style:font-name-asian="Arial" style:font-family-asian="Arial" style:font-size-asian="7.5pt" style:language-asian="eo" style:country-asian="none" style:font-weight-asian="bold" style:font-name-complex="Arial" style:font-family-complex="Arial" style:font-size-complex="7.5pt" style:language-complex="eo" style:country-complex="none" style:font-weight-complex="bold" style:text-scale="100%"/>
    </style:style>
    <style:style style:name="CharStyle81" style:family="text">
      <style:text-properties fo:color="#000000" style:text-position="0% 100%" fo:font-size="10pt" fo:letter-spacing="normal" fo:language="eo" fo:country="none" fo:font-weight="bold" fo:background-color="#ffffff" style:font-size-asian="10pt" style:language-asian="eo" style:country-asian="none" style:font-weight-asian="bold" style:font-size-complex="10pt" style:language-complex="eo" style:country-complex="none" style:font-weight-complex="bold" style:text-scale="100%"/>
    </style:style>
    <style:style style:name="CharStyle95" style:family="text">
      <style:text-properties fo:color="#000000" style:text-position="0% 100%" fo:letter-spacing="normal" fo:language="eo" fo:country="none" fo:font-weight="bold" fo:background-color="#ffffff" style:language-asian="eo" style:country-asian="none" style:font-weight-asian="bold" style:language-complex="eo" style:country-complex="none" style:font-weight-complex="bold" style:text-scale="100%"/>
    </style:style>
    <style:style style:name="CharStyle96" style:family="text">
      <style:text-properties fo:color="#000000" style:text-position="0% 100%" fo:letter-spacing="normal" fo:language="eo" fo:country="none" fo:background-color="#ffffff" style:language-asian="eo" style:country-asian="none" style:language-complex="eo" style:country-complex="none" style:text-scale="100%"/>
    </style:style>
    <style:style style:name="FootnoteNumberInBody" style:family="text">
      <style:text-properties fo:color="#000000" style:text-line-through-style="none" style:text-line-through-type="none" style:text-position="0% 100%" style:font-name="Times New Roman" fo:font-family="'Times New Roman'" fo:font-size="7.5pt" fo:letter-spacing="normal" fo:language="eo" fo:country="none" fo:font-style="normal" style:text-underline-style="none" fo:font-weight="bold" style:font-name-asian="Times New Roman" style:font-family-asian="'Times New Roman'" style:font-size-asian="7.5pt" style:language-asian="eo" style:country-asian="none" style:font-style-asian="normal" style:font-weight-asian="bold" style:font-name-complex="Times New Roman" style:font-family-complex="'Times New Roman'" style:font-size-complex="7.5pt" style:language-complex="eo" style:country-complex="none" style:font-style-complex="normal" style:font-weight-complex="bold" style:text-scale="100%"/>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NumberInBody"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2.5693in" fo:margin-left="0in" fo:margin-right="0in" fo:margin-bottom="0in"/>
      </style:header-style>
      <style:footer-style>
        <style:header-footer-properties fo:min-height="2.5709in" fo:margin-left="0in" fo:margin-right="0in" fo:margin-top="2.5709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PageStyle114" style:page-layout-name="Mpm2">
      <style:header>
        <text:p text:style-name="MP1"/>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Holy Quran with Esperanto translation</dc:title>
    <dc:subject/>
    <meta:initial-creator>www.alislam.org</meta:initial-creator>
    <meta:keyword/>
    <dc:date>2020-07-26T16:33:18.678718672</dc:date>
    <meta:editing-duration>PT14H46M7S</meta:editing-duration>
    <meta:editing-cycles>17</meta:editing-cycles>
    <meta:generator>LibreOffice/6.2.8.2$Linux_X86_64 LibreOffice_project/20$Build-2</meta:generator>
    <dc:creator>Žāle Mottahedin</dc:creator>
    <meta:document-statistic meta:table-count="4" meta:image-count="0" meta:object-count="0" meta:page-count="22" meta:paragraph-count="925" meta:word-count="8976" meta:character-count="51917" meta:non-whitespace-character-count="43538"/>
  </office:meta>
</office:document-meta>
</file>